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4.044cm" style:rel-column-width="54138*"/>
    </style:style>
    <style:style style:name="Table1.B" style:family="table-column">
      <style:table-column-properties style:column-width="2.956cm" style:rel-column-width="11397*"/>
    </style:style>
    <style:style style:name="Table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 style:family="table">
      <style:table-properties style:width="15.889cm" style:rel-width="94%" table:align="center"/>
    </style:style>
    <style:style style:name="Table2.A" style:family="table-column">
      <style:table-column-properties style:column-width="15.584cm" style:rel-column-width="60418*"/>
    </style:style>
    <style:style style:name="Table2.B" style:family="table-column">
      <style:table-column-properties style:column-width="0.305cm" style:rel-column-width="1184*"/>
    </style:style>
    <style:style style:name="Table2.A1" style:family="table-cell">
      <style:table-cell-properties style:vertical-align="middle" fo:padding="0.049cm" fo:border="none"/>
    </style:style>
    <style:style style:name="Table2.B1" style:family="table-cell">
      <style:table-cell-properties fo:padding="0.049cm" fo:border="none"/>
    </style:style>
    <style:style style:name="Table3" style:family="table">
      <style:table-properties style:width="15.483cm" style:rel-width="100%" table:align="left"/>
    </style:style>
    <style:style style:name="Table3.A" style:family="table-column">
      <style:table-column-properties style:column-width="15.483cm" style:rel-column-width="65535*"/>
    </style:style>
    <style:style style:name="Table3.A1" style:family="table-cell">
      <style:table-cell-properties style:vertical-align="middle" fo:padding="0.049cm" fo:border="none"/>
    </style:style>
    <style:style style:name="Table4" style:family="table">
      <style:table-properties style:width="8.911cm" table:align="left"/>
    </style:style>
    <style:style style:name="Table4.A" style:family="table-column">
      <style:table-column-properties style:column-width="2.415cm"/>
    </style:style>
    <style:style style:name="Table4.B" style:family="table-column">
      <style:table-column-properties style:column-width="2.69cm"/>
    </style:style>
    <style:style style:name="Table4.C" style:family="table-column">
      <style:table-column-properties style:column-width="1.547cm"/>
    </style:style>
    <style:style style:name="Table4.D" style:family="table-column">
      <style:table-column-properties style:column-width="2.26cm"/>
    </style:style>
    <style:style style:name="Table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 style:family="table">
      <style:table-properties style:width="15.483cm" style:rel-width="100%" table:align="left"/>
    </style:style>
    <style:style style:name="Table5.A" style:family="table-column">
      <style:table-column-properties style:column-width="1.326cm" style:rel-column-width="5614*"/>
    </style:style>
    <style:style style:name="Table5.B" style:family="table-column">
      <style:table-column-properties style:column-width="7.064cm" style:rel-column-width="29900*"/>
    </style:style>
    <style:style style:name="Table5.C" style:family="table-column">
      <style:table-column-properties style:column-width="7.093cm" style:rel-column-width="30021*"/>
    </style:style>
    <style:style style:name="Table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5.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 style:family="table">
      <style:table-properties style:width="15.483cm" style:rel-width="100%" table:align="left"/>
    </style:style>
    <style:style style:name="Table6.A" style:family="table-column">
      <style:table-column-properties style:column-width="4.239cm" style:rel-column-width="17937*"/>
    </style:style>
    <style:style style:name="Table6.B" style:family="table-column">
      <style:table-column-properties style:column-width="5.406cm" style:rel-column-width="22884*"/>
    </style:style>
    <style:style style:name="Table6.C" style:family="table-column">
      <style:table-column-properties style:column-width="5.838cm" style:rel-column-width="24713*"/>
    </style:style>
    <style:style style:name="Table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 style:family="table">
      <style:table-properties style:width="16.902cm" style:rel-width="100%" table:align="left" fo:background-color="#808080">
        <style:background-image/>
      </style:table-properties>
    </style:style>
    <style:style style:name="Table7.A" style:family="table-column">
      <style:table-column-properties style:column-width="16.902cm" style:rel-column-width="65535*"/>
    </style:style>
    <style:style style:name="Table7.A1" style:family="table-cell">
      <style:table-cell-properties style:vertical-align="middle" fo:padding="0.049cm" fo:border="none"/>
    </style:style>
    <style:style style:name="Table2" style:family="table">
      <style:table-properties style:width="15.889cm" style:rel-width="94%" table:align="center"/>
    </style:style>
    <style:style style:name="Table2.A" style:family="table-column">
      <style:table-column-properties style:column-width="15.584cm" style:rel-column-width="60418*"/>
    </style:style>
    <style:style style:name="Table2.B" style:family="table-column">
      <style:table-column-properties style:column-width="0.305cm" style:rel-column-width="1184*"/>
    </style:style>
    <style:style style:name="Table2.A1" style:family="table-cell">
      <style:table-cell-properties style:vertical-align="middle" fo:padding="0.049cm" fo:border="none"/>
    </style:style>
    <style:style style:name="Table2.B1" style:family="table-cell">
      <style:table-cell-properties fo:padding="0.049cm" fo:border="none"/>
    </style:style>
    <style:style style:name="Table3" style:family="table">
      <style:table-properties style:width="15.483cm" style:rel-width="100%" table:align="left"/>
    </style:style>
    <style:style style:name="Table3.A" style:family="table-column">
      <style:table-column-properties style:column-width="15.483cm" style:rel-column-width="65535*"/>
    </style:style>
    <style:style style:name="Table3.A1" style:family="table-cell">
      <style:table-cell-properties style:vertical-align="middle" fo:padding="0.049cm" fo:border="none"/>
    </style:style>
    <style:style style:name="Table4" style:family="table">
      <style:table-properties style:width="8.911cm" table:align="left"/>
    </style:style>
    <style:style style:name="Table4.A" style:family="table-column">
      <style:table-column-properties style:column-width="2.415cm"/>
    </style:style>
    <style:style style:name="Table4.B" style:family="table-column">
      <style:table-column-properties style:column-width="2.69cm"/>
    </style:style>
    <style:style style:name="Table4.C" style:family="table-column">
      <style:table-column-properties style:column-width="1.547cm"/>
    </style:style>
    <style:style style:name="Table4.D" style:family="table-column">
      <style:table-column-properties style:column-width="2.26cm"/>
    </style:style>
    <style:style style:name="Table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 style:family="table">
      <style:table-properties style:width="15.483cm" style:rel-width="100%" table:align="left"/>
    </style:style>
    <style:style style:name="Table5.A" style:family="table-column">
      <style:table-column-properties style:column-width="1.326cm" style:rel-column-width="5614*"/>
    </style:style>
    <style:style style:name="Table5.B" style:family="table-column">
      <style:table-column-properties style:column-width="7.064cm" style:rel-column-width="29900*"/>
    </style:style>
    <style:style style:name="Table5.C" style:family="table-column">
      <style:table-column-properties style:column-width="7.093cm" style:rel-column-width="30021*"/>
    </style:style>
    <style:style style:name="Table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5.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 style:family="table">
      <style:table-properties style:width="15.483cm" style:rel-width="100%" table:align="left"/>
    </style:style>
    <style:style style:name="Table6.A" style:family="table-column">
      <style:table-column-properties style:column-width="4.239cm" style:rel-column-width="17937*"/>
    </style:style>
    <style:style style:name="Table6.B" style:family="table-column">
      <style:table-column-properties style:column-width="5.406cm" style:rel-column-width="22884*"/>
    </style:style>
    <style:style style:name="Table6.C" style:family="table-column">
      <style:table-column-properties style:column-width="5.838cm" style:rel-column-width="24713*"/>
    </style:style>
    <style:style style:name="Table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 style:family="table">
      <style:table-properties style:width="15.483cm" style:rel-width="100%" table:align="left"/>
    </style:style>
    <style:style style:name="Table3.A" style:family="table-column">
      <style:table-column-properties style:column-width="15.483cm" style:rel-column-width="65535*"/>
    </style:style>
    <style:style style:name="Table3.A1" style:family="table-cell">
      <style:table-cell-properties style:vertical-align="middle" fo:padding="0.049cm" fo:border="none"/>
    </style:style>
    <style:style style:name="Table4" style:family="table">
      <style:table-properties style:width="8.911cm" table:align="left"/>
    </style:style>
    <style:style style:name="Table4.A" style:family="table-column">
      <style:table-column-properties style:column-width="2.415cm"/>
    </style:style>
    <style:style style:name="Table4.B" style:family="table-column">
      <style:table-column-properties style:column-width="2.69cm"/>
    </style:style>
    <style:style style:name="Table4.C" style:family="table-column">
      <style:table-column-properties style:column-width="1.547cm"/>
    </style:style>
    <style:style style:name="Table4.D" style:family="table-column">
      <style:table-column-properties style:column-width="2.26cm"/>
    </style:style>
    <style:style style:name="Table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 style:family="table">
      <style:table-properties style:width="8.911cm" table:align="left"/>
    </style:style>
    <style:style style:name="Table4.A" style:family="table-column">
      <style:table-column-properties style:column-width="2.415cm"/>
    </style:style>
    <style:style style:name="Table4.B" style:family="table-column">
      <style:table-column-properties style:column-width="2.69cm"/>
    </style:style>
    <style:style style:name="Table4.C" style:family="table-column">
      <style:table-column-properties style:column-width="1.547cm"/>
    </style:style>
    <style:style style:name="Table4.D" style:family="table-column">
      <style:table-column-properties style:column-width="2.26cm"/>
    </style:style>
    <style:style style:name="Table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 style:family="table">
      <style:table-properties style:width="15.483cm" style:rel-width="100%" table:align="left"/>
    </style:style>
    <style:style style:name="Table5.A" style:family="table-column">
      <style:table-column-properties style:column-width="1.326cm" style:rel-column-width="5614*"/>
    </style:style>
    <style:style style:name="Table5.B" style:family="table-column">
      <style:table-column-properties style:column-width="7.064cm" style:rel-column-width="29900*"/>
    </style:style>
    <style:style style:name="Table5.C" style:family="table-column">
      <style:table-column-properties style:column-width="7.093cm" style:rel-column-width="30021*"/>
    </style:style>
    <style:style style:name="Table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5.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 style:family="table">
      <style:table-properties style:width="15.483cm" style:rel-width="100%" table:align="left"/>
    </style:style>
    <style:style style:name="Table6.A" style:family="table-column">
      <style:table-column-properties style:column-width="4.239cm" style:rel-column-width="17937*"/>
    </style:style>
    <style:style style:name="Table6.B" style:family="table-column">
      <style:table-column-properties style:column-width="5.406cm" style:rel-column-width="22884*"/>
    </style:style>
    <style:style style:name="Table6.C" style:family="table-column">
      <style:table-column-properties style:column-width="5.838cm" style:rel-column-width="24713*"/>
    </style:style>
    <style:style style:name="Table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 style:family="table">
      <style:table-properties style:width="16.902cm" style:rel-width="100%" table:align="left" fo:background-color="#808080">
        <style:background-image/>
      </style:table-properties>
    </style:style>
    <style:style style:name="Table7.A" style:family="table-column">
      <style:table-column-properties style:column-width="16.902cm" style:rel-column-width="65535*"/>
    </style:style>
    <style:style style:name="Table7.A1" style:family="table-cell">
      <style:table-cell-properties style:vertical-align="middle" fo:padding="0.049cm" fo:border="none"/>
    </style:style>
    <style:style style:name="Table8" style:family="table">
      <style:table-properties style:width="17cm" style:rel-width="100%" table:align="left"/>
    </style:style>
    <style:style style:name="Table8.A" style:family="table-column">
      <style:table-column-properties style:column-width="13.795cm" style:rel-column-width="53180*"/>
    </style:style>
    <style:style style:name="Table8.B" style:family="table-column">
      <style:table-column-properties style:column-width="3.205cm" style:rel-column-width="12355*"/>
    </style:style>
    <style:style style:name="Table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8.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9" style:family="table">
      <style:table-properties style:width="15.889cm" style:rel-width="94%" table:align="center"/>
    </style:style>
    <style:style style:name="Table9.A" style:family="table-column">
      <style:table-column-properties style:column-width="15.563cm" style:rel-column-width="60336*"/>
    </style:style>
    <style:style style:name="Table9.B" style:family="table-column">
      <style:table-column-properties style:column-width="0.326cm" style:rel-column-width="1266*"/>
    </style:style>
    <style:style style:name="Table9.A1" style:family="table-cell">
      <style:table-cell-properties style:vertical-align="middle" fo:padding="0.049cm" fo:border="none"/>
    </style:style>
    <style:style style:name="Table9.B1" style:family="table-cell">
      <style:table-cell-properties fo:padding="0.049cm" fo:border="none"/>
    </style:style>
    <style:style style:name="Table10" style:family="table">
      <style:table-properties style:width="15.462cm" style:rel-width="100%" table:align="left"/>
    </style:style>
    <style:style style:name="Table10.A" style:family="table-column">
      <style:table-column-properties style:column-width="15.462cm" style:rel-column-width="65535*"/>
    </style:style>
    <style:style style:name="Table10.A1" style:family="table-cell">
      <style:table-cell-properties style:vertical-align="middle" fo:padding="0.049cm" fo:border="none"/>
    </style:style>
    <style:style style:name="Table11" style:family="table">
      <style:table-properties style:width="8.911cm" table:align="left"/>
    </style:style>
    <style:style style:name="Table11.A" style:family="table-column">
      <style:table-column-properties style:column-width="2.415cm"/>
    </style:style>
    <style:style style:name="Table11.B" style:family="table-column">
      <style:table-column-properties style:column-width="2.69cm"/>
    </style:style>
    <style:style style:name="Table11.C" style:family="table-column">
      <style:table-column-properties style:column-width="1.547cm"/>
    </style:style>
    <style:style style:name="Table11.D" style:family="table-column">
      <style:table-column-properties style:column-width="2.26cm"/>
    </style:style>
    <style:style style:name="Table1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2" style:family="table">
      <style:table-properties style:width="15.462cm" style:rel-width="100%" table:align="left"/>
    </style:style>
    <style:style style:name="Table12.A" style:family="table-column">
      <style:table-column-properties style:column-width="1.326cm" style:rel-column-width="5621*"/>
    </style:style>
    <style:style style:name="Table12.B" style:family="table-column">
      <style:table-column-properties style:column-width="7.054cm" style:rel-column-width="29896*"/>
    </style:style>
    <style:style style:name="Table12.C" style:family="table-column">
      <style:table-column-properties style:column-width="7.082cm" style:rel-column-width="30018*"/>
    </style:style>
    <style:style style:name="Table1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2.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2.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2.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2.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3" style:family="table">
      <style:table-properties style:width="15.462cm" style:rel-width="100%" table:align="left"/>
    </style:style>
    <style:style style:name="Table13.A" style:family="table-column">
      <style:table-column-properties style:column-width="5.592cm" style:rel-column-width="23696*"/>
    </style:style>
    <style:style style:name="Table13.B" style:family="table-column">
      <style:table-column-properties style:column-width="7.133cm" style:rel-column-width="30232*"/>
    </style:style>
    <style:style style:name="Table13.C" style:family="table-column">
      <style:table-column-properties style:column-width="2.738cm" style:rel-column-width="11605*"/>
    </style:style>
    <style:style style:name="Table1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4" style:family="table">
      <style:table-properties style:width="16.902cm" style:rel-width="100%" table:align="left" fo:background-color="#808080">
        <style:background-image/>
      </style:table-properties>
    </style:style>
    <style:style style:name="Table14.A" style:family="table-column">
      <style:table-column-properties style:column-width="16.902cm" style:rel-column-width="65535*"/>
    </style:style>
    <style:style style:name="Table14.A1" style:family="table-cell">
      <style:table-cell-properties style:vertical-align="middle" fo:padding="0.049cm" fo:border="none"/>
    </style:style>
    <style:style style:name="Table9" style:family="table">
      <style:table-properties style:width="15.889cm" style:rel-width="94%" table:align="center"/>
    </style:style>
    <style:style style:name="Table9.A" style:family="table-column">
      <style:table-column-properties style:column-width="15.563cm" style:rel-column-width="60336*"/>
    </style:style>
    <style:style style:name="Table9.B" style:family="table-column">
      <style:table-column-properties style:column-width="0.326cm" style:rel-column-width="1266*"/>
    </style:style>
    <style:style style:name="Table9.A1" style:family="table-cell">
      <style:table-cell-properties style:vertical-align="middle" fo:padding="0.049cm" fo:border="none"/>
    </style:style>
    <style:style style:name="Table9.B1" style:family="table-cell">
      <style:table-cell-properties fo:padding="0.049cm" fo:border="none"/>
    </style:style>
    <style:style style:name="Table10" style:family="table">
      <style:table-properties style:width="15.462cm" style:rel-width="100%" table:align="left"/>
    </style:style>
    <style:style style:name="Table10.A" style:family="table-column">
      <style:table-column-properties style:column-width="15.462cm" style:rel-column-width="65535*"/>
    </style:style>
    <style:style style:name="Table10.A1" style:family="table-cell">
      <style:table-cell-properties style:vertical-align="middle" fo:padding="0.049cm" fo:border="none"/>
    </style:style>
    <style:style style:name="Table11" style:family="table">
      <style:table-properties style:width="8.911cm" table:align="left"/>
    </style:style>
    <style:style style:name="Table11.A" style:family="table-column">
      <style:table-column-properties style:column-width="2.415cm"/>
    </style:style>
    <style:style style:name="Table11.B" style:family="table-column">
      <style:table-column-properties style:column-width="2.69cm"/>
    </style:style>
    <style:style style:name="Table11.C" style:family="table-column">
      <style:table-column-properties style:column-width="1.547cm"/>
    </style:style>
    <style:style style:name="Table11.D" style:family="table-column">
      <style:table-column-properties style:column-width="2.26cm"/>
    </style:style>
    <style:style style:name="Table1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2" style:family="table">
      <style:table-properties style:width="15.462cm" style:rel-width="100%" table:align="left"/>
    </style:style>
    <style:style style:name="Table12.A" style:family="table-column">
      <style:table-column-properties style:column-width="1.326cm" style:rel-column-width="5621*"/>
    </style:style>
    <style:style style:name="Table12.B" style:family="table-column">
      <style:table-column-properties style:column-width="7.054cm" style:rel-column-width="29896*"/>
    </style:style>
    <style:style style:name="Table12.C" style:family="table-column">
      <style:table-column-properties style:column-width="7.082cm" style:rel-column-width="30018*"/>
    </style:style>
    <style:style style:name="Table1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2.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2.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2.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2.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3" style:family="table">
      <style:table-properties style:width="15.462cm" style:rel-width="100%" table:align="left"/>
    </style:style>
    <style:style style:name="Table13.A" style:family="table-column">
      <style:table-column-properties style:column-width="5.592cm" style:rel-column-width="23696*"/>
    </style:style>
    <style:style style:name="Table13.B" style:family="table-column">
      <style:table-column-properties style:column-width="7.133cm" style:rel-column-width="30232*"/>
    </style:style>
    <style:style style:name="Table13.C" style:family="table-column">
      <style:table-column-properties style:column-width="2.738cm" style:rel-column-width="11605*"/>
    </style:style>
    <style:style style:name="Table1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0" style:family="table">
      <style:table-properties style:width="15.462cm" style:rel-width="100%" table:align="left"/>
    </style:style>
    <style:style style:name="Table10.A" style:family="table-column">
      <style:table-column-properties style:column-width="15.462cm" style:rel-column-width="65535*"/>
    </style:style>
    <style:style style:name="Table10.A1" style:family="table-cell">
      <style:table-cell-properties style:vertical-align="middle" fo:padding="0.049cm" fo:border="none"/>
    </style:style>
    <style:style style:name="Table11" style:family="table">
      <style:table-properties style:width="8.911cm" table:align="left"/>
    </style:style>
    <style:style style:name="Table11.A" style:family="table-column">
      <style:table-column-properties style:column-width="2.415cm"/>
    </style:style>
    <style:style style:name="Table11.B" style:family="table-column">
      <style:table-column-properties style:column-width="2.69cm"/>
    </style:style>
    <style:style style:name="Table11.C" style:family="table-column">
      <style:table-column-properties style:column-width="1.547cm"/>
    </style:style>
    <style:style style:name="Table11.D" style:family="table-column">
      <style:table-column-properties style:column-width="2.26cm"/>
    </style:style>
    <style:style style:name="Table1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1" style:family="table">
      <style:table-properties style:width="8.911cm" table:align="left"/>
    </style:style>
    <style:style style:name="Table11.A" style:family="table-column">
      <style:table-column-properties style:column-width="2.415cm"/>
    </style:style>
    <style:style style:name="Table11.B" style:family="table-column">
      <style:table-column-properties style:column-width="2.69cm"/>
    </style:style>
    <style:style style:name="Table11.C" style:family="table-column">
      <style:table-column-properties style:column-width="1.547cm"/>
    </style:style>
    <style:style style:name="Table11.D" style:family="table-column">
      <style:table-column-properties style:column-width="2.26cm"/>
    </style:style>
    <style:style style:name="Table1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2" style:family="table">
      <style:table-properties style:width="15.462cm" style:rel-width="100%" table:align="left"/>
    </style:style>
    <style:style style:name="Table12.A" style:family="table-column">
      <style:table-column-properties style:column-width="1.326cm" style:rel-column-width="5621*"/>
    </style:style>
    <style:style style:name="Table12.B" style:family="table-column">
      <style:table-column-properties style:column-width="7.054cm" style:rel-column-width="29896*"/>
    </style:style>
    <style:style style:name="Table12.C" style:family="table-column">
      <style:table-column-properties style:column-width="7.082cm" style:rel-column-width="30018*"/>
    </style:style>
    <style:style style:name="Table1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2.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2.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2.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2.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3" style:family="table">
      <style:table-properties style:width="15.462cm" style:rel-width="100%" table:align="left"/>
    </style:style>
    <style:style style:name="Table13.A" style:family="table-column">
      <style:table-column-properties style:column-width="5.592cm" style:rel-column-width="23696*"/>
    </style:style>
    <style:style style:name="Table13.B" style:family="table-column">
      <style:table-column-properties style:column-width="7.133cm" style:rel-column-width="30232*"/>
    </style:style>
    <style:style style:name="Table13.C" style:family="table-column">
      <style:table-column-properties style:column-width="2.738cm" style:rel-column-width="11605*"/>
    </style:style>
    <style:style style:name="Table1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4" style:family="table">
      <style:table-properties style:width="16.902cm" style:rel-width="100%" table:align="left" fo:background-color="#808080">
        <style:background-image/>
      </style:table-properties>
    </style:style>
    <style:style style:name="Table14.A" style:family="table-column">
      <style:table-column-properties style:column-width="16.902cm" style:rel-column-width="65535*"/>
    </style:style>
    <style:style style:name="Table14.A1" style:family="table-cell">
      <style:table-cell-properties style:vertical-align="middle" fo:padding="0.049cm" fo:border="none"/>
    </style:style>
    <style:style style:name="Table15" style:family="table">
      <style:table-properties style:width="17cm" style:rel-width="100%" table:align="left"/>
    </style:style>
    <style:style style:name="Table15.A" style:family="table-column">
      <style:table-column-properties style:column-width="13.972cm" style:rel-column-width="53860*"/>
    </style:style>
    <style:style style:name="Table15.B" style:family="table-column">
      <style:table-column-properties style:column-width="3.029cm" style:rel-column-width="11675*"/>
    </style:style>
    <style:style style:name="Table1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5.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5.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5.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6" style:family="table">
      <style:table-properties style:width="15.889cm" style:rel-width="94%" table:align="center"/>
    </style:style>
    <style:style style:name="Table16.A" style:family="table-column">
      <style:table-column-properties style:column-width="15.577cm" style:rel-column-width="60391*"/>
    </style:style>
    <style:style style:name="Table16.B" style:family="table-column">
      <style:table-column-properties style:column-width="0.312cm" style:rel-column-width="1211*"/>
    </style:style>
    <style:style style:name="Table16.A1" style:family="table-cell">
      <style:table-cell-properties style:vertical-align="middle" fo:padding="0.049cm" fo:border="none"/>
    </style:style>
    <style:style style:name="Table16.B1" style:family="table-cell">
      <style:table-cell-properties fo:padding="0.049cm" fo:border="none"/>
    </style:style>
    <style:style style:name="Table17" style:family="table">
      <style:table-properties style:width="15.476cm" style:rel-width="100%" table:align="left"/>
    </style:style>
    <style:style style:name="Table17.A" style:family="table-column">
      <style:table-column-properties style:column-width="15.476cm" style:rel-column-width="65535*"/>
    </style:style>
    <style:style style:name="Table17.A1" style:family="table-cell">
      <style:table-cell-properties style:vertical-align="middle" fo:padding="0.049cm" fo:border="none"/>
    </style:style>
    <style:style style:name="Table18" style:family="table">
      <style:table-properties style:width="8.911cm" table:align="left"/>
    </style:style>
    <style:style style:name="Table18.A" style:family="table-column">
      <style:table-column-properties style:column-width="2.415cm"/>
    </style:style>
    <style:style style:name="Table18.B" style:family="table-column">
      <style:table-column-properties style:column-width="2.69cm"/>
    </style:style>
    <style:style style:name="Table18.C" style:family="table-column">
      <style:table-column-properties style:column-width="1.547cm"/>
    </style:style>
    <style:style style:name="Table18.D" style:family="table-column">
      <style:table-column-properties style:column-width="2.26cm"/>
    </style:style>
    <style:style style:name="Table1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8.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8.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9" style:family="table">
      <style:table-properties style:width="15.476cm" style:rel-width="100%" table:align="left"/>
    </style:style>
    <style:style style:name="Table19.A" style:family="table-column">
      <style:table-column-properties style:column-width="1.326cm" style:rel-column-width="5616*"/>
    </style:style>
    <style:style style:name="Table19.B" style:family="table-column">
      <style:table-column-properties style:column-width="7.061cm" style:rel-column-width="29899*"/>
    </style:style>
    <style:style style:name="Table19.C" style:family="table-column">
      <style:table-column-properties style:column-width="7.089cm" style:rel-column-width="30020*"/>
    </style:style>
    <style:style style:name="Table1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9.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9.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9.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9.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0" style:family="table">
      <style:table-properties style:width="15.476cm" style:rel-width="100%" table:align="left"/>
    </style:style>
    <style:style style:name="Table20.A" style:family="table-column">
      <style:table-column-properties style:column-width="4.507cm" style:rel-column-width="19086*"/>
    </style:style>
    <style:style style:name="Table20.B" style:family="table-column">
      <style:table-column-properties style:column-width="5.75cm" style:rel-column-width="24351*"/>
    </style:style>
    <style:style style:name="Table20.C" style:family="table-column">
      <style:table-column-properties style:column-width="5.218cm" style:rel-column-width="22097*"/>
    </style:style>
    <style:style style:name="Table2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0.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0.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1" style:family="table">
      <style:table-properties style:width="16.902cm" style:rel-width="100%" table:align="left" fo:background-color="#808080">
        <style:background-image/>
      </style:table-properties>
    </style:style>
    <style:style style:name="Table21.A" style:family="table-column">
      <style:table-column-properties style:column-width="16.902cm" style:rel-column-width="65535*"/>
    </style:style>
    <style:style style:name="Table21.A1" style:family="table-cell">
      <style:table-cell-properties style:vertical-align="middle" fo:padding="0.049cm" fo:border="none"/>
    </style:style>
    <style:style style:name="Table16" style:family="table">
      <style:table-properties style:width="15.889cm" style:rel-width="94%" table:align="center"/>
    </style:style>
    <style:style style:name="Table16.A" style:family="table-column">
      <style:table-column-properties style:column-width="15.577cm" style:rel-column-width="60391*"/>
    </style:style>
    <style:style style:name="Table16.B" style:family="table-column">
      <style:table-column-properties style:column-width="0.312cm" style:rel-column-width="1211*"/>
    </style:style>
    <style:style style:name="Table16.A1" style:family="table-cell">
      <style:table-cell-properties style:vertical-align="middle" fo:padding="0.049cm" fo:border="none"/>
    </style:style>
    <style:style style:name="Table16.B1" style:family="table-cell">
      <style:table-cell-properties fo:padding="0.049cm" fo:border="none"/>
    </style:style>
    <style:style style:name="Table17" style:family="table">
      <style:table-properties style:width="15.476cm" style:rel-width="100%" table:align="left"/>
    </style:style>
    <style:style style:name="Table17.A" style:family="table-column">
      <style:table-column-properties style:column-width="15.476cm" style:rel-column-width="65535*"/>
    </style:style>
    <style:style style:name="Table17.A1" style:family="table-cell">
      <style:table-cell-properties style:vertical-align="middle" fo:padding="0.049cm" fo:border="none"/>
    </style:style>
    <style:style style:name="Table18" style:family="table">
      <style:table-properties style:width="8.911cm" table:align="left"/>
    </style:style>
    <style:style style:name="Table18.A" style:family="table-column">
      <style:table-column-properties style:column-width="2.415cm"/>
    </style:style>
    <style:style style:name="Table18.B" style:family="table-column">
      <style:table-column-properties style:column-width="2.69cm"/>
    </style:style>
    <style:style style:name="Table18.C" style:family="table-column">
      <style:table-column-properties style:column-width="1.547cm"/>
    </style:style>
    <style:style style:name="Table18.D" style:family="table-column">
      <style:table-column-properties style:column-width="2.26cm"/>
    </style:style>
    <style:style style:name="Table1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8.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8.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9" style:family="table">
      <style:table-properties style:width="15.476cm" style:rel-width="100%" table:align="left"/>
    </style:style>
    <style:style style:name="Table19.A" style:family="table-column">
      <style:table-column-properties style:column-width="1.326cm" style:rel-column-width="5616*"/>
    </style:style>
    <style:style style:name="Table19.B" style:family="table-column">
      <style:table-column-properties style:column-width="7.061cm" style:rel-column-width="29899*"/>
    </style:style>
    <style:style style:name="Table19.C" style:family="table-column">
      <style:table-column-properties style:column-width="7.089cm" style:rel-column-width="30020*"/>
    </style:style>
    <style:style style:name="Table1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9.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9.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9.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9.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0" style:family="table">
      <style:table-properties style:width="15.476cm" style:rel-width="100%" table:align="left"/>
    </style:style>
    <style:style style:name="Table20.A" style:family="table-column">
      <style:table-column-properties style:column-width="4.507cm" style:rel-column-width="19086*"/>
    </style:style>
    <style:style style:name="Table20.B" style:family="table-column">
      <style:table-column-properties style:column-width="5.75cm" style:rel-column-width="24351*"/>
    </style:style>
    <style:style style:name="Table20.C" style:family="table-column">
      <style:table-column-properties style:column-width="5.218cm" style:rel-column-width="22097*"/>
    </style:style>
    <style:style style:name="Table2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0.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0.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7" style:family="table">
      <style:table-properties style:width="15.476cm" style:rel-width="100%" table:align="left"/>
    </style:style>
    <style:style style:name="Table17.A" style:family="table-column">
      <style:table-column-properties style:column-width="15.476cm" style:rel-column-width="65535*"/>
    </style:style>
    <style:style style:name="Table17.A1" style:family="table-cell">
      <style:table-cell-properties style:vertical-align="middle" fo:padding="0.049cm" fo:border="none"/>
    </style:style>
    <style:style style:name="Table18" style:family="table">
      <style:table-properties style:width="8.911cm" table:align="left"/>
    </style:style>
    <style:style style:name="Table18.A" style:family="table-column">
      <style:table-column-properties style:column-width="2.415cm"/>
    </style:style>
    <style:style style:name="Table18.B" style:family="table-column">
      <style:table-column-properties style:column-width="2.69cm"/>
    </style:style>
    <style:style style:name="Table18.C" style:family="table-column">
      <style:table-column-properties style:column-width="1.547cm"/>
    </style:style>
    <style:style style:name="Table18.D" style:family="table-column">
      <style:table-column-properties style:column-width="2.26cm"/>
    </style:style>
    <style:style style:name="Table1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8.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8.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8" style:family="table">
      <style:table-properties style:width="8.911cm" table:align="left"/>
    </style:style>
    <style:style style:name="Table18.A" style:family="table-column">
      <style:table-column-properties style:column-width="2.415cm"/>
    </style:style>
    <style:style style:name="Table18.B" style:family="table-column">
      <style:table-column-properties style:column-width="2.69cm"/>
    </style:style>
    <style:style style:name="Table18.C" style:family="table-column">
      <style:table-column-properties style:column-width="1.547cm"/>
    </style:style>
    <style:style style:name="Table18.D" style:family="table-column">
      <style:table-column-properties style:column-width="2.26cm"/>
    </style:style>
    <style:style style:name="Table1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8.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8.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9" style:family="table">
      <style:table-properties style:width="15.476cm" style:rel-width="100%" table:align="left"/>
    </style:style>
    <style:style style:name="Table19.A" style:family="table-column">
      <style:table-column-properties style:column-width="1.326cm" style:rel-column-width="5616*"/>
    </style:style>
    <style:style style:name="Table19.B" style:family="table-column">
      <style:table-column-properties style:column-width="7.061cm" style:rel-column-width="29899*"/>
    </style:style>
    <style:style style:name="Table19.C" style:family="table-column">
      <style:table-column-properties style:column-width="7.089cm" style:rel-column-width="30020*"/>
    </style:style>
    <style:style style:name="Table1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9.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9.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9.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9.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0" style:family="table">
      <style:table-properties style:width="15.476cm" style:rel-width="100%" table:align="left"/>
    </style:style>
    <style:style style:name="Table20.A" style:family="table-column">
      <style:table-column-properties style:column-width="4.507cm" style:rel-column-width="19086*"/>
    </style:style>
    <style:style style:name="Table20.B" style:family="table-column">
      <style:table-column-properties style:column-width="5.75cm" style:rel-column-width="24351*"/>
    </style:style>
    <style:style style:name="Table20.C" style:family="table-column">
      <style:table-column-properties style:column-width="5.218cm" style:rel-column-width="22097*"/>
    </style:style>
    <style:style style:name="Table2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0.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0.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1" style:family="table">
      <style:table-properties style:width="16.902cm" style:rel-width="100%" table:align="left" fo:background-color="#808080">
        <style:background-image/>
      </style:table-properties>
    </style:style>
    <style:style style:name="Table21.A" style:family="table-column">
      <style:table-column-properties style:column-width="16.902cm" style:rel-column-width="65535*"/>
    </style:style>
    <style:style style:name="Table21.A1" style:family="table-cell">
      <style:table-cell-properties style:vertical-align="middle" fo:padding="0.049cm" fo:border="none"/>
    </style:style>
    <style:style style:name="Table22" style:family="table">
      <style:table-properties style:width="17cm" style:rel-width="100%" table:align="left"/>
    </style:style>
    <style:style style:name="Table22.A" style:family="table-column">
      <style:table-column-properties style:column-width="13.829cm" style:rel-column-width="53309*"/>
    </style:style>
    <style:style style:name="Table22.B" style:family="table-column">
      <style:table-column-properties style:column-width="3.171cm" style:rel-column-width="12226*"/>
    </style:style>
    <style:style style:name="Table2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2.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2.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22.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3" style:family="table">
      <style:table-properties style:width="15.889cm" style:rel-width="94%" table:align="center"/>
    </style:style>
    <style:style style:name="Table23.A" style:family="table-column">
      <style:table-column-properties style:column-width="15.566cm" style:rel-column-width="60350*"/>
    </style:style>
    <style:style style:name="Table23.B" style:family="table-column">
      <style:table-column-properties style:column-width="0.323cm" style:rel-column-width="1252*"/>
    </style:style>
    <style:style style:name="Table23.A1" style:family="table-cell">
      <style:table-cell-properties style:vertical-align="middle" fo:padding="0.049cm" fo:border="none"/>
    </style:style>
    <style:style style:name="Table23.B1" style:family="table-cell">
      <style:table-cell-properties fo:padding="0.049cm" fo:border="none"/>
    </style:style>
    <style:style style:name="Table24" style:family="table">
      <style:table-properties style:width="15.466cm" style:rel-width="100%" table:align="left"/>
    </style:style>
    <style:style style:name="Table24.A" style:family="table-column">
      <style:table-column-properties style:column-width="15.466cm" style:rel-column-width="65535*"/>
    </style:style>
    <style:style style:name="Table24.A1" style:family="table-cell">
      <style:table-cell-properties style:vertical-align="middle" fo:padding="0.049cm" fo:border="none"/>
    </style:style>
    <style:style style:name="Table25" style:family="table">
      <style:table-properties style:width="8.911cm" table:align="left"/>
    </style:style>
    <style:style style:name="Table25.A" style:family="table-column">
      <style:table-column-properties style:column-width="2.415cm"/>
    </style:style>
    <style:style style:name="Table25.B" style:family="table-column">
      <style:table-column-properties style:column-width="2.69cm"/>
    </style:style>
    <style:style style:name="Table25.C" style:family="table-column">
      <style:table-column-properties style:column-width="1.547cm"/>
    </style:style>
    <style:style style:name="Table25.D" style:family="table-column">
      <style:table-column-properties style:column-width="2.26cm"/>
    </style:style>
    <style:style style:name="Table2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5.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5.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6" style:family="table">
      <style:table-properties style:width="15.466cm" style:rel-width="100%" table:align="left"/>
    </style:style>
    <style:style style:name="Table26.A" style:family="table-column">
      <style:table-column-properties style:column-width="1.326cm" style:rel-column-width="5620*"/>
    </style:style>
    <style:style style:name="Table26.B" style:family="table-column">
      <style:table-column-properties style:column-width="7.056cm" style:rel-column-width="29897*"/>
    </style:style>
    <style:style style:name="Table26.C" style:family="table-column">
      <style:table-column-properties style:column-width="7.084cm" style:rel-column-width="30018*"/>
    </style:style>
    <style:style style:name="Table2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6.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26.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26.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6.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7" style:family="table">
      <style:table-properties style:width="15.466cm" style:rel-width="100%" table:align="left"/>
    </style:style>
    <style:style style:name="Table27.A" style:family="table-column">
      <style:table-column-properties style:column-width="4.639cm" style:rel-column-width="19660*"/>
    </style:style>
    <style:style style:name="Table27.B" style:family="table-column">
      <style:table-column-properties style:column-width="5.92cm" style:rel-column-width="25083*"/>
    </style:style>
    <style:style style:name="Table27.C" style:family="table-column">
      <style:table-column-properties style:column-width="4.907cm" style:rel-column-width="20791*"/>
    </style:style>
    <style:style style:name="Table2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7.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7.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8" style:family="table">
      <style:table-properties style:width="16.902cm" style:rel-width="100%" table:align="left" fo:background-color="#808080">
        <style:background-image/>
      </style:table-properties>
    </style:style>
    <style:style style:name="Table28.A" style:family="table-column">
      <style:table-column-properties style:column-width="16.902cm" style:rel-column-width="65535*"/>
    </style:style>
    <style:style style:name="Table28.A1" style:family="table-cell">
      <style:table-cell-properties style:vertical-align="middle" fo:padding="0.049cm" fo:border="none"/>
    </style:style>
    <style:style style:name="Table23" style:family="table">
      <style:table-properties style:width="15.889cm" style:rel-width="94%" table:align="center"/>
    </style:style>
    <style:style style:name="Table23.A" style:family="table-column">
      <style:table-column-properties style:column-width="15.566cm" style:rel-column-width="60350*"/>
    </style:style>
    <style:style style:name="Table23.B" style:family="table-column">
      <style:table-column-properties style:column-width="0.323cm" style:rel-column-width="1252*"/>
    </style:style>
    <style:style style:name="Table23.A1" style:family="table-cell">
      <style:table-cell-properties style:vertical-align="middle" fo:padding="0.049cm" fo:border="none"/>
    </style:style>
    <style:style style:name="Table23.B1" style:family="table-cell">
      <style:table-cell-properties fo:padding="0.049cm" fo:border="none"/>
    </style:style>
    <style:style style:name="Table24" style:family="table">
      <style:table-properties style:width="15.466cm" style:rel-width="100%" table:align="left"/>
    </style:style>
    <style:style style:name="Table24.A" style:family="table-column">
      <style:table-column-properties style:column-width="15.466cm" style:rel-column-width="65535*"/>
    </style:style>
    <style:style style:name="Table24.A1" style:family="table-cell">
      <style:table-cell-properties style:vertical-align="middle" fo:padding="0.049cm" fo:border="none"/>
    </style:style>
    <style:style style:name="Table25" style:family="table">
      <style:table-properties style:width="8.911cm" table:align="left"/>
    </style:style>
    <style:style style:name="Table25.A" style:family="table-column">
      <style:table-column-properties style:column-width="2.415cm"/>
    </style:style>
    <style:style style:name="Table25.B" style:family="table-column">
      <style:table-column-properties style:column-width="2.69cm"/>
    </style:style>
    <style:style style:name="Table25.C" style:family="table-column">
      <style:table-column-properties style:column-width="1.547cm"/>
    </style:style>
    <style:style style:name="Table25.D" style:family="table-column">
      <style:table-column-properties style:column-width="2.26cm"/>
    </style:style>
    <style:style style:name="Table2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5.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5.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6" style:family="table">
      <style:table-properties style:width="15.466cm" style:rel-width="100%" table:align="left"/>
    </style:style>
    <style:style style:name="Table26.A" style:family="table-column">
      <style:table-column-properties style:column-width="1.326cm" style:rel-column-width="5620*"/>
    </style:style>
    <style:style style:name="Table26.B" style:family="table-column">
      <style:table-column-properties style:column-width="7.056cm" style:rel-column-width="29897*"/>
    </style:style>
    <style:style style:name="Table26.C" style:family="table-column">
      <style:table-column-properties style:column-width="7.084cm" style:rel-column-width="30018*"/>
    </style:style>
    <style:style style:name="Table2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6.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26.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26.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6.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7" style:family="table">
      <style:table-properties style:width="15.466cm" style:rel-width="100%" table:align="left"/>
    </style:style>
    <style:style style:name="Table27.A" style:family="table-column">
      <style:table-column-properties style:column-width="4.639cm" style:rel-column-width="19660*"/>
    </style:style>
    <style:style style:name="Table27.B" style:family="table-column">
      <style:table-column-properties style:column-width="5.92cm" style:rel-column-width="25083*"/>
    </style:style>
    <style:style style:name="Table27.C" style:family="table-column">
      <style:table-column-properties style:column-width="4.907cm" style:rel-column-width="20791*"/>
    </style:style>
    <style:style style:name="Table2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7.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7.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4" style:family="table">
      <style:table-properties style:width="15.466cm" style:rel-width="100%" table:align="left"/>
    </style:style>
    <style:style style:name="Table24.A" style:family="table-column">
      <style:table-column-properties style:column-width="15.466cm" style:rel-column-width="65535*"/>
    </style:style>
    <style:style style:name="Table24.A1" style:family="table-cell">
      <style:table-cell-properties style:vertical-align="middle" fo:padding="0.049cm" fo:border="none"/>
    </style:style>
    <style:style style:name="Table25" style:family="table">
      <style:table-properties style:width="8.911cm" table:align="left"/>
    </style:style>
    <style:style style:name="Table25.A" style:family="table-column">
      <style:table-column-properties style:column-width="2.415cm"/>
    </style:style>
    <style:style style:name="Table25.B" style:family="table-column">
      <style:table-column-properties style:column-width="2.69cm"/>
    </style:style>
    <style:style style:name="Table25.C" style:family="table-column">
      <style:table-column-properties style:column-width="1.547cm"/>
    </style:style>
    <style:style style:name="Table25.D" style:family="table-column">
      <style:table-column-properties style:column-width="2.26cm"/>
    </style:style>
    <style:style style:name="Table2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5.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5.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5" style:family="table">
      <style:table-properties style:width="8.911cm" table:align="left"/>
    </style:style>
    <style:style style:name="Table25.A" style:family="table-column">
      <style:table-column-properties style:column-width="2.415cm"/>
    </style:style>
    <style:style style:name="Table25.B" style:family="table-column">
      <style:table-column-properties style:column-width="2.69cm"/>
    </style:style>
    <style:style style:name="Table25.C" style:family="table-column">
      <style:table-column-properties style:column-width="1.547cm"/>
    </style:style>
    <style:style style:name="Table25.D" style:family="table-column">
      <style:table-column-properties style:column-width="2.26cm"/>
    </style:style>
    <style:style style:name="Table2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5.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5.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6" style:family="table">
      <style:table-properties style:width="15.466cm" style:rel-width="100%" table:align="left"/>
    </style:style>
    <style:style style:name="Table26.A" style:family="table-column">
      <style:table-column-properties style:column-width="1.326cm" style:rel-column-width="5620*"/>
    </style:style>
    <style:style style:name="Table26.B" style:family="table-column">
      <style:table-column-properties style:column-width="7.056cm" style:rel-column-width="29897*"/>
    </style:style>
    <style:style style:name="Table26.C" style:family="table-column">
      <style:table-column-properties style:column-width="7.084cm" style:rel-column-width="30018*"/>
    </style:style>
    <style:style style:name="Table2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6.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26.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26.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6.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7" style:family="table">
      <style:table-properties style:width="15.466cm" style:rel-width="100%" table:align="left"/>
    </style:style>
    <style:style style:name="Table27.A" style:family="table-column">
      <style:table-column-properties style:column-width="4.639cm" style:rel-column-width="19660*"/>
    </style:style>
    <style:style style:name="Table27.B" style:family="table-column">
      <style:table-column-properties style:column-width="5.92cm" style:rel-column-width="25083*"/>
    </style:style>
    <style:style style:name="Table27.C" style:family="table-column">
      <style:table-column-properties style:column-width="4.907cm" style:rel-column-width="20791*"/>
    </style:style>
    <style:style style:name="Table2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7.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7.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8" style:family="table">
      <style:table-properties style:width="16.902cm" style:rel-width="100%" table:align="left" fo:background-color="#808080">
        <style:background-image/>
      </style:table-properties>
    </style:style>
    <style:style style:name="Table28.A" style:family="table-column">
      <style:table-column-properties style:column-width="16.902cm" style:rel-column-width="65535*"/>
    </style:style>
    <style:style style:name="Table28.A1" style:family="table-cell">
      <style:table-cell-properties style:vertical-align="middle" fo:padding="0.049cm" fo:border="none"/>
    </style:style>
    <style:style style:name="Table29" style:family="table">
      <style:table-properties style:width="17cm" style:rel-width="100%" table:align="left"/>
    </style:style>
    <style:style style:name="Table29.A" style:family="table-column">
      <style:table-column-properties style:column-width="13.841cm" style:rel-column-width="53356*"/>
    </style:style>
    <style:style style:name="Table29.B" style:family="table-column">
      <style:table-column-properties style:column-width="3.159cm" style:rel-column-width="12179*"/>
    </style:style>
    <style:style style:name="Table2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9.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9.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29.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0" style:family="table">
      <style:table-properties style:width="15.889cm" style:rel-width="94%" table:align="center"/>
    </style:style>
    <style:style style:name="Table30.A" style:family="table-column">
      <style:table-column-properties style:column-width="15.566cm" style:rel-column-width="60350*"/>
    </style:style>
    <style:style style:name="Table30.B" style:family="table-column">
      <style:table-column-properties style:column-width="0.323cm" style:rel-column-width="1252*"/>
    </style:style>
    <style:style style:name="Table30.A1" style:family="table-cell">
      <style:table-cell-properties style:vertical-align="middle" fo:padding="0.049cm" fo:border="none"/>
    </style:style>
    <style:style style:name="Table30.B1" style:family="table-cell">
      <style:table-cell-properties fo:padding="0.049cm" fo:border="none"/>
    </style:style>
    <style:style style:name="Table31" style:family="table">
      <style:table-properties style:width="15.466cm" style:rel-width="100%" table:align="left"/>
    </style:style>
    <style:style style:name="Table31.A" style:family="table-column">
      <style:table-column-properties style:column-width="15.466cm" style:rel-column-width="65535*"/>
    </style:style>
    <style:style style:name="Table31.A1" style:family="table-cell">
      <style:table-cell-properties style:vertical-align="middle" fo:padding="0.049cm" fo:border="none"/>
    </style:style>
    <style:style style:name="Table32" style:family="table">
      <style:table-properties style:width="8.911cm" table:align="left"/>
    </style:style>
    <style:style style:name="Table32.A" style:family="table-column">
      <style:table-column-properties style:column-width="2.415cm"/>
    </style:style>
    <style:style style:name="Table32.B" style:family="table-column">
      <style:table-column-properties style:column-width="2.69cm"/>
    </style:style>
    <style:style style:name="Table32.C" style:family="table-column">
      <style:table-column-properties style:column-width="1.547cm"/>
    </style:style>
    <style:style style:name="Table32.D" style:family="table-column">
      <style:table-column-properties style:column-width="2.26cm"/>
    </style:style>
    <style:style style:name="Table3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2.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2.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3" style:family="table">
      <style:table-properties style:width="15.466cm" style:rel-width="100%" table:align="left"/>
    </style:style>
    <style:style style:name="Table33.A" style:family="table-column">
      <style:table-column-properties style:column-width="1.326cm" style:rel-column-width="5620*"/>
    </style:style>
    <style:style style:name="Table33.B" style:family="table-column">
      <style:table-column-properties style:column-width="7.056cm" style:rel-column-width="29897*"/>
    </style:style>
    <style:style style:name="Table33.C" style:family="table-column">
      <style:table-column-properties style:column-width="7.084cm" style:rel-column-width="30018*"/>
    </style:style>
    <style:style style:name="Table3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3.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33.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33.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3.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4" style:family="table">
      <style:table-properties style:width="15.466cm" style:rel-width="100%" table:align="left"/>
    </style:style>
    <style:style style:name="Table34.A" style:family="table-column">
      <style:table-column-properties style:column-width="5.182cm" style:rel-column-width="21956*"/>
    </style:style>
    <style:style style:name="Table34.B" style:family="table-column">
      <style:table-column-properties style:column-width="6.611cm" style:rel-column-width="28012*"/>
    </style:style>
    <style:style style:name="Table34.C" style:family="table-column">
      <style:table-column-properties style:column-width="3.672cm" style:rel-column-width="15565*"/>
    </style:style>
    <style:style style:name="Table3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5" style:family="table">
      <style:table-properties style:width="16.902cm" style:rel-width="100%" table:align="left" fo:background-color="#808080">
        <style:background-image/>
      </style:table-properties>
    </style:style>
    <style:style style:name="Table35.A" style:family="table-column">
      <style:table-column-properties style:column-width="16.902cm" style:rel-column-width="65535*"/>
    </style:style>
    <style:style style:name="Table35.A1" style:family="table-cell">
      <style:table-cell-properties style:vertical-align="middle" fo:padding="0.049cm" fo:border="none"/>
    </style:style>
    <style:style style:name="Table30" style:family="table">
      <style:table-properties style:width="15.889cm" style:rel-width="94%" table:align="center"/>
    </style:style>
    <style:style style:name="Table30.A" style:family="table-column">
      <style:table-column-properties style:column-width="15.566cm" style:rel-column-width="60350*"/>
    </style:style>
    <style:style style:name="Table30.B" style:family="table-column">
      <style:table-column-properties style:column-width="0.323cm" style:rel-column-width="1252*"/>
    </style:style>
    <style:style style:name="Table30.A1" style:family="table-cell">
      <style:table-cell-properties style:vertical-align="middle" fo:padding="0.049cm" fo:border="none"/>
    </style:style>
    <style:style style:name="Table30.B1" style:family="table-cell">
      <style:table-cell-properties fo:padding="0.049cm" fo:border="none"/>
    </style:style>
    <style:style style:name="Table31" style:family="table">
      <style:table-properties style:width="15.466cm" style:rel-width="100%" table:align="left"/>
    </style:style>
    <style:style style:name="Table31.A" style:family="table-column">
      <style:table-column-properties style:column-width="15.466cm" style:rel-column-width="65535*"/>
    </style:style>
    <style:style style:name="Table31.A1" style:family="table-cell">
      <style:table-cell-properties style:vertical-align="middle" fo:padding="0.049cm" fo:border="none"/>
    </style:style>
    <style:style style:name="Table32" style:family="table">
      <style:table-properties style:width="8.911cm" table:align="left"/>
    </style:style>
    <style:style style:name="Table32.A" style:family="table-column">
      <style:table-column-properties style:column-width="2.415cm"/>
    </style:style>
    <style:style style:name="Table32.B" style:family="table-column">
      <style:table-column-properties style:column-width="2.69cm"/>
    </style:style>
    <style:style style:name="Table32.C" style:family="table-column">
      <style:table-column-properties style:column-width="1.547cm"/>
    </style:style>
    <style:style style:name="Table32.D" style:family="table-column">
      <style:table-column-properties style:column-width="2.26cm"/>
    </style:style>
    <style:style style:name="Table3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2.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2.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3" style:family="table">
      <style:table-properties style:width="15.466cm" style:rel-width="100%" table:align="left"/>
    </style:style>
    <style:style style:name="Table33.A" style:family="table-column">
      <style:table-column-properties style:column-width="1.326cm" style:rel-column-width="5620*"/>
    </style:style>
    <style:style style:name="Table33.B" style:family="table-column">
      <style:table-column-properties style:column-width="7.056cm" style:rel-column-width="29897*"/>
    </style:style>
    <style:style style:name="Table33.C" style:family="table-column">
      <style:table-column-properties style:column-width="7.084cm" style:rel-column-width="30018*"/>
    </style:style>
    <style:style style:name="Table3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3.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33.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33.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3.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4" style:family="table">
      <style:table-properties style:width="15.466cm" style:rel-width="100%" table:align="left"/>
    </style:style>
    <style:style style:name="Table34.A" style:family="table-column">
      <style:table-column-properties style:column-width="5.182cm" style:rel-column-width="21956*"/>
    </style:style>
    <style:style style:name="Table34.B" style:family="table-column">
      <style:table-column-properties style:column-width="6.611cm" style:rel-column-width="28012*"/>
    </style:style>
    <style:style style:name="Table34.C" style:family="table-column">
      <style:table-column-properties style:column-width="3.672cm" style:rel-column-width="15565*"/>
    </style:style>
    <style:style style:name="Table3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1" style:family="table">
      <style:table-properties style:width="15.466cm" style:rel-width="100%" table:align="left"/>
    </style:style>
    <style:style style:name="Table31.A" style:family="table-column">
      <style:table-column-properties style:column-width="15.466cm" style:rel-column-width="65535*"/>
    </style:style>
    <style:style style:name="Table31.A1" style:family="table-cell">
      <style:table-cell-properties style:vertical-align="middle" fo:padding="0.049cm" fo:border="none"/>
    </style:style>
    <style:style style:name="Table32" style:family="table">
      <style:table-properties style:width="8.911cm" table:align="left"/>
    </style:style>
    <style:style style:name="Table32.A" style:family="table-column">
      <style:table-column-properties style:column-width="2.415cm"/>
    </style:style>
    <style:style style:name="Table32.B" style:family="table-column">
      <style:table-column-properties style:column-width="2.69cm"/>
    </style:style>
    <style:style style:name="Table32.C" style:family="table-column">
      <style:table-column-properties style:column-width="1.547cm"/>
    </style:style>
    <style:style style:name="Table32.D" style:family="table-column">
      <style:table-column-properties style:column-width="2.26cm"/>
    </style:style>
    <style:style style:name="Table3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2.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2.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2" style:family="table">
      <style:table-properties style:width="8.911cm" table:align="left"/>
    </style:style>
    <style:style style:name="Table32.A" style:family="table-column">
      <style:table-column-properties style:column-width="2.415cm"/>
    </style:style>
    <style:style style:name="Table32.B" style:family="table-column">
      <style:table-column-properties style:column-width="2.69cm"/>
    </style:style>
    <style:style style:name="Table32.C" style:family="table-column">
      <style:table-column-properties style:column-width="1.547cm"/>
    </style:style>
    <style:style style:name="Table32.D" style:family="table-column">
      <style:table-column-properties style:column-width="2.26cm"/>
    </style:style>
    <style:style style:name="Table3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2.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2.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3" style:family="table">
      <style:table-properties style:width="15.466cm" style:rel-width="100%" table:align="left"/>
    </style:style>
    <style:style style:name="Table33.A" style:family="table-column">
      <style:table-column-properties style:column-width="1.326cm" style:rel-column-width="5620*"/>
    </style:style>
    <style:style style:name="Table33.B" style:family="table-column">
      <style:table-column-properties style:column-width="7.056cm" style:rel-column-width="29897*"/>
    </style:style>
    <style:style style:name="Table33.C" style:family="table-column">
      <style:table-column-properties style:column-width="7.084cm" style:rel-column-width="30018*"/>
    </style:style>
    <style:style style:name="Table3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3.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33.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33.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3.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4" style:family="table">
      <style:table-properties style:width="15.466cm" style:rel-width="100%" table:align="left"/>
    </style:style>
    <style:style style:name="Table34.A" style:family="table-column">
      <style:table-column-properties style:column-width="5.182cm" style:rel-column-width="21956*"/>
    </style:style>
    <style:style style:name="Table34.B" style:family="table-column">
      <style:table-column-properties style:column-width="6.611cm" style:rel-column-width="28012*"/>
    </style:style>
    <style:style style:name="Table34.C" style:family="table-column">
      <style:table-column-properties style:column-width="3.672cm" style:rel-column-width="15565*"/>
    </style:style>
    <style:style style:name="Table3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5" style:family="table">
      <style:table-properties style:width="16.902cm" style:rel-width="100%" table:align="left" fo:background-color="#808080">
        <style:background-image/>
      </style:table-properties>
    </style:style>
    <style:style style:name="Table35.A" style:family="table-column">
      <style:table-column-properties style:column-width="16.902cm" style:rel-column-width="65535*"/>
    </style:style>
    <style:style style:name="Table35.A1" style:family="table-cell">
      <style:table-cell-properties style:vertical-align="middle" fo:padding="0.049cm" fo:border="none"/>
    </style:style>
    <style:style style:name="Table36" style:family="table">
      <style:table-properties style:width="17cm" style:rel-width="100%" table:align="left"/>
    </style:style>
    <style:style style:name="Table36.A" style:family="table-column">
      <style:table-column-properties style:column-width="13.834cm" style:rel-column-width="53329*"/>
    </style:style>
    <style:style style:name="Table36.B" style:family="table-column">
      <style:table-column-properties style:column-width="3.166cm" style:rel-column-width="12206*"/>
    </style:style>
    <style:style style:name="Table3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6.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6.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36.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7" style:family="table">
      <style:table-properties style:width="15.889cm" style:rel-width="94%" table:align="center"/>
    </style:style>
    <style:style style:name="Table37.A" style:family="table-column">
      <style:table-column-properties style:column-width="15.579cm" style:rel-column-width="60398*"/>
    </style:style>
    <style:style style:name="Table37.B" style:family="table-column">
      <style:table-column-properties style:column-width="0.31cm" style:rel-column-width="1204*"/>
    </style:style>
    <style:style style:name="Table37.A1" style:family="table-cell">
      <style:table-cell-properties style:vertical-align="middle" fo:padding="0.049cm" fo:border="none"/>
    </style:style>
    <style:style style:name="Table37.B1" style:family="table-cell">
      <style:table-cell-properties fo:padding="0.049cm" fo:border="none"/>
    </style:style>
    <style:style style:name="Table38" style:family="table">
      <style:table-properties style:width="15.478cm" style:rel-width="100%" table:align="left"/>
    </style:style>
    <style:style style:name="Table38.A" style:family="table-column">
      <style:table-column-properties style:column-width="15.478cm" style:rel-column-width="65535*"/>
    </style:style>
    <style:style style:name="Table38.A1" style:family="table-cell">
      <style:table-cell-properties style:vertical-align="middle" fo:padding="0.049cm" fo:border="none"/>
    </style:style>
    <style:style style:name="Table39" style:family="table">
      <style:table-properties style:width="8.911cm" table:align="left"/>
    </style:style>
    <style:style style:name="Table39.A" style:family="table-column">
      <style:table-column-properties style:column-width="2.415cm"/>
    </style:style>
    <style:style style:name="Table39.B" style:family="table-column">
      <style:table-column-properties style:column-width="2.69cm"/>
    </style:style>
    <style:style style:name="Table39.C" style:family="table-column">
      <style:table-column-properties style:column-width="1.547cm"/>
    </style:style>
    <style:style style:name="Table39.D" style:family="table-column">
      <style:table-column-properties style:column-width="2.26cm"/>
    </style:style>
    <style:style style:name="Table3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9.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9.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0" style:family="table">
      <style:table-properties style:width="15.478cm" style:rel-width="100%" table:align="left"/>
    </style:style>
    <style:style style:name="Table40.A" style:family="table-column">
      <style:table-column-properties style:column-width="1.326cm" style:rel-column-width="5616*"/>
    </style:style>
    <style:style style:name="Table40.B" style:family="table-column">
      <style:table-column-properties style:column-width="7.063cm" style:rel-column-width="29903*"/>
    </style:style>
    <style:style style:name="Table40.C" style:family="table-column">
      <style:table-column-properties style:column-width="7.089cm" style:rel-column-width="30016*"/>
    </style:style>
    <style:style style:name="Table4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0.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40.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40.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0.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1" style:family="table">
      <style:table-properties style:width="15.478cm" style:rel-width="100%" table:align="left"/>
    </style:style>
    <style:style style:name="Table41.A" style:family="table-column">
      <style:table-column-properties style:column-width="3.577cm" style:rel-column-width="15145*"/>
    </style:style>
    <style:style style:name="Table41.B" style:family="table-column">
      <style:table-column-properties style:column-width="4.394cm" style:rel-column-width="18603*"/>
    </style:style>
    <style:style style:name="Table41.C" style:family="table-column">
      <style:table-column-properties style:column-width="7.507cm" style:rel-column-width="31787*"/>
    </style:style>
    <style:style style:name="Table4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2" style:family="table">
      <style:table-properties style:width="16.902cm" style:rel-width="100%" table:align="left" fo:background-color="#808080">
        <style:background-image/>
      </style:table-properties>
    </style:style>
    <style:style style:name="Table42.A" style:family="table-column">
      <style:table-column-properties style:column-width="16.902cm" style:rel-column-width="65535*"/>
    </style:style>
    <style:style style:name="Table42.A1" style:family="table-cell">
      <style:table-cell-properties style:vertical-align="middle" fo:padding="0.049cm" fo:border="none"/>
    </style:style>
    <style:style style:name="Table37" style:family="table">
      <style:table-properties style:width="15.889cm" style:rel-width="94%" table:align="center"/>
    </style:style>
    <style:style style:name="Table37.A" style:family="table-column">
      <style:table-column-properties style:column-width="15.579cm" style:rel-column-width="60398*"/>
    </style:style>
    <style:style style:name="Table37.B" style:family="table-column">
      <style:table-column-properties style:column-width="0.31cm" style:rel-column-width="1204*"/>
    </style:style>
    <style:style style:name="Table37.A1" style:family="table-cell">
      <style:table-cell-properties style:vertical-align="middle" fo:padding="0.049cm" fo:border="none"/>
    </style:style>
    <style:style style:name="Table37.B1" style:family="table-cell">
      <style:table-cell-properties fo:padding="0.049cm" fo:border="none"/>
    </style:style>
    <style:style style:name="Table38" style:family="table">
      <style:table-properties style:width="15.478cm" style:rel-width="100%" table:align="left"/>
    </style:style>
    <style:style style:name="Table38.A" style:family="table-column">
      <style:table-column-properties style:column-width="15.478cm" style:rel-column-width="65535*"/>
    </style:style>
    <style:style style:name="Table38.A1" style:family="table-cell">
      <style:table-cell-properties style:vertical-align="middle" fo:padding="0.049cm" fo:border="none"/>
    </style:style>
    <style:style style:name="Table39" style:family="table">
      <style:table-properties style:width="8.911cm" table:align="left"/>
    </style:style>
    <style:style style:name="Table39.A" style:family="table-column">
      <style:table-column-properties style:column-width="2.415cm"/>
    </style:style>
    <style:style style:name="Table39.B" style:family="table-column">
      <style:table-column-properties style:column-width="2.69cm"/>
    </style:style>
    <style:style style:name="Table39.C" style:family="table-column">
      <style:table-column-properties style:column-width="1.547cm"/>
    </style:style>
    <style:style style:name="Table39.D" style:family="table-column">
      <style:table-column-properties style:column-width="2.26cm"/>
    </style:style>
    <style:style style:name="Table3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9.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9.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0" style:family="table">
      <style:table-properties style:width="15.478cm" style:rel-width="100%" table:align="left"/>
    </style:style>
    <style:style style:name="Table40.A" style:family="table-column">
      <style:table-column-properties style:column-width="1.326cm" style:rel-column-width="5616*"/>
    </style:style>
    <style:style style:name="Table40.B" style:family="table-column">
      <style:table-column-properties style:column-width="7.063cm" style:rel-column-width="29903*"/>
    </style:style>
    <style:style style:name="Table40.C" style:family="table-column">
      <style:table-column-properties style:column-width="7.089cm" style:rel-column-width="30016*"/>
    </style:style>
    <style:style style:name="Table4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0.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40.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40.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0.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1" style:family="table">
      <style:table-properties style:width="15.478cm" style:rel-width="100%" table:align="left"/>
    </style:style>
    <style:style style:name="Table41.A" style:family="table-column">
      <style:table-column-properties style:column-width="3.577cm" style:rel-column-width="15145*"/>
    </style:style>
    <style:style style:name="Table41.B" style:family="table-column">
      <style:table-column-properties style:column-width="4.394cm" style:rel-column-width="18603*"/>
    </style:style>
    <style:style style:name="Table41.C" style:family="table-column">
      <style:table-column-properties style:column-width="7.507cm" style:rel-column-width="31787*"/>
    </style:style>
    <style:style style:name="Table4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8" style:family="table">
      <style:table-properties style:width="15.478cm" style:rel-width="100%" table:align="left"/>
    </style:style>
    <style:style style:name="Table38.A" style:family="table-column">
      <style:table-column-properties style:column-width="15.478cm" style:rel-column-width="65535*"/>
    </style:style>
    <style:style style:name="Table38.A1" style:family="table-cell">
      <style:table-cell-properties style:vertical-align="middle" fo:padding="0.049cm" fo:border="none"/>
    </style:style>
    <style:style style:name="Table39" style:family="table">
      <style:table-properties style:width="8.911cm" table:align="left"/>
    </style:style>
    <style:style style:name="Table39.A" style:family="table-column">
      <style:table-column-properties style:column-width="2.415cm"/>
    </style:style>
    <style:style style:name="Table39.B" style:family="table-column">
      <style:table-column-properties style:column-width="2.69cm"/>
    </style:style>
    <style:style style:name="Table39.C" style:family="table-column">
      <style:table-column-properties style:column-width="1.547cm"/>
    </style:style>
    <style:style style:name="Table39.D" style:family="table-column">
      <style:table-column-properties style:column-width="2.26cm"/>
    </style:style>
    <style:style style:name="Table3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9.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9.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9" style:family="table">
      <style:table-properties style:width="8.911cm" table:align="left"/>
    </style:style>
    <style:style style:name="Table39.A" style:family="table-column">
      <style:table-column-properties style:column-width="2.415cm"/>
    </style:style>
    <style:style style:name="Table39.B" style:family="table-column">
      <style:table-column-properties style:column-width="2.69cm"/>
    </style:style>
    <style:style style:name="Table39.C" style:family="table-column">
      <style:table-column-properties style:column-width="1.547cm"/>
    </style:style>
    <style:style style:name="Table39.D" style:family="table-column">
      <style:table-column-properties style:column-width="2.26cm"/>
    </style:style>
    <style:style style:name="Table3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9.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9.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0" style:family="table">
      <style:table-properties style:width="15.478cm" style:rel-width="100%" table:align="left"/>
    </style:style>
    <style:style style:name="Table40.A" style:family="table-column">
      <style:table-column-properties style:column-width="1.326cm" style:rel-column-width="5616*"/>
    </style:style>
    <style:style style:name="Table40.B" style:family="table-column">
      <style:table-column-properties style:column-width="7.063cm" style:rel-column-width="29903*"/>
    </style:style>
    <style:style style:name="Table40.C" style:family="table-column">
      <style:table-column-properties style:column-width="7.089cm" style:rel-column-width="30016*"/>
    </style:style>
    <style:style style:name="Table4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0.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40.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40.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0.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1" style:family="table">
      <style:table-properties style:width="15.478cm" style:rel-width="100%" table:align="left"/>
    </style:style>
    <style:style style:name="Table41.A" style:family="table-column">
      <style:table-column-properties style:column-width="3.577cm" style:rel-column-width="15145*"/>
    </style:style>
    <style:style style:name="Table41.B" style:family="table-column">
      <style:table-column-properties style:column-width="4.394cm" style:rel-column-width="18603*"/>
    </style:style>
    <style:style style:name="Table41.C" style:family="table-column">
      <style:table-column-properties style:column-width="7.507cm" style:rel-column-width="31787*"/>
    </style:style>
    <style:style style:name="Table4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2" style:family="table">
      <style:table-properties style:width="16.902cm" style:rel-width="100%" table:align="left" fo:background-color="#808080">
        <style:background-image/>
      </style:table-properties>
    </style:style>
    <style:style style:name="Table42.A" style:family="table-column">
      <style:table-column-properties style:column-width="16.902cm" style:rel-column-width="65535*"/>
    </style:style>
    <style:style style:name="Table42.A1" style:family="table-cell">
      <style:table-cell-properties style:vertical-align="middle" fo:padding="0.049cm" fo:border="none"/>
    </style:style>
    <style:style style:name="Table43" style:family="table">
      <style:table-properties style:width="17cm" style:rel-width="100%" table:align="left"/>
    </style:style>
    <style:style style:name="Table43.A" style:family="table-column">
      <style:table-column-properties style:column-width="13.873cm" style:rel-column-width="53479*"/>
    </style:style>
    <style:style style:name="Table43.B" style:family="table-column">
      <style:table-column-properties style:column-width="3.127cm" style:rel-column-width="12056*"/>
    </style:style>
    <style:style style:name="Table4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3.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3.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43.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4" style:family="table">
      <style:table-properties style:width="15.889cm" style:rel-width="94%" table:align="center"/>
    </style:style>
    <style:style style:name="Table44.A" style:family="table-column">
      <style:table-column-properties style:column-width="15.57cm" style:rel-column-width="60364*"/>
    </style:style>
    <style:style style:name="Table44.B" style:family="table-column">
      <style:table-column-properties style:column-width="0.319cm" style:rel-column-width="1238*"/>
    </style:style>
    <style:style style:name="Table44.A1" style:family="table-cell">
      <style:table-cell-properties style:vertical-align="middle" fo:padding="0.049cm" fo:border="none"/>
    </style:style>
    <style:style style:name="Table44.B1" style:family="table-cell">
      <style:table-cell-properties fo:padding="0.049cm" fo:border="none"/>
    </style:style>
    <style:style style:name="Table45" style:family="table">
      <style:table-properties style:width="15.469cm" style:rel-width="100%" table:align="left"/>
    </style:style>
    <style:style style:name="Table45.A" style:family="table-column">
      <style:table-column-properties style:column-width="15.469cm" style:rel-column-width="65535*"/>
    </style:style>
    <style:style style:name="Table45.A1" style:family="table-cell">
      <style:table-cell-properties style:vertical-align="middle" fo:padding="0.049cm" fo:border="none"/>
    </style:style>
    <style:style style:name="Table46" style:family="table">
      <style:table-properties style:width="8.911cm" table:align="left"/>
    </style:style>
    <style:style style:name="Table46.A" style:family="table-column">
      <style:table-column-properties style:column-width="2.415cm"/>
    </style:style>
    <style:style style:name="Table46.B" style:family="table-column">
      <style:table-column-properties style:column-width="2.69cm"/>
    </style:style>
    <style:style style:name="Table46.C" style:family="table-column">
      <style:table-column-properties style:column-width="1.547cm"/>
    </style:style>
    <style:style style:name="Table46.D" style:family="table-column">
      <style:table-column-properties style:column-width="2.26cm"/>
    </style:style>
    <style:style style:name="Table4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7" style:family="table">
      <style:table-properties style:width="15.469cm" style:rel-width="100%" table:align="left"/>
    </style:style>
    <style:style style:name="Table47.A" style:family="table-column">
      <style:table-column-properties style:column-width="1.326cm" style:rel-column-width="5619*"/>
    </style:style>
    <style:style style:name="Table47.B" style:family="table-column">
      <style:table-column-properties style:column-width="7.057cm" style:rel-column-width="29898*"/>
    </style:style>
    <style:style style:name="Table47.C" style:family="table-column">
      <style:table-column-properties style:column-width="7.086cm" style:rel-column-width="30018*"/>
    </style:style>
    <style:style style:name="Table4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7.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47.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47.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7.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8" style:family="table">
      <style:table-properties style:width="15.469cm" style:rel-width="100%" table:align="left"/>
    </style:style>
    <style:style style:name="Table48.A" style:family="table-column">
      <style:table-column-properties style:column-width="4.992cm" style:rel-column-width="21147*"/>
    </style:style>
    <style:style style:name="Table48.B" style:family="table-column">
      <style:table-column-properties style:column-width="6.369cm" style:rel-column-width="26980*"/>
    </style:style>
    <style:style style:name="Table48.C" style:family="table-column">
      <style:table-column-properties style:column-width="4.108cm" style:rel-column-width="17406*"/>
    </style:style>
    <style:style style:name="Table4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8.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8.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9" style:family="table">
      <style:table-properties style:width="16.902cm" style:rel-width="100%" table:align="left" fo:background-color="#808080">
        <style:background-image/>
      </style:table-properties>
    </style:style>
    <style:style style:name="Table49.A" style:family="table-column">
      <style:table-column-properties style:column-width="16.902cm" style:rel-column-width="65535*"/>
    </style:style>
    <style:style style:name="Table49.A1" style:family="table-cell">
      <style:table-cell-properties style:vertical-align="middle" fo:padding="0.049cm" fo:border="none"/>
    </style:style>
    <style:style style:name="Table44" style:family="table">
      <style:table-properties style:width="15.889cm" style:rel-width="94%" table:align="center"/>
    </style:style>
    <style:style style:name="Table44.A" style:family="table-column">
      <style:table-column-properties style:column-width="15.57cm" style:rel-column-width="60364*"/>
    </style:style>
    <style:style style:name="Table44.B" style:family="table-column">
      <style:table-column-properties style:column-width="0.319cm" style:rel-column-width="1238*"/>
    </style:style>
    <style:style style:name="Table44.A1" style:family="table-cell">
      <style:table-cell-properties style:vertical-align="middle" fo:padding="0.049cm" fo:border="none"/>
    </style:style>
    <style:style style:name="Table44.B1" style:family="table-cell">
      <style:table-cell-properties fo:padding="0.049cm" fo:border="none"/>
    </style:style>
    <style:style style:name="Table45" style:family="table">
      <style:table-properties style:width="15.469cm" style:rel-width="100%" table:align="left"/>
    </style:style>
    <style:style style:name="Table45.A" style:family="table-column">
      <style:table-column-properties style:column-width="15.469cm" style:rel-column-width="65535*"/>
    </style:style>
    <style:style style:name="Table45.A1" style:family="table-cell">
      <style:table-cell-properties style:vertical-align="middle" fo:padding="0.049cm" fo:border="none"/>
    </style:style>
    <style:style style:name="Table46" style:family="table">
      <style:table-properties style:width="8.911cm" table:align="left"/>
    </style:style>
    <style:style style:name="Table46.A" style:family="table-column">
      <style:table-column-properties style:column-width="2.415cm"/>
    </style:style>
    <style:style style:name="Table46.B" style:family="table-column">
      <style:table-column-properties style:column-width="2.69cm"/>
    </style:style>
    <style:style style:name="Table46.C" style:family="table-column">
      <style:table-column-properties style:column-width="1.547cm"/>
    </style:style>
    <style:style style:name="Table46.D" style:family="table-column">
      <style:table-column-properties style:column-width="2.26cm"/>
    </style:style>
    <style:style style:name="Table4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7" style:family="table">
      <style:table-properties style:width="15.469cm" style:rel-width="100%" table:align="left"/>
    </style:style>
    <style:style style:name="Table47.A" style:family="table-column">
      <style:table-column-properties style:column-width="1.326cm" style:rel-column-width="5619*"/>
    </style:style>
    <style:style style:name="Table47.B" style:family="table-column">
      <style:table-column-properties style:column-width="7.057cm" style:rel-column-width="29898*"/>
    </style:style>
    <style:style style:name="Table47.C" style:family="table-column">
      <style:table-column-properties style:column-width="7.086cm" style:rel-column-width="30018*"/>
    </style:style>
    <style:style style:name="Table4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7.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47.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47.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7.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8" style:family="table">
      <style:table-properties style:width="15.469cm" style:rel-width="100%" table:align="left"/>
    </style:style>
    <style:style style:name="Table48.A" style:family="table-column">
      <style:table-column-properties style:column-width="4.992cm" style:rel-column-width="21147*"/>
    </style:style>
    <style:style style:name="Table48.B" style:family="table-column">
      <style:table-column-properties style:column-width="6.369cm" style:rel-column-width="26980*"/>
    </style:style>
    <style:style style:name="Table48.C" style:family="table-column">
      <style:table-column-properties style:column-width="4.108cm" style:rel-column-width="17406*"/>
    </style:style>
    <style:style style:name="Table4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8.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8.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5" style:family="table">
      <style:table-properties style:width="15.469cm" style:rel-width="100%" table:align="left"/>
    </style:style>
    <style:style style:name="Table45.A" style:family="table-column">
      <style:table-column-properties style:column-width="15.469cm" style:rel-column-width="65535*"/>
    </style:style>
    <style:style style:name="Table45.A1" style:family="table-cell">
      <style:table-cell-properties style:vertical-align="middle" fo:padding="0.049cm" fo:border="none"/>
    </style:style>
    <style:style style:name="Table46" style:family="table">
      <style:table-properties style:width="8.911cm" table:align="left"/>
    </style:style>
    <style:style style:name="Table46.A" style:family="table-column">
      <style:table-column-properties style:column-width="2.415cm"/>
    </style:style>
    <style:style style:name="Table46.B" style:family="table-column">
      <style:table-column-properties style:column-width="2.69cm"/>
    </style:style>
    <style:style style:name="Table46.C" style:family="table-column">
      <style:table-column-properties style:column-width="1.547cm"/>
    </style:style>
    <style:style style:name="Table46.D" style:family="table-column">
      <style:table-column-properties style:column-width="2.26cm"/>
    </style:style>
    <style:style style:name="Table4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6" style:family="table">
      <style:table-properties style:width="8.911cm" table:align="left"/>
    </style:style>
    <style:style style:name="Table46.A" style:family="table-column">
      <style:table-column-properties style:column-width="2.415cm"/>
    </style:style>
    <style:style style:name="Table46.B" style:family="table-column">
      <style:table-column-properties style:column-width="2.69cm"/>
    </style:style>
    <style:style style:name="Table46.C" style:family="table-column">
      <style:table-column-properties style:column-width="1.547cm"/>
    </style:style>
    <style:style style:name="Table46.D" style:family="table-column">
      <style:table-column-properties style:column-width="2.26cm"/>
    </style:style>
    <style:style style:name="Table4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7" style:family="table">
      <style:table-properties style:width="15.469cm" style:rel-width="100%" table:align="left"/>
    </style:style>
    <style:style style:name="Table47.A" style:family="table-column">
      <style:table-column-properties style:column-width="1.326cm" style:rel-column-width="5619*"/>
    </style:style>
    <style:style style:name="Table47.B" style:family="table-column">
      <style:table-column-properties style:column-width="7.057cm" style:rel-column-width="29898*"/>
    </style:style>
    <style:style style:name="Table47.C" style:family="table-column">
      <style:table-column-properties style:column-width="7.086cm" style:rel-column-width="30018*"/>
    </style:style>
    <style:style style:name="Table4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7.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47.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47.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7.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8" style:family="table">
      <style:table-properties style:width="15.469cm" style:rel-width="100%" table:align="left"/>
    </style:style>
    <style:style style:name="Table48.A" style:family="table-column">
      <style:table-column-properties style:column-width="4.992cm" style:rel-column-width="21147*"/>
    </style:style>
    <style:style style:name="Table48.B" style:family="table-column">
      <style:table-column-properties style:column-width="6.369cm" style:rel-column-width="26980*"/>
    </style:style>
    <style:style style:name="Table48.C" style:family="table-column">
      <style:table-column-properties style:column-width="4.108cm" style:rel-column-width="17406*"/>
    </style:style>
    <style:style style:name="Table4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4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48.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48.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49" style:family="table">
      <style:table-properties style:width="16.902cm" style:rel-width="100%" table:align="left" fo:background-color="#808080">
        <style:background-image/>
      </style:table-properties>
    </style:style>
    <style:style style:name="Table49.A" style:family="table-column">
      <style:table-column-properties style:column-width="16.902cm" style:rel-column-width="65535*"/>
    </style:style>
    <style:style style:name="Table49.A1" style:family="table-cell">
      <style:table-cell-properties style:vertical-align="middle" fo:padding="0.049cm" fo:border="none"/>
    </style:style>
    <style:style style:name="Table50" style:family="table">
      <style:table-properties style:width="17cm" style:rel-width="100%" table:align="left"/>
    </style:style>
    <style:style style:name="Table50.A" style:family="table-column">
      <style:table-column-properties style:column-width="13.795cm" style:rel-column-width="53180*"/>
    </style:style>
    <style:style style:name="Table50.B" style:family="table-column">
      <style:table-column-properties style:column-width="3.205cm" style:rel-column-width="12355*"/>
    </style:style>
    <style:style style:name="Table5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0.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0.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0.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1" style:family="table">
      <style:table-properties style:width="15.889cm" style:rel-width="94%" table:align="center"/>
    </style:style>
    <style:style style:name="Table51.A" style:family="table-column">
      <style:table-column-properties style:column-width="15.563cm" style:rel-column-width="60336*"/>
    </style:style>
    <style:style style:name="Table51.B" style:family="table-column">
      <style:table-column-properties style:column-width="0.326cm" style:rel-column-width="1266*"/>
    </style:style>
    <style:style style:name="Table51.A1" style:family="table-cell">
      <style:table-cell-properties style:vertical-align="middle" fo:padding="0.049cm" fo:border="none"/>
    </style:style>
    <style:style style:name="Table51.B1" style:family="table-cell">
      <style:table-cell-properties fo:padding="0.049cm" fo:border="none"/>
    </style:style>
    <style:style style:name="Table52" style:family="table">
      <style:table-properties style:width="15.462cm" style:rel-width="100%" table:align="left"/>
    </style:style>
    <style:style style:name="Table52.A" style:family="table-column">
      <style:table-column-properties style:column-width="15.462cm" style:rel-column-width="65535*"/>
    </style:style>
    <style:style style:name="Table52.A1" style:family="table-cell">
      <style:table-cell-properties style:vertical-align="middle" fo:padding="0.049cm" fo:border="none"/>
    </style:style>
    <style:style style:name="Table53" style:family="table">
      <style:table-properties style:width="8.911cm" table:align="left"/>
    </style:style>
    <style:style style:name="Table53.A" style:family="table-column">
      <style:table-column-properties style:column-width="2.415cm"/>
    </style:style>
    <style:style style:name="Table53.B" style:family="table-column">
      <style:table-column-properties style:column-width="2.69cm"/>
    </style:style>
    <style:style style:name="Table53.C" style:family="table-column">
      <style:table-column-properties style:column-width="1.547cm"/>
    </style:style>
    <style:style style:name="Table53.D" style:family="table-column">
      <style:table-column-properties style:column-width="2.26cm"/>
    </style:style>
    <style:style style:name="Table5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4" style:family="table">
      <style:table-properties style:width="15.462cm" style:rel-width="100%" table:align="left"/>
    </style:style>
    <style:style style:name="Table54.A" style:family="table-column">
      <style:table-column-properties style:column-width="1.326cm" style:rel-column-width="5621*"/>
    </style:style>
    <style:style style:name="Table54.B" style:family="table-column">
      <style:table-column-properties style:column-width="7.031cm" style:rel-column-width="29799*"/>
    </style:style>
    <style:style style:name="Table54.C" style:family="table-column">
      <style:table-column-properties style:column-width="7.105cm" style:rel-column-width="30115*"/>
    </style:style>
    <style:style style:name="Table5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4.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4.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54.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4.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5" style:family="table">
      <style:table-properties style:width="15.462cm" style:rel-width="100%" table:align="left"/>
    </style:style>
    <style:style style:name="Table55.A" style:family="table-column">
      <style:table-column-properties style:column-width="4.68cm" style:rel-column-width="19831*"/>
    </style:style>
    <style:style style:name="Table55.B" style:family="table-column">
      <style:table-column-properties style:column-width="5.969cm" style:rel-column-width="25301*"/>
    </style:style>
    <style:style style:name="Table55.C" style:family="table-column">
      <style:table-column-properties style:column-width="4.814cm" style:rel-column-width="20401*"/>
    </style:style>
    <style:style style:name="Table5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5.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5.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6" style:family="table">
      <style:table-properties style:width="16.902cm" style:rel-width="100%" table:align="left" fo:background-color="#808080">
        <style:background-image/>
      </style:table-properties>
    </style:style>
    <style:style style:name="Table56.A" style:family="table-column">
      <style:table-column-properties style:column-width="16.902cm" style:rel-column-width="65535*"/>
    </style:style>
    <style:style style:name="Table56.A1" style:family="table-cell">
      <style:table-cell-properties style:vertical-align="middle" fo:padding="0.049cm" fo:border="none"/>
    </style:style>
    <style:style style:name="Table51" style:family="table">
      <style:table-properties style:width="15.889cm" style:rel-width="94%" table:align="center"/>
    </style:style>
    <style:style style:name="Table51.A" style:family="table-column">
      <style:table-column-properties style:column-width="15.563cm" style:rel-column-width="60336*"/>
    </style:style>
    <style:style style:name="Table51.B" style:family="table-column">
      <style:table-column-properties style:column-width="0.326cm" style:rel-column-width="1266*"/>
    </style:style>
    <style:style style:name="Table51.A1" style:family="table-cell">
      <style:table-cell-properties style:vertical-align="middle" fo:padding="0.049cm" fo:border="none"/>
    </style:style>
    <style:style style:name="Table51.B1" style:family="table-cell">
      <style:table-cell-properties fo:padding="0.049cm" fo:border="none"/>
    </style:style>
    <style:style style:name="Table52" style:family="table">
      <style:table-properties style:width="15.462cm" style:rel-width="100%" table:align="left"/>
    </style:style>
    <style:style style:name="Table52.A" style:family="table-column">
      <style:table-column-properties style:column-width="15.462cm" style:rel-column-width="65535*"/>
    </style:style>
    <style:style style:name="Table52.A1" style:family="table-cell">
      <style:table-cell-properties style:vertical-align="middle" fo:padding="0.049cm" fo:border="none"/>
    </style:style>
    <style:style style:name="Table53" style:family="table">
      <style:table-properties style:width="8.911cm" table:align="left"/>
    </style:style>
    <style:style style:name="Table53.A" style:family="table-column">
      <style:table-column-properties style:column-width="2.415cm"/>
    </style:style>
    <style:style style:name="Table53.B" style:family="table-column">
      <style:table-column-properties style:column-width="2.69cm"/>
    </style:style>
    <style:style style:name="Table53.C" style:family="table-column">
      <style:table-column-properties style:column-width="1.547cm"/>
    </style:style>
    <style:style style:name="Table53.D" style:family="table-column">
      <style:table-column-properties style:column-width="2.26cm"/>
    </style:style>
    <style:style style:name="Table5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4" style:family="table">
      <style:table-properties style:width="15.462cm" style:rel-width="100%" table:align="left"/>
    </style:style>
    <style:style style:name="Table54.A" style:family="table-column">
      <style:table-column-properties style:column-width="1.326cm" style:rel-column-width="5621*"/>
    </style:style>
    <style:style style:name="Table54.B" style:family="table-column">
      <style:table-column-properties style:column-width="7.031cm" style:rel-column-width="29799*"/>
    </style:style>
    <style:style style:name="Table54.C" style:family="table-column">
      <style:table-column-properties style:column-width="7.105cm" style:rel-column-width="30115*"/>
    </style:style>
    <style:style style:name="Table5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4.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4.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54.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4.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5" style:family="table">
      <style:table-properties style:width="15.462cm" style:rel-width="100%" table:align="left"/>
    </style:style>
    <style:style style:name="Table55.A" style:family="table-column">
      <style:table-column-properties style:column-width="4.68cm" style:rel-column-width="19831*"/>
    </style:style>
    <style:style style:name="Table55.B" style:family="table-column">
      <style:table-column-properties style:column-width="5.969cm" style:rel-column-width="25301*"/>
    </style:style>
    <style:style style:name="Table55.C" style:family="table-column">
      <style:table-column-properties style:column-width="4.814cm" style:rel-column-width="20401*"/>
    </style:style>
    <style:style style:name="Table5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5.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5.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2" style:family="table">
      <style:table-properties style:width="15.462cm" style:rel-width="100%" table:align="left"/>
    </style:style>
    <style:style style:name="Table52.A" style:family="table-column">
      <style:table-column-properties style:column-width="15.462cm" style:rel-column-width="65535*"/>
    </style:style>
    <style:style style:name="Table52.A1" style:family="table-cell">
      <style:table-cell-properties style:vertical-align="middle" fo:padding="0.049cm" fo:border="none"/>
    </style:style>
    <style:style style:name="Table53" style:family="table">
      <style:table-properties style:width="8.911cm" table:align="left"/>
    </style:style>
    <style:style style:name="Table53.A" style:family="table-column">
      <style:table-column-properties style:column-width="2.415cm"/>
    </style:style>
    <style:style style:name="Table53.B" style:family="table-column">
      <style:table-column-properties style:column-width="2.69cm"/>
    </style:style>
    <style:style style:name="Table53.C" style:family="table-column">
      <style:table-column-properties style:column-width="1.547cm"/>
    </style:style>
    <style:style style:name="Table53.D" style:family="table-column">
      <style:table-column-properties style:column-width="2.26cm"/>
    </style:style>
    <style:style style:name="Table5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3" style:family="table">
      <style:table-properties style:width="8.911cm" table:align="left"/>
    </style:style>
    <style:style style:name="Table53.A" style:family="table-column">
      <style:table-column-properties style:column-width="2.415cm"/>
    </style:style>
    <style:style style:name="Table53.B" style:family="table-column">
      <style:table-column-properties style:column-width="2.69cm"/>
    </style:style>
    <style:style style:name="Table53.C" style:family="table-column">
      <style:table-column-properties style:column-width="1.547cm"/>
    </style:style>
    <style:style style:name="Table53.D" style:family="table-column">
      <style:table-column-properties style:column-width="2.26cm"/>
    </style:style>
    <style:style style:name="Table5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4" style:family="table">
      <style:table-properties style:width="15.462cm" style:rel-width="100%" table:align="left"/>
    </style:style>
    <style:style style:name="Table54.A" style:family="table-column">
      <style:table-column-properties style:column-width="1.326cm" style:rel-column-width="5621*"/>
    </style:style>
    <style:style style:name="Table54.B" style:family="table-column">
      <style:table-column-properties style:column-width="7.031cm" style:rel-column-width="29799*"/>
    </style:style>
    <style:style style:name="Table54.C" style:family="table-column">
      <style:table-column-properties style:column-width="7.105cm" style:rel-column-width="30115*"/>
    </style:style>
    <style:style style:name="Table5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4.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4.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54.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4.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5" style:family="table">
      <style:table-properties style:width="15.462cm" style:rel-width="100%" table:align="left"/>
    </style:style>
    <style:style style:name="Table55.A" style:family="table-column">
      <style:table-column-properties style:column-width="4.68cm" style:rel-column-width="19831*"/>
    </style:style>
    <style:style style:name="Table55.B" style:family="table-column">
      <style:table-column-properties style:column-width="5.969cm" style:rel-column-width="25301*"/>
    </style:style>
    <style:style style:name="Table55.C" style:family="table-column">
      <style:table-column-properties style:column-width="4.814cm" style:rel-column-width="20401*"/>
    </style:style>
    <style:style style:name="Table5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5.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5.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6" style:family="table">
      <style:table-properties style:width="16.902cm" style:rel-width="100%" table:align="left" fo:background-color="#808080">
        <style:background-image/>
      </style:table-properties>
    </style:style>
    <style:style style:name="Table56.A" style:family="table-column">
      <style:table-column-properties style:column-width="16.902cm" style:rel-column-width="65535*"/>
    </style:style>
    <style:style style:name="Table56.A1" style:family="table-cell">
      <style:table-cell-properties style:vertical-align="middle" fo:padding="0.049cm" fo:border="none"/>
    </style:style>
    <style:style style:name="Table57" style:family="table">
      <style:table-properties style:width="17cm" style:rel-width="100%" table:align="left"/>
    </style:style>
    <style:style style:name="Table57.A" style:family="table-column">
      <style:table-column-properties style:column-width="13.854cm" style:rel-column-width="53404*"/>
    </style:style>
    <style:style style:name="Table57.B" style:family="table-column">
      <style:table-column-properties style:column-width="3.147cm" style:rel-column-width="12131*"/>
    </style:style>
    <style:style style:name="Table5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57.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57.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57.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58" style:family="table">
      <style:table-properties style:width="15.889cm" style:rel-width="94%" table:align="center"/>
    </style:style>
    <style:style style:name="Table58.A" style:family="table-column">
      <style:table-column-properties style:column-width="15.598cm" style:rel-column-width="60473*"/>
    </style:style>
    <style:style style:name="Table58.B" style:family="table-column">
      <style:table-column-properties style:column-width="0.291cm" style:rel-column-width="1129*"/>
    </style:style>
    <style:style style:name="Table58.A1" style:family="table-cell">
      <style:table-cell-properties style:vertical-align="middle" fo:padding="0.049cm" fo:border="none"/>
    </style:style>
    <style:style style:name="Table58.B1" style:family="table-cell">
      <style:table-cell-properties fo:padding="0.049cm" fo:border="none"/>
    </style:style>
    <style:style style:name="Table59" style:family="table">
      <style:table-properties style:width="15.498cm" style:rel-width="100%" table:align="left"/>
    </style:style>
    <style:style style:name="Table59.A" style:family="table-column">
      <style:table-column-properties style:column-width="15.498cm" style:rel-column-width="65535*"/>
    </style:style>
    <style:style style:name="Table59.A1" style:family="table-cell">
      <style:table-cell-properties style:vertical-align="middle" fo:padding="0.049cm" fo:border="none"/>
    </style:style>
    <style:style style:name="Table60" style:family="table">
      <style:table-properties style:width="8.911cm" table:align="left"/>
    </style:style>
    <style:style style:name="Table60.A" style:family="table-column">
      <style:table-column-properties style:column-width="2.415cm"/>
    </style:style>
    <style:style style:name="Table60.B" style:family="table-column">
      <style:table-column-properties style:column-width="2.69cm"/>
    </style:style>
    <style:style style:name="Table60.C" style:family="table-column">
      <style:table-column-properties style:column-width="1.547cm"/>
    </style:style>
    <style:style style:name="Table60.D" style:family="table-column">
      <style:table-column-properties style:column-width="2.26cm"/>
    </style:style>
    <style:style style:name="Table6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0.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0.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1" style:family="table">
      <style:table-properties style:width="15.498cm" style:rel-width="100%" table:align="left"/>
    </style:style>
    <style:style style:name="Table61.A" style:family="table-column">
      <style:table-column-properties style:column-width="1.326cm" style:rel-column-width="5609*"/>
    </style:style>
    <style:style style:name="Table61.B" style:family="table-column">
      <style:table-column-properties style:column-width="7.071cm" style:rel-column-width="29903*"/>
    </style:style>
    <style:style style:name="Table61.C" style:family="table-column">
      <style:table-column-properties style:column-width="7.1cm" style:rel-column-width="30023*"/>
    </style:style>
    <style:style style:name="Table6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1.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61.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61.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1.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2" style:family="table">
      <style:table-properties style:width="15.498cm" style:rel-width="100%" table:align="left"/>
    </style:style>
    <style:style style:name="Table62.A" style:family="table-column">
      <style:table-column-properties style:column-width="3.276cm" style:rel-column-width="13851*"/>
    </style:style>
    <style:style style:name="Table62.B" style:family="table-column">
      <style:table-column-properties style:column-width="3.898cm" style:rel-column-width="16484*"/>
    </style:style>
    <style:style style:name="Table62.C" style:family="table-column">
      <style:table-column-properties style:column-width="8.324cm" style:rel-column-width="35200*"/>
    </style:style>
    <style:style style:name="Table6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2.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2.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3" style:family="table">
      <style:table-properties style:width="16.902cm" style:rel-width="100%" table:align="left" fo:background-color="#808080">
        <style:background-image/>
      </style:table-properties>
    </style:style>
    <style:style style:name="Table63.A" style:family="table-column">
      <style:table-column-properties style:column-width="16.902cm" style:rel-column-width="65535*"/>
    </style:style>
    <style:style style:name="Table63.A1" style:family="table-cell">
      <style:table-cell-properties style:vertical-align="middle" fo:padding="0.049cm" fo:border="none"/>
    </style:style>
    <style:style style:name="Table58" style:family="table">
      <style:table-properties style:width="15.889cm" style:rel-width="94%" table:align="center"/>
    </style:style>
    <style:style style:name="Table58.A" style:family="table-column">
      <style:table-column-properties style:column-width="15.598cm" style:rel-column-width="60473*"/>
    </style:style>
    <style:style style:name="Table58.B" style:family="table-column">
      <style:table-column-properties style:column-width="0.291cm" style:rel-column-width="1129*"/>
    </style:style>
    <style:style style:name="Table58.A1" style:family="table-cell">
      <style:table-cell-properties style:vertical-align="middle" fo:padding="0.049cm" fo:border="none"/>
    </style:style>
    <style:style style:name="Table58.B1" style:family="table-cell">
      <style:table-cell-properties fo:padding="0.049cm" fo:border="none"/>
    </style:style>
    <style:style style:name="Table59" style:family="table">
      <style:table-properties style:width="15.498cm" style:rel-width="100%" table:align="left"/>
    </style:style>
    <style:style style:name="Table59.A" style:family="table-column">
      <style:table-column-properties style:column-width="15.498cm" style:rel-column-width="65535*"/>
    </style:style>
    <style:style style:name="Table59.A1" style:family="table-cell">
      <style:table-cell-properties style:vertical-align="middle" fo:padding="0.049cm" fo:border="none"/>
    </style:style>
    <style:style style:name="Table60" style:family="table">
      <style:table-properties style:width="8.911cm" table:align="left"/>
    </style:style>
    <style:style style:name="Table60.A" style:family="table-column">
      <style:table-column-properties style:column-width="2.415cm"/>
    </style:style>
    <style:style style:name="Table60.B" style:family="table-column">
      <style:table-column-properties style:column-width="2.69cm"/>
    </style:style>
    <style:style style:name="Table60.C" style:family="table-column">
      <style:table-column-properties style:column-width="1.547cm"/>
    </style:style>
    <style:style style:name="Table60.D" style:family="table-column">
      <style:table-column-properties style:column-width="2.26cm"/>
    </style:style>
    <style:style style:name="Table6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0.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0.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1" style:family="table">
      <style:table-properties style:width="15.498cm" style:rel-width="100%" table:align="left"/>
    </style:style>
    <style:style style:name="Table61.A" style:family="table-column">
      <style:table-column-properties style:column-width="1.326cm" style:rel-column-width="5609*"/>
    </style:style>
    <style:style style:name="Table61.B" style:family="table-column">
      <style:table-column-properties style:column-width="7.071cm" style:rel-column-width="29903*"/>
    </style:style>
    <style:style style:name="Table61.C" style:family="table-column">
      <style:table-column-properties style:column-width="7.1cm" style:rel-column-width="30023*"/>
    </style:style>
    <style:style style:name="Table6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1.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61.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61.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1.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2" style:family="table">
      <style:table-properties style:width="15.498cm" style:rel-width="100%" table:align="left"/>
    </style:style>
    <style:style style:name="Table62.A" style:family="table-column">
      <style:table-column-properties style:column-width="3.276cm" style:rel-column-width="13851*"/>
    </style:style>
    <style:style style:name="Table62.B" style:family="table-column">
      <style:table-column-properties style:column-width="3.898cm" style:rel-column-width="16484*"/>
    </style:style>
    <style:style style:name="Table62.C" style:family="table-column">
      <style:table-column-properties style:column-width="8.324cm" style:rel-column-width="35200*"/>
    </style:style>
    <style:style style:name="Table6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2.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2.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59" style:family="table">
      <style:table-properties style:width="15.498cm" style:rel-width="100%" table:align="left"/>
    </style:style>
    <style:style style:name="Table59.A" style:family="table-column">
      <style:table-column-properties style:column-width="15.498cm" style:rel-column-width="65535*"/>
    </style:style>
    <style:style style:name="Table59.A1" style:family="table-cell">
      <style:table-cell-properties style:vertical-align="middle" fo:padding="0.049cm" fo:border="none"/>
    </style:style>
    <style:style style:name="Table60" style:family="table">
      <style:table-properties style:width="8.911cm" table:align="left"/>
    </style:style>
    <style:style style:name="Table60.A" style:family="table-column">
      <style:table-column-properties style:column-width="2.415cm"/>
    </style:style>
    <style:style style:name="Table60.B" style:family="table-column">
      <style:table-column-properties style:column-width="2.69cm"/>
    </style:style>
    <style:style style:name="Table60.C" style:family="table-column">
      <style:table-column-properties style:column-width="1.547cm"/>
    </style:style>
    <style:style style:name="Table60.D" style:family="table-column">
      <style:table-column-properties style:column-width="2.26cm"/>
    </style:style>
    <style:style style:name="Table6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0.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0.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0" style:family="table">
      <style:table-properties style:width="8.911cm" table:align="left"/>
    </style:style>
    <style:style style:name="Table60.A" style:family="table-column">
      <style:table-column-properties style:column-width="2.415cm"/>
    </style:style>
    <style:style style:name="Table60.B" style:family="table-column">
      <style:table-column-properties style:column-width="2.69cm"/>
    </style:style>
    <style:style style:name="Table60.C" style:family="table-column">
      <style:table-column-properties style:column-width="1.547cm"/>
    </style:style>
    <style:style style:name="Table60.D" style:family="table-column">
      <style:table-column-properties style:column-width="2.26cm"/>
    </style:style>
    <style:style style:name="Table6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0.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0.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1" style:family="table">
      <style:table-properties style:width="15.498cm" style:rel-width="100%" table:align="left"/>
    </style:style>
    <style:style style:name="Table61.A" style:family="table-column">
      <style:table-column-properties style:column-width="1.326cm" style:rel-column-width="5609*"/>
    </style:style>
    <style:style style:name="Table61.B" style:family="table-column">
      <style:table-column-properties style:column-width="7.071cm" style:rel-column-width="29903*"/>
    </style:style>
    <style:style style:name="Table61.C" style:family="table-column">
      <style:table-column-properties style:column-width="7.1cm" style:rel-column-width="30023*"/>
    </style:style>
    <style:style style:name="Table6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1.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61.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61.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1.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2" style:family="table">
      <style:table-properties style:width="15.498cm" style:rel-width="100%" table:align="left"/>
    </style:style>
    <style:style style:name="Table62.A" style:family="table-column">
      <style:table-column-properties style:column-width="3.276cm" style:rel-column-width="13851*"/>
    </style:style>
    <style:style style:name="Table62.B" style:family="table-column">
      <style:table-column-properties style:column-width="3.898cm" style:rel-column-width="16484*"/>
    </style:style>
    <style:style style:name="Table62.C" style:family="table-column">
      <style:table-column-properties style:column-width="8.324cm" style:rel-column-width="35200*"/>
    </style:style>
    <style:style style:name="Table6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2.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2.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3" style:family="table">
      <style:table-properties style:width="16.902cm" style:rel-width="100%" table:align="left" fo:background-color="#808080">
        <style:background-image/>
      </style:table-properties>
    </style:style>
    <style:style style:name="Table63.A" style:family="table-column">
      <style:table-column-properties style:column-width="16.902cm" style:rel-column-width="65535*"/>
    </style:style>
    <style:style style:name="Table63.A1" style:family="table-cell">
      <style:table-cell-properties style:vertical-align="middle" fo:padding="0.049cm" fo:border="none"/>
    </style:style>
    <style:style style:name="Table64" style:family="table">
      <style:table-properties style:width="17cm" style:rel-width="100%" table:align="left"/>
    </style:style>
    <style:style style:name="Table64.A" style:family="table-column">
      <style:table-column-properties style:column-width="13.795cm" style:rel-column-width="53180*"/>
    </style:style>
    <style:style style:name="Table64.B" style:family="table-column">
      <style:table-column-properties style:column-width="3.205cm" style:rel-column-width="12355*"/>
    </style:style>
    <style:style style:name="Table6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4.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4.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64.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5" style:family="table">
      <style:table-properties style:width="15.889cm" style:rel-width="94%" table:align="center"/>
    </style:style>
    <style:style style:name="Table65.A" style:family="table-column">
      <style:table-column-properties style:column-width="15.563cm" style:rel-column-width="60336*"/>
    </style:style>
    <style:style style:name="Table65.B" style:family="table-column">
      <style:table-column-properties style:column-width="0.326cm" style:rel-column-width="1266*"/>
    </style:style>
    <style:style style:name="Table65.A1" style:family="table-cell">
      <style:table-cell-properties style:vertical-align="middle" fo:padding="0.049cm" fo:border="none"/>
    </style:style>
    <style:style style:name="Table65.B1" style:family="table-cell">
      <style:table-cell-properties fo:padding="0.049cm" fo:border="none"/>
    </style:style>
    <style:style style:name="Table66" style:family="table">
      <style:table-properties style:width="15.462cm" style:rel-width="100%" table:align="left"/>
    </style:style>
    <style:style style:name="Table66.A" style:family="table-column">
      <style:table-column-properties style:column-width="15.462cm" style:rel-column-width="65535*"/>
    </style:style>
    <style:style style:name="Table66.A1" style:family="table-cell">
      <style:table-cell-properties style:vertical-align="middle" fo:padding="0.049cm" fo:border="none"/>
    </style:style>
    <style:style style:name="Table67" style:family="table">
      <style:table-properties style:width="8.911cm" table:align="left"/>
    </style:style>
    <style:style style:name="Table67.A" style:family="table-column">
      <style:table-column-properties style:column-width="2.415cm"/>
    </style:style>
    <style:style style:name="Table67.B" style:family="table-column">
      <style:table-column-properties style:column-width="2.69cm"/>
    </style:style>
    <style:style style:name="Table67.C" style:family="table-column">
      <style:table-column-properties style:column-width="1.547cm"/>
    </style:style>
    <style:style style:name="Table67.D" style:family="table-column">
      <style:table-column-properties style:column-width="2.26cm"/>
    </style:style>
    <style:style style:name="Table6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7.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7.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8" style:family="table">
      <style:table-properties style:width="15.462cm" style:rel-width="100%" table:align="left"/>
    </style:style>
    <style:style style:name="Table68.A" style:family="table-column">
      <style:table-column-properties style:column-width="1.326cm" style:rel-column-width="5621*"/>
    </style:style>
    <style:style style:name="Table68.B" style:family="table-column">
      <style:table-column-properties style:column-width="7.054cm" style:rel-column-width="29896*"/>
    </style:style>
    <style:style style:name="Table68.C" style:family="table-column">
      <style:table-column-properties style:column-width="7.082cm" style:rel-column-width="30018*"/>
    </style:style>
    <style:style style:name="Table6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8.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68.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68.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8.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9" style:family="table">
      <style:table-properties style:width="15.462cm" style:rel-width="100%" table:align="left"/>
    </style:style>
    <style:style style:name="Table69.A" style:family="table-column">
      <style:table-column-properties style:column-width="5.592cm" style:rel-column-width="23696*"/>
    </style:style>
    <style:style style:name="Table69.B" style:family="table-column">
      <style:table-column-properties style:column-width="7.133cm" style:rel-column-width="30232*"/>
    </style:style>
    <style:style style:name="Table69.C" style:family="table-column">
      <style:table-column-properties style:column-width="2.738cm" style:rel-column-width="11605*"/>
    </style:style>
    <style:style style:name="Table6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9.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9.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0" style:family="table">
      <style:table-properties style:width="16.902cm" style:rel-width="100%" table:align="left" fo:background-color="#808080">
        <style:background-image/>
      </style:table-properties>
    </style:style>
    <style:style style:name="Table70.A" style:family="table-column">
      <style:table-column-properties style:column-width="16.902cm" style:rel-column-width="65535*"/>
    </style:style>
    <style:style style:name="Table70.A1" style:family="table-cell">
      <style:table-cell-properties style:vertical-align="middle" fo:padding="0.049cm" fo:border="none"/>
    </style:style>
    <style:style style:name="Table65" style:family="table">
      <style:table-properties style:width="15.889cm" style:rel-width="94%" table:align="center"/>
    </style:style>
    <style:style style:name="Table65.A" style:family="table-column">
      <style:table-column-properties style:column-width="15.563cm" style:rel-column-width="60336*"/>
    </style:style>
    <style:style style:name="Table65.B" style:family="table-column">
      <style:table-column-properties style:column-width="0.326cm" style:rel-column-width="1266*"/>
    </style:style>
    <style:style style:name="Table65.A1" style:family="table-cell">
      <style:table-cell-properties style:vertical-align="middle" fo:padding="0.049cm" fo:border="none"/>
    </style:style>
    <style:style style:name="Table65.B1" style:family="table-cell">
      <style:table-cell-properties fo:padding="0.049cm" fo:border="none"/>
    </style:style>
    <style:style style:name="Table66" style:family="table">
      <style:table-properties style:width="15.462cm" style:rel-width="100%" table:align="left"/>
    </style:style>
    <style:style style:name="Table66.A" style:family="table-column">
      <style:table-column-properties style:column-width="15.462cm" style:rel-column-width="65535*"/>
    </style:style>
    <style:style style:name="Table66.A1" style:family="table-cell">
      <style:table-cell-properties style:vertical-align="middle" fo:padding="0.049cm" fo:border="none"/>
    </style:style>
    <style:style style:name="Table67" style:family="table">
      <style:table-properties style:width="8.911cm" table:align="left"/>
    </style:style>
    <style:style style:name="Table67.A" style:family="table-column">
      <style:table-column-properties style:column-width="2.415cm"/>
    </style:style>
    <style:style style:name="Table67.B" style:family="table-column">
      <style:table-column-properties style:column-width="2.69cm"/>
    </style:style>
    <style:style style:name="Table67.C" style:family="table-column">
      <style:table-column-properties style:column-width="1.547cm"/>
    </style:style>
    <style:style style:name="Table67.D" style:family="table-column">
      <style:table-column-properties style:column-width="2.26cm"/>
    </style:style>
    <style:style style:name="Table6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7.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7.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8" style:family="table">
      <style:table-properties style:width="15.462cm" style:rel-width="100%" table:align="left"/>
    </style:style>
    <style:style style:name="Table68.A" style:family="table-column">
      <style:table-column-properties style:column-width="1.326cm" style:rel-column-width="5621*"/>
    </style:style>
    <style:style style:name="Table68.B" style:family="table-column">
      <style:table-column-properties style:column-width="7.054cm" style:rel-column-width="29896*"/>
    </style:style>
    <style:style style:name="Table68.C" style:family="table-column">
      <style:table-column-properties style:column-width="7.082cm" style:rel-column-width="30018*"/>
    </style:style>
    <style:style style:name="Table6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8.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68.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68.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8.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9" style:family="table">
      <style:table-properties style:width="15.462cm" style:rel-width="100%" table:align="left"/>
    </style:style>
    <style:style style:name="Table69.A" style:family="table-column">
      <style:table-column-properties style:column-width="5.592cm" style:rel-column-width="23696*"/>
    </style:style>
    <style:style style:name="Table69.B" style:family="table-column">
      <style:table-column-properties style:column-width="7.133cm" style:rel-column-width="30232*"/>
    </style:style>
    <style:style style:name="Table69.C" style:family="table-column">
      <style:table-column-properties style:column-width="2.738cm" style:rel-column-width="11605*"/>
    </style:style>
    <style:style style:name="Table6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9.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9.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6" style:family="table">
      <style:table-properties style:width="15.462cm" style:rel-width="100%" table:align="left"/>
    </style:style>
    <style:style style:name="Table66.A" style:family="table-column">
      <style:table-column-properties style:column-width="15.462cm" style:rel-column-width="65535*"/>
    </style:style>
    <style:style style:name="Table66.A1" style:family="table-cell">
      <style:table-cell-properties style:vertical-align="middle" fo:padding="0.049cm" fo:border="none"/>
    </style:style>
    <style:style style:name="Table67" style:family="table">
      <style:table-properties style:width="8.911cm" table:align="left"/>
    </style:style>
    <style:style style:name="Table67.A" style:family="table-column">
      <style:table-column-properties style:column-width="2.415cm"/>
    </style:style>
    <style:style style:name="Table67.B" style:family="table-column">
      <style:table-column-properties style:column-width="2.69cm"/>
    </style:style>
    <style:style style:name="Table67.C" style:family="table-column">
      <style:table-column-properties style:column-width="1.547cm"/>
    </style:style>
    <style:style style:name="Table67.D" style:family="table-column">
      <style:table-column-properties style:column-width="2.26cm"/>
    </style:style>
    <style:style style:name="Table6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7.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7.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7" style:family="table">
      <style:table-properties style:width="8.911cm" table:align="left"/>
    </style:style>
    <style:style style:name="Table67.A" style:family="table-column">
      <style:table-column-properties style:column-width="2.415cm"/>
    </style:style>
    <style:style style:name="Table67.B" style:family="table-column">
      <style:table-column-properties style:column-width="2.69cm"/>
    </style:style>
    <style:style style:name="Table67.C" style:family="table-column">
      <style:table-column-properties style:column-width="1.547cm"/>
    </style:style>
    <style:style style:name="Table67.D" style:family="table-column">
      <style:table-column-properties style:column-width="2.26cm"/>
    </style:style>
    <style:style style:name="Table67.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7.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7.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7.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8" style:family="table">
      <style:table-properties style:width="15.462cm" style:rel-width="100%" table:align="left"/>
    </style:style>
    <style:style style:name="Table68.A" style:family="table-column">
      <style:table-column-properties style:column-width="1.326cm" style:rel-column-width="5621*"/>
    </style:style>
    <style:style style:name="Table68.B" style:family="table-column">
      <style:table-column-properties style:column-width="7.054cm" style:rel-column-width="29896*"/>
    </style:style>
    <style:style style:name="Table68.C" style:family="table-column">
      <style:table-column-properties style:column-width="7.082cm" style:rel-column-width="30018*"/>
    </style:style>
    <style:style style:name="Table6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8.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8.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68.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68.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8.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69" style:family="table">
      <style:table-properties style:width="15.462cm" style:rel-width="100%" table:align="left"/>
    </style:style>
    <style:style style:name="Table69.A" style:family="table-column">
      <style:table-column-properties style:column-width="5.592cm" style:rel-column-width="23696*"/>
    </style:style>
    <style:style style:name="Table69.B" style:family="table-column">
      <style:table-column-properties style:column-width="7.133cm" style:rel-column-width="30232*"/>
    </style:style>
    <style:style style:name="Table69.C" style:family="table-column">
      <style:table-column-properties style:column-width="2.738cm" style:rel-column-width="11605*"/>
    </style:style>
    <style:style style:name="Table6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6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69.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69.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0" style:family="table">
      <style:table-properties style:width="16.902cm" style:rel-width="100%" table:align="left" fo:background-color="#808080">
        <style:background-image/>
      </style:table-properties>
    </style:style>
    <style:style style:name="Table70.A" style:family="table-column">
      <style:table-column-properties style:column-width="16.902cm" style:rel-column-width="65535*"/>
    </style:style>
    <style:style style:name="Table70.A1" style:family="table-cell">
      <style:table-cell-properties style:vertical-align="middle" fo:padding="0.049cm" fo:border="none"/>
    </style:style>
    <style:style style:name="Table71" style:family="table">
      <style:table-properties style:width="17cm" style:rel-width="100%" table:align="left"/>
    </style:style>
    <style:style style:name="Table71.A" style:family="table-column">
      <style:table-column-properties style:column-width="13.854cm" style:rel-column-width="53404*"/>
    </style:style>
    <style:style style:name="Table71.B" style:family="table-column">
      <style:table-column-properties style:column-width="3.147cm" style:rel-column-width="12131*"/>
    </style:style>
    <style:style style:name="Table7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1.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1.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71.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2" style:family="table">
      <style:table-properties style:width="15.889cm" style:rel-width="94%" table:align="center"/>
    </style:style>
    <style:style style:name="Table72.A" style:family="table-column">
      <style:table-column-properties style:column-width="15.598cm" style:rel-column-width="60473*"/>
    </style:style>
    <style:style style:name="Table72.B" style:family="table-column">
      <style:table-column-properties style:column-width="0.291cm" style:rel-column-width="1129*"/>
    </style:style>
    <style:style style:name="Table72.A1" style:family="table-cell">
      <style:table-cell-properties style:vertical-align="middle" fo:padding="0.049cm" fo:border="none"/>
    </style:style>
    <style:style style:name="Table72.B1" style:family="table-cell">
      <style:table-cell-properties fo:padding="0.049cm" fo:border="none"/>
    </style:style>
    <style:style style:name="Table73" style:family="table">
      <style:table-properties style:width="15.498cm" style:rel-width="100%" table:align="left"/>
    </style:style>
    <style:style style:name="Table73.A" style:family="table-column">
      <style:table-column-properties style:column-width="15.498cm" style:rel-column-width="65535*"/>
    </style:style>
    <style:style style:name="Table73.A1" style:family="table-cell">
      <style:table-cell-properties style:vertical-align="middle" fo:padding="0.049cm" fo:border="none"/>
    </style:style>
    <style:style style:name="Table74" style:family="table">
      <style:table-properties style:width="8.911cm" table:align="left"/>
    </style:style>
    <style:style style:name="Table74.A" style:family="table-column">
      <style:table-column-properties style:column-width="2.415cm"/>
    </style:style>
    <style:style style:name="Table74.B" style:family="table-column">
      <style:table-column-properties style:column-width="2.69cm"/>
    </style:style>
    <style:style style:name="Table74.C" style:family="table-column">
      <style:table-column-properties style:column-width="1.547cm"/>
    </style:style>
    <style:style style:name="Table74.D" style:family="table-column">
      <style:table-column-properties style:column-width="2.26cm"/>
    </style:style>
    <style:style style:name="Table7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5" style:family="table">
      <style:table-properties style:width="15.498cm" style:rel-width="100%" table:align="left"/>
    </style:style>
    <style:style style:name="Table75.A" style:family="table-column">
      <style:table-column-properties style:column-width="1.326cm" style:rel-column-width="5609*"/>
    </style:style>
    <style:style style:name="Table75.B" style:family="table-column">
      <style:table-column-properties style:column-width="7.071cm" style:rel-column-width="29903*"/>
    </style:style>
    <style:style style:name="Table75.C" style:family="table-column">
      <style:table-column-properties style:column-width="7.1cm" style:rel-column-width="30023*"/>
    </style:style>
    <style:style style:name="Table7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5.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75.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75.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5.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6" style:family="table">
      <style:table-properties style:width="15.498cm" style:rel-width="100%" table:align="left"/>
    </style:style>
    <style:style style:name="Table76.A" style:family="table-column">
      <style:table-column-properties style:column-width="3.276cm" style:rel-column-width="13851*"/>
    </style:style>
    <style:style style:name="Table76.B" style:family="table-column">
      <style:table-column-properties style:column-width="3.898cm" style:rel-column-width="16484*"/>
    </style:style>
    <style:style style:name="Table76.C" style:family="table-column">
      <style:table-column-properties style:column-width="8.324cm" style:rel-column-width="35200*"/>
    </style:style>
    <style:style style:name="Table7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7" style:family="table">
      <style:table-properties style:width="16.902cm" style:rel-width="100%" table:align="left" fo:background-color="#808080">
        <style:background-image/>
      </style:table-properties>
    </style:style>
    <style:style style:name="Table77.A" style:family="table-column">
      <style:table-column-properties style:column-width="16.902cm" style:rel-column-width="65535*"/>
    </style:style>
    <style:style style:name="Table77.A1" style:family="table-cell">
      <style:table-cell-properties style:vertical-align="middle" fo:padding="0.049cm" fo:border="none"/>
    </style:style>
    <style:style style:name="Table72" style:family="table">
      <style:table-properties style:width="15.889cm" style:rel-width="94%" table:align="center"/>
    </style:style>
    <style:style style:name="Table72.A" style:family="table-column">
      <style:table-column-properties style:column-width="15.598cm" style:rel-column-width="60473*"/>
    </style:style>
    <style:style style:name="Table72.B" style:family="table-column">
      <style:table-column-properties style:column-width="0.291cm" style:rel-column-width="1129*"/>
    </style:style>
    <style:style style:name="Table72.A1" style:family="table-cell">
      <style:table-cell-properties style:vertical-align="middle" fo:padding="0.049cm" fo:border="none"/>
    </style:style>
    <style:style style:name="Table72.B1" style:family="table-cell">
      <style:table-cell-properties fo:padding="0.049cm" fo:border="none"/>
    </style:style>
    <style:style style:name="Table73" style:family="table">
      <style:table-properties style:width="15.498cm" style:rel-width="100%" table:align="left"/>
    </style:style>
    <style:style style:name="Table73.A" style:family="table-column">
      <style:table-column-properties style:column-width="15.498cm" style:rel-column-width="65535*"/>
    </style:style>
    <style:style style:name="Table73.A1" style:family="table-cell">
      <style:table-cell-properties style:vertical-align="middle" fo:padding="0.049cm" fo:border="none"/>
    </style:style>
    <style:style style:name="Table74" style:family="table">
      <style:table-properties style:width="8.911cm" table:align="left"/>
    </style:style>
    <style:style style:name="Table74.A" style:family="table-column">
      <style:table-column-properties style:column-width="2.415cm"/>
    </style:style>
    <style:style style:name="Table74.B" style:family="table-column">
      <style:table-column-properties style:column-width="2.69cm"/>
    </style:style>
    <style:style style:name="Table74.C" style:family="table-column">
      <style:table-column-properties style:column-width="1.547cm"/>
    </style:style>
    <style:style style:name="Table74.D" style:family="table-column">
      <style:table-column-properties style:column-width="2.26cm"/>
    </style:style>
    <style:style style:name="Table7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5" style:family="table">
      <style:table-properties style:width="15.498cm" style:rel-width="100%" table:align="left"/>
    </style:style>
    <style:style style:name="Table75.A" style:family="table-column">
      <style:table-column-properties style:column-width="1.326cm" style:rel-column-width="5609*"/>
    </style:style>
    <style:style style:name="Table75.B" style:family="table-column">
      <style:table-column-properties style:column-width="7.071cm" style:rel-column-width="29903*"/>
    </style:style>
    <style:style style:name="Table75.C" style:family="table-column">
      <style:table-column-properties style:column-width="7.1cm" style:rel-column-width="30023*"/>
    </style:style>
    <style:style style:name="Table7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5.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75.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75.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5.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6" style:family="table">
      <style:table-properties style:width="15.498cm" style:rel-width="100%" table:align="left"/>
    </style:style>
    <style:style style:name="Table76.A" style:family="table-column">
      <style:table-column-properties style:column-width="3.276cm" style:rel-column-width="13851*"/>
    </style:style>
    <style:style style:name="Table76.B" style:family="table-column">
      <style:table-column-properties style:column-width="3.898cm" style:rel-column-width="16484*"/>
    </style:style>
    <style:style style:name="Table76.C" style:family="table-column">
      <style:table-column-properties style:column-width="8.324cm" style:rel-column-width="35200*"/>
    </style:style>
    <style:style style:name="Table7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3" style:family="table">
      <style:table-properties style:width="15.498cm" style:rel-width="100%" table:align="left"/>
    </style:style>
    <style:style style:name="Table73.A" style:family="table-column">
      <style:table-column-properties style:column-width="15.498cm" style:rel-column-width="65535*"/>
    </style:style>
    <style:style style:name="Table73.A1" style:family="table-cell">
      <style:table-cell-properties style:vertical-align="middle" fo:padding="0.049cm" fo:border="none"/>
    </style:style>
    <style:style style:name="Table74" style:family="table">
      <style:table-properties style:width="8.911cm" table:align="left"/>
    </style:style>
    <style:style style:name="Table74.A" style:family="table-column">
      <style:table-column-properties style:column-width="2.415cm"/>
    </style:style>
    <style:style style:name="Table74.B" style:family="table-column">
      <style:table-column-properties style:column-width="2.69cm"/>
    </style:style>
    <style:style style:name="Table74.C" style:family="table-column">
      <style:table-column-properties style:column-width="1.547cm"/>
    </style:style>
    <style:style style:name="Table74.D" style:family="table-column">
      <style:table-column-properties style:column-width="2.26cm"/>
    </style:style>
    <style:style style:name="Table7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4" style:family="table">
      <style:table-properties style:width="8.911cm" table:align="left"/>
    </style:style>
    <style:style style:name="Table74.A" style:family="table-column">
      <style:table-column-properties style:column-width="2.415cm"/>
    </style:style>
    <style:style style:name="Table74.B" style:family="table-column">
      <style:table-column-properties style:column-width="2.69cm"/>
    </style:style>
    <style:style style:name="Table74.C" style:family="table-column">
      <style:table-column-properties style:column-width="1.547cm"/>
    </style:style>
    <style:style style:name="Table74.D" style:family="table-column">
      <style:table-column-properties style:column-width="2.26cm"/>
    </style:style>
    <style:style style:name="Table74.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4.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4.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4.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5" style:family="table">
      <style:table-properties style:width="15.498cm" style:rel-width="100%" table:align="left"/>
    </style:style>
    <style:style style:name="Table75.A" style:family="table-column">
      <style:table-column-properties style:column-width="1.326cm" style:rel-column-width="5609*"/>
    </style:style>
    <style:style style:name="Table75.B" style:family="table-column">
      <style:table-column-properties style:column-width="7.071cm" style:rel-column-width="29903*"/>
    </style:style>
    <style:style style:name="Table75.C" style:family="table-column">
      <style:table-column-properties style:column-width="7.1cm" style:rel-column-width="30023*"/>
    </style:style>
    <style:style style:name="Table75.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5.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5.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75.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75.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5.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6" style:family="table">
      <style:table-properties style:width="15.498cm" style:rel-width="100%" table:align="left"/>
    </style:style>
    <style:style style:name="Table76.A" style:family="table-column">
      <style:table-column-properties style:column-width="3.276cm" style:rel-column-width="13851*"/>
    </style:style>
    <style:style style:name="Table76.B" style:family="table-column">
      <style:table-column-properties style:column-width="3.898cm" style:rel-column-width="16484*"/>
    </style:style>
    <style:style style:name="Table76.C" style:family="table-column">
      <style:table-column-properties style:column-width="8.324cm" style:rel-column-width="35200*"/>
    </style:style>
    <style:style style:name="Table7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6.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6.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77" style:family="table">
      <style:table-properties style:width="16.902cm" style:rel-width="100%" table:align="left" fo:background-color="#808080">
        <style:background-image/>
      </style:table-properties>
    </style:style>
    <style:style style:name="Table77.A" style:family="table-column">
      <style:table-column-properties style:column-width="16.902cm" style:rel-column-width="65535*"/>
    </style:style>
    <style:style style:name="Table77.A1" style:family="table-cell">
      <style:table-cell-properties style:vertical-align="middle" fo:padding="0.049cm" fo:border="none"/>
    </style:style>
    <style:style style:name="Table78" style:family="table">
      <style:table-properties style:width="17cm" style:rel-width="100%" table:align="left"/>
    </style:style>
    <style:style style:name="Table78.A" style:family="table-column">
      <style:table-column-properties style:column-width="13.854cm" style:rel-column-width="53404*"/>
    </style:style>
    <style:style style:name="Table78.B" style:family="table-column">
      <style:table-column-properties style:column-width="3.147cm" style:rel-column-width="12131*"/>
    </style:style>
    <style:style style:name="Table78.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78.B1" style:family="table-cell">
      <style:table-cell-properties style:vertical-align="bottom"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78.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78.A4"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79" style:family="table">
      <style:table-properties style:width="15.889cm" style:rel-width="94%" table:align="center"/>
    </style:style>
    <style:style style:name="Table79.A" style:family="table-column">
      <style:table-column-properties style:column-width="15.598cm" style:rel-column-width="60473*"/>
    </style:style>
    <style:style style:name="Table79.B" style:family="table-column">
      <style:table-column-properties style:column-width="0.291cm" style:rel-column-width="1129*"/>
    </style:style>
    <style:style style:name="Table79.A1" style:family="table-cell">
      <style:table-cell-properties style:vertical-align="middle" fo:padding="0.049cm" fo:border="none"/>
    </style:style>
    <style:style style:name="Table79.B1" style:family="table-cell">
      <style:table-cell-properties fo:padding="0.049cm" fo:border="none"/>
    </style:style>
    <style:style style:name="Table80" style:family="table">
      <style:table-properties style:width="15.498cm" style:rel-width="100%" table:align="left"/>
    </style:style>
    <style:style style:name="Table80.A" style:family="table-column">
      <style:table-column-properties style:column-width="15.498cm" style:rel-column-width="65535*"/>
    </style:style>
    <style:style style:name="Table80.A1" style:family="table-cell">
      <style:table-cell-properties style:vertical-align="middle" fo:padding="0.049cm" fo:border="none"/>
    </style:style>
    <style:style style:name="Table81" style:family="table">
      <style:table-properties style:width="8.911cm" table:align="left"/>
    </style:style>
    <style:style style:name="Table81.A" style:family="table-column">
      <style:table-column-properties style:column-width="2.415cm"/>
    </style:style>
    <style:style style:name="Table81.B" style:family="table-column">
      <style:table-column-properties style:column-width="2.69cm"/>
    </style:style>
    <style:style style:name="Table81.C" style:family="table-column">
      <style:table-column-properties style:column-width="1.547cm"/>
    </style:style>
    <style:style style:name="Table81.D" style:family="table-column">
      <style:table-column-properties style:column-width="2.26cm"/>
    </style:style>
    <style:style style:name="Table8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2" style:family="table">
      <style:table-properties style:width="15.498cm" style:rel-width="100%" table:align="left"/>
    </style:style>
    <style:style style:name="Table82.A" style:family="table-column">
      <style:table-column-properties style:column-width="1.326cm" style:rel-column-width="5609*"/>
    </style:style>
    <style:style style:name="Table82.B" style:family="table-column">
      <style:table-column-properties style:column-width="7.071cm" style:rel-column-width="29903*"/>
    </style:style>
    <style:style style:name="Table82.C" style:family="table-column">
      <style:table-column-properties style:column-width="7.1cm" style:rel-column-width="30023*"/>
    </style:style>
    <style:style style:name="Table8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2.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82.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82.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2.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3" style:family="table">
      <style:table-properties style:width="15.498cm" style:rel-width="100%" table:align="left"/>
    </style:style>
    <style:style style:name="Table83.A" style:family="table-column">
      <style:table-column-properties style:column-width="3.276cm" style:rel-column-width="13851*"/>
    </style:style>
    <style:style style:name="Table83.B" style:family="table-column">
      <style:table-column-properties style:column-width="3.898cm" style:rel-column-width="16484*"/>
    </style:style>
    <style:style style:name="Table83.C" style:family="table-column">
      <style:table-column-properties style:column-width="8.324cm" style:rel-column-width="35200*"/>
    </style:style>
    <style:style style:name="Table8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4" style:family="table">
      <style:table-properties style:width="16.902cm" style:rel-width="100%" table:align="left" fo:background-color="#808080">
        <style:background-image/>
      </style:table-properties>
    </style:style>
    <style:style style:name="Table84.A" style:family="table-column">
      <style:table-column-properties style:column-width="16.902cm" style:rel-column-width="65535*"/>
    </style:style>
    <style:style style:name="Table84.A1" style:family="table-cell">
      <style:table-cell-properties style:vertical-align="middle" fo:padding="0.049cm" fo:border="none"/>
    </style:style>
    <style:style style:name="Table79" style:family="table">
      <style:table-properties style:width="15.889cm" style:rel-width="94%" table:align="center"/>
    </style:style>
    <style:style style:name="Table79.A" style:family="table-column">
      <style:table-column-properties style:column-width="15.598cm" style:rel-column-width="60473*"/>
    </style:style>
    <style:style style:name="Table79.B" style:family="table-column">
      <style:table-column-properties style:column-width="0.291cm" style:rel-column-width="1129*"/>
    </style:style>
    <style:style style:name="Table79.A1" style:family="table-cell">
      <style:table-cell-properties style:vertical-align="middle" fo:padding="0.049cm" fo:border="none"/>
    </style:style>
    <style:style style:name="Table79.B1" style:family="table-cell">
      <style:table-cell-properties fo:padding="0.049cm" fo:border="none"/>
    </style:style>
    <style:style style:name="Table80" style:family="table">
      <style:table-properties style:width="15.498cm" style:rel-width="100%" table:align="left"/>
    </style:style>
    <style:style style:name="Table80.A" style:family="table-column">
      <style:table-column-properties style:column-width="15.498cm" style:rel-column-width="65535*"/>
    </style:style>
    <style:style style:name="Table80.A1" style:family="table-cell">
      <style:table-cell-properties style:vertical-align="middle" fo:padding="0.049cm" fo:border="none"/>
    </style:style>
    <style:style style:name="Table81" style:family="table">
      <style:table-properties style:width="8.911cm" table:align="left"/>
    </style:style>
    <style:style style:name="Table81.A" style:family="table-column">
      <style:table-column-properties style:column-width="2.415cm"/>
    </style:style>
    <style:style style:name="Table81.B" style:family="table-column">
      <style:table-column-properties style:column-width="2.69cm"/>
    </style:style>
    <style:style style:name="Table81.C" style:family="table-column">
      <style:table-column-properties style:column-width="1.547cm"/>
    </style:style>
    <style:style style:name="Table81.D" style:family="table-column">
      <style:table-column-properties style:column-width="2.26cm"/>
    </style:style>
    <style:style style:name="Table8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2" style:family="table">
      <style:table-properties style:width="15.498cm" style:rel-width="100%" table:align="left"/>
    </style:style>
    <style:style style:name="Table82.A" style:family="table-column">
      <style:table-column-properties style:column-width="1.326cm" style:rel-column-width="5609*"/>
    </style:style>
    <style:style style:name="Table82.B" style:family="table-column">
      <style:table-column-properties style:column-width="7.071cm" style:rel-column-width="29903*"/>
    </style:style>
    <style:style style:name="Table82.C" style:family="table-column">
      <style:table-column-properties style:column-width="7.1cm" style:rel-column-width="30023*"/>
    </style:style>
    <style:style style:name="Table8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2.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82.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82.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2.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3" style:family="table">
      <style:table-properties style:width="15.498cm" style:rel-width="100%" table:align="left"/>
    </style:style>
    <style:style style:name="Table83.A" style:family="table-column">
      <style:table-column-properties style:column-width="3.276cm" style:rel-column-width="13851*"/>
    </style:style>
    <style:style style:name="Table83.B" style:family="table-column">
      <style:table-column-properties style:column-width="3.898cm" style:rel-column-width="16484*"/>
    </style:style>
    <style:style style:name="Table83.C" style:family="table-column">
      <style:table-column-properties style:column-width="8.324cm" style:rel-column-width="35200*"/>
    </style:style>
    <style:style style:name="Table8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0" style:family="table">
      <style:table-properties style:width="15.498cm" style:rel-width="100%" table:align="left"/>
    </style:style>
    <style:style style:name="Table80.A" style:family="table-column">
      <style:table-column-properties style:column-width="15.498cm" style:rel-column-width="65535*"/>
    </style:style>
    <style:style style:name="Table80.A1" style:family="table-cell">
      <style:table-cell-properties style:vertical-align="middle" fo:padding="0.049cm" fo:border="none"/>
    </style:style>
    <style:style style:name="Table81" style:family="table">
      <style:table-properties style:width="8.911cm" table:align="left"/>
    </style:style>
    <style:style style:name="Table81.A" style:family="table-column">
      <style:table-column-properties style:column-width="2.415cm"/>
    </style:style>
    <style:style style:name="Table81.B" style:family="table-column">
      <style:table-column-properties style:column-width="2.69cm"/>
    </style:style>
    <style:style style:name="Table81.C" style:family="table-column">
      <style:table-column-properties style:column-width="1.547cm"/>
    </style:style>
    <style:style style:name="Table81.D" style:family="table-column">
      <style:table-column-properties style:column-width="2.26cm"/>
    </style:style>
    <style:style style:name="Table8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1" style:family="table">
      <style:table-properties style:width="8.911cm" table:align="left"/>
    </style:style>
    <style:style style:name="Table81.A" style:family="table-column">
      <style:table-column-properties style:column-width="2.415cm"/>
    </style:style>
    <style:style style:name="Table81.B" style:family="table-column">
      <style:table-column-properties style:column-width="2.69cm"/>
    </style:style>
    <style:style style:name="Table81.C" style:family="table-column">
      <style:table-column-properties style:column-width="1.547cm"/>
    </style:style>
    <style:style style:name="Table81.D" style:family="table-column">
      <style:table-column-properties style:column-width="2.26cm"/>
    </style:style>
    <style:style style:name="Table8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1.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1.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2" style:family="table">
      <style:table-properties style:width="15.498cm" style:rel-width="100%" table:align="left"/>
    </style:style>
    <style:style style:name="Table82.A" style:family="table-column">
      <style:table-column-properties style:column-width="1.326cm" style:rel-column-width="5609*"/>
    </style:style>
    <style:style style:name="Table82.B" style:family="table-column">
      <style:table-column-properties style:column-width="7.071cm" style:rel-column-width="29903*"/>
    </style:style>
    <style:style style:name="Table82.C" style:family="table-column">
      <style:table-column-properties style:column-width="7.1cm" style:rel-column-width="30023*"/>
    </style:style>
    <style:style style:name="Table82.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2.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2.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82.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82.A3"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2.B3"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3" style:family="table">
      <style:table-properties style:width="15.498cm" style:rel-width="100%" table:align="left"/>
    </style:style>
    <style:style style:name="Table83.A" style:family="table-column">
      <style:table-column-properties style:column-width="3.276cm" style:rel-column-width="13851*"/>
    </style:style>
    <style:style style:name="Table83.B" style:family="table-column">
      <style:table-column-properties style:column-width="3.898cm" style:rel-column-width="16484*"/>
    </style:style>
    <style:style style:name="Table83.C" style:family="table-column">
      <style:table-column-properties style:column-width="8.324cm" style:rel-column-width="35200*"/>
    </style:style>
    <style:style style:name="Table83.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83.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83.A2"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83.B2"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84" style:family="table">
      <style:table-properties style:width="16.902cm" style:rel-width="100%" table:align="left" fo:background-color="#808080">
        <style:background-image/>
      </style:table-properties>
    </style:style>
    <style:style style:name="Table84.A" style:family="table-column">
      <style:table-column-properties style:column-width="16.902cm" style:rel-column-width="65535*"/>
    </style:style>
    <style:style style:name="Table84.A1" style:family="table-cell">
      <style:table-cell-properties style:vertical-align="middle" fo:padding="0.049cm" fo:border="none"/>
    </style:style>
    <style:style style:name="P1" style:family="paragraph" style:parent-style-name="Table_20_Contents">
      <style:text-properties fo:font-weight="bold"/>
    </style:style>
    <style:style style:name="P2" style:family="paragraph" style:parent-style-name="Table_20_Contents">
      <style:paragraph-properties fo:text-align="end" style:justify-single-word="false"/>
      <style:text-properties fo:font-weight="bold"/>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font-size="7pt"/>
    </style:style>
    <style:style style:name="P5" style:family="paragraph" style:parent-style-name="Table_20_Contents">
      <style:paragraph-properties fo:text-align="end" style:justify-single-word="false"/>
      <style:text-properties fo:color="#ffffff" loext:opacity="100%" fo:font-size="14pt"/>
    </style:style>
    <style:style style:name="T1" style:family="text">
      <style:text-properties fo:font-weight="bold"/>
    </style:style>
    <style:style style:name="T2" style:family="text">
      <style:text-properties fo:font-size="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026483604432">
          <table:table-cell table:style-name="Table1.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1.B1" office:value-type="string">
            <text:p text:style-name="P2">DEKONT</text:p>
          </table:table-cell>
        </table:table-row>
        <table:table-row table:style-name="TableLine94026483604432">
          <table:table-cell table:style-name="Table1.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3604432">
          <table:table-cell table:style-name="Table1.A2" table:number-columns-spanned="2" office:value-type="string">
            <table:table table:name="Table2" table:style-name="Table2">
              <table:table-column table:style-name="Table2.A"/>
              <table:table-column table:style-name="Table2.B"/>
              <table:table-row table:style-name="TableLine94026472618160">
                <table:table-cell table:style-name="Table2.A1" office:value-type="string">
                  <table:table table:name="Table3" table:style-name="Table3">
                    <table:table-column table:style-name="Table3.A"/>
                    <table:table-row table:style-name="TableLine94026486686208">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style-name="TableLine94026486690528">
                            <table:table-cell table:style-name="Table4.A1" office:value-type="string">
                              <text:p text:style-name="P1">İşlem Tarihi</text:p>
                            </table:table-cell>
                            <table:table-cell table:style-name="Table4.B1" office:value-type="string">
                              <text:p text:style-name="P1">İşlem Zamanı</text:p>
                            </table:table-cell>
                            <table:table-cell table:style-name="Table4.B1" office:value-type="string">
                              <text:p text:style-name="P1">Sıra No</text:p>
                            </table:table-cell>
                            <table:table-cell table:style-name="Table4.B1" office:value-type="string">
                              <text:p text:style-name="P1">Fiş Sıra No</text:p>
                            </table:table-cell>
                          </table:table-row>
                          <table:table-row table:style-name="TableLine94026486690528">
                            <table:table-cell table:style-name="Table4.A2" office:value-type="string">
                              <text:p text:style-name="Table_20_Contents">31/05/2021</text:p>
                            </table:table-cell>
                            <table:table-cell table:style-name="Table4.B2" office:value-type="string">
                              <text:p text:style-name="Table_20_Contents">19:45:27</text:p>
                            </table:table-cell>
                            <table:table-cell table:style-name="Table4.B2" office:value-type="string">
                              <text:p text:style-name="Table_20_Contents">000926</text:p>
                            </table:table-cell>
                            <table:table-cell table:style-name="Table4.B2" office:value-type="string">
                              <text:p text:style-name="Table_20_Contents">9519 4527</text:p>
                            </table:table-cell>
                          </table:table-row>
                        </table:table>
                        <text:p text:style-name="Table_20_Contents"/>
                      </table:table-cell>
                    </table:table-row>
                  </table:table>
                  <table:table table:name="Table5" table:style-name="Table5">
                    <table:table-column table:style-name="Table5.A"/>
                    <table:table-column table:style-name="Table5.B"/>
                    <table:table-column table:style-name="Table5.C"/>
                    <table:table-row table:style-name="TableLine94026486778224">
                      <table:table-cell table:style-name="Table5.A1" office:value-type="string">
                        <text:p text:style-name="P3"/>
                      </table:table-cell>
                      <table:table-cell table:style-name="Table5.B1" office:value-type="string">
                        <text:p text:style-name="P1">Gönderen</text:p>
                      </table:table-cell>
                      <table:table-cell table:style-name="Table5.B1" office:value-type="string">
                        <text:p text:style-name="P1">Alıcı</text:p>
                      </table:table-cell>
                    </table:table-row>
                    <table:table-row table:style-name="TableLine94026486778224">
                      <table:table-cell table:style-name="Table5.A2" office:value-type="string">
                        <text:p text:style-name="P1">İsim</text:p>
                      </table:table-cell>
                      <table:table-cell table:style-name="Table5.B2" office:value-type="string">
                        <text:p text:style-name="Table_20_Contents">HACI MURAT BALCI </text:p>
                      </table:table-cell>
                      <table:table-cell table:style-name="Table5.B2" office:value-type="string">
                        <text:p text:style-name="Table_20_Contents">ALİ UMUT BALCI </text:p>
                      </table:table-cell>
                    </table:table-row>
                    <table:table-row table:style-name="TableLine94026486778224">
                      <table:table-cell table:style-name="Table5.A3" office:value-type="string">
                        <text:p text:style-name="P1">Hesap</text:p>
                      </table:table-cell>
                      <table:table-cell table:style-name="Table5.B3" office:value-type="string">
                        <text:p text:style-name="Table_20_Contents">TOKAT ŞUBESI<text:line-break/>IBAN: TR70 0006 4000 0015 8000 3827 89</text:p>
                      </table:table-cell>
                      <table:table-cell table:style-name="Table5.B3" office:value-type="string">
                        <text:p text:style-name="Table_20_Contents">TOKAT ŞUBESI<text:line-break/>IBAN: TR31 0006 4000 0015 8001 2686 16</text:p>
                      </table:table-cell>
                    </table:table-row>
                  </table:table>
                  <table:table table:name="Table6" table:style-name="Table6">
                    <table:table-column table:style-name="Table6.A"/>
                    <table:table-column table:style-name="Table6.B"/>
                    <table:table-column table:style-name="Table6.C"/>
                    <table:table-row table:style-name="TableLine94026486839168">
                      <table:table-cell table:style-name="Table6.A1" office:value-type="string">
                        <text:p text:style-name="P1">Aktarılan Tutar(TL )</text:p>
                      </table:table-cell>
                      <table:table-cell table:style-name="Table6.B1" office:value-type="string">
                        <text:p text:style-name="P1">Havale Ücreti(TL ) + Vergi </text:p>
                      </table:table-cell>
                      <table:table-cell table:style-name="Table6.B1" office:value-type="string">
                        <text:p text:style-name="P1">Açıklama</text:p>
                      </table:table-cell>
                    </table:table-row>
                    <table:table-row table:style-name="TableLine94026486839168">
                      <table:table-cell table:style-name="Table6.A2" office:value-type="string">
                        <text:p text:style-name="Table_20_Contents">1,005.00</text:p>
                      </table:table-cell>
                      <table:table-cell table:style-name="Table6.B2" office:value-type="string">
                        <text:p text:style-name="Table_20_Contents">0.00</text:p>
                      </table:table-cell>
                      <table:table-cell table:style-name="Table6.B2" office:value-type="string">
                        <text:p text:style-name="Table_20_Contents">FRMLONELYDADTOGUXU </text:p>
                      </table:table-cell>
                    </table:table-row>
                  </table:table>
                  <text:p text:style-name="P3"/>
                </table:table-cell>
                <table:table-cell table:style-name="Table2.B1" office:value-type="string">
                  <text:p text:style-name="P3"/>
                </table:table-cell>
              </table:table-row>
              <table:table-row table:style-name="TableLine94026472618160">
                <table:table-cell table:style-name="Table2.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7" table:style-name="Table7">
              <table:table-column table:style-name="Table7.A"/>
              <table:table-row table:style-name="TableLine94026486888560">
                <table:table-cell table:style-name="Table7.A1" office:value-type="string">
                  <text:p text:style-name="P5">www.isbank.com.tr - 0 850 724 0 724 </text:p>
                </table:table-cell>
              </table:table-row>
            </table:table>
            <text:p text:style-name="Table_20_Contents"/>
          </table:table-cell>
          <table:covered-table-cell/>
        </table:table-row>
        <table:table-row table:style-name="TableLine94026483604432">
          <table:table-cell table:style-name="Table1.A4" table:number-columns-spanned="2" office:value-type="string">
            <text:p text:style-name="P3"/>
          </table:table-cell>
          <table:covered-table-cell/>
        </table:table-row>
      </table:table>
      <text:p text:style-name="Standard"/>
      <text:p text:style-name="Standard"/>
      <table:table table:name="Table8" table:style-name="Table8">
        <table:table-column table:style-name="Table8.A"/>
        <table:table-column table:style-name="Table8.B"/>
        <table:table-row table:style-name="TableLine94026483625584">
          <table:table-cell table:style-name="Table8.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8.B1" office:value-type="string">
            <text:p text:style-name="P2">DEKONT</text:p>
          </table:table-cell>
        </table:table-row>
        <table:table-row table:style-name="TableLine94026483625584">
          <table:table-cell table:style-name="Table8.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3625584">
          <table:table-cell table:style-name="Table8.A2" table:number-columns-spanned="2" office:value-type="string">
            <table:table table:name="Table9" table:style-name="Table9">
              <table:table-column table:style-name="Table9.A"/>
              <table:table-column table:style-name="Table9.B"/>
              <table:table-row table:style-name="TableLine94026483501344">
                <table:table-cell table:style-name="Table9.A1" office:value-type="string">
                  <table:table table:name="Table10" table:style-name="Table10">
                    <table:table-column table:style-name="Table10.A"/>
                    <table:table-row table:style-name="TableLine94026483575568">
                      <table:table-cell table:style-name="Table10.A1" office:value-type="string">
                        <table:table table:name="Table11" table:style-name="Table11">
                          <table:table-column table:style-name="Table11.A"/>
                          <table:table-column table:style-name="Table11.B"/>
                          <table:table-column table:style-name="Table11.C"/>
                          <table:table-column table:style-name="Table11.D"/>
                          <table:table-row table:style-name="TableLine94026487035136">
                            <table:table-cell table:style-name="Table11.A1" office:value-type="string">
                              <text:p text:style-name="P1">İşlem Tarihi</text:p>
                            </table:table-cell>
                            <table:table-cell table:style-name="Table11.B1" office:value-type="string">
                              <text:p text:style-name="P1">İşlem Zamanı</text:p>
                            </table:table-cell>
                            <table:table-cell table:style-name="Table11.B1" office:value-type="string">
                              <text:p text:style-name="P1">Sıra No</text:p>
                            </table:table-cell>
                            <table:table-cell table:style-name="Table11.B1" office:value-type="string">
                              <text:p text:style-name="P1">Fiş Sıra No</text:p>
                            </table:table-cell>
                          </table:table-row>
                          <table:table-row table:style-name="TableLine94026487035136">
                            <table:table-cell table:style-name="Table11.A2" office:value-type="string">
                              <text:p text:style-name="Table_20_Contents">13/05/2021</text:p>
                            </table:table-cell>
                            <table:table-cell table:style-name="Table11.B2" office:value-type="string">
                              <text:p text:style-name="Table_20_Contents">07:46:53</text:p>
                            </table:table-cell>
                            <table:table-cell table:style-name="Table11.B2" office:value-type="string">
                              <text:p text:style-name="Table_20_Contents">000925</text:p>
                            </table:table-cell>
                            <table:table-cell table:style-name="Table11.B2" office:value-type="string">
                              <text:p text:style-name="Table_20_Contents">9507 4653</text:p>
                            </table:table-cell>
                          </table:table-row>
                        </table:table>
                        <text:p text:style-name="Table_20_Contents"/>
                      </table:table-cell>
                    </table:table-row>
                  </table:table>
                  <table:table table:name="Table12" table:style-name="Table12">
                    <table:table-column table:style-name="Table12.A"/>
                    <table:table-column table:style-name="Table12.B"/>
                    <table:table-column table:style-name="Table12.C"/>
                    <table:table-row table:style-name="TableLine94026487718512">
                      <table:table-cell table:style-name="Table12.A1" office:value-type="string">
                        <text:p text:style-name="P3"/>
                      </table:table-cell>
                      <table:table-cell table:style-name="Table12.B1" office:value-type="string">
                        <text:p text:style-name="P1">Gönderen</text:p>
                      </table:table-cell>
                      <table:table-cell table:style-name="Table12.B1" office:value-type="string">
                        <text:p text:style-name="P1">Alıcı</text:p>
                      </table:table-cell>
                    </table:table-row>
                    <table:table-row table:style-name="TableLine94026487718512">
                      <table:table-cell table:style-name="Table12.A2" office:value-type="string">
                        <text:p text:style-name="P1">İsim</text:p>
                      </table:table-cell>
                      <table:table-cell table:style-name="Table12.B2" office:value-type="string">
                        <text:p text:style-name="Table_20_Contents">HACI MURAT BALCI </text:p>
                      </table:table-cell>
                      <table:table-cell table:style-name="Table12.B2" office:value-type="string">
                        <text:p text:style-name="Table_20_Contents">ALİ UMUT BALCI </text:p>
                      </table:table-cell>
                    </table:table-row>
                    <table:table-row table:style-name="TableLine94026487718512">
                      <table:table-cell table:style-name="Table12.A3" office:value-type="string">
                        <text:p text:style-name="P1">Hesap</text:p>
                      </table:table-cell>
                      <table:table-cell table:style-name="Table12.B3" office:value-type="string">
                        <text:p text:style-name="Table_20_Contents">TOKAT ŞUBESI<text:line-break/>IBAN: TR70 0006 4000 0015 8000 3827 89</text:p>
                      </table:table-cell>
                      <table:table-cell table:style-name="Table12.B3" office:value-type="string">
                        <text:p text:style-name="Table_20_Contents">TOKAT ŞUBESI<text:line-break/>IBAN: TR31 0006 4000 0015 8001 2686 16</text:p>
                      </table:table-cell>
                    </table:table-row>
                  </table:table>
                  <table:table table:name="Table13" table:style-name="Table13">
                    <table:table-column table:style-name="Table13.A"/>
                    <table:table-column table:style-name="Table13.B"/>
                    <table:table-column table:style-name="Table13.C"/>
                    <table:table-row table:style-name="TableLine94026487067600">
                      <table:table-cell table:style-name="Table13.A1" office:value-type="string">
                        <text:p text:style-name="P1">Aktarılan Tutar(TL )</text:p>
                      </table:table-cell>
                      <table:table-cell table:style-name="Table13.B1" office:value-type="string">
                        <text:p text:style-name="P1">Havale Ücreti(TL ) + Vergi </text:p>
                      </table:table-cell>
                      <table:table-cell table:style-name="Table13.B1" office:value-type="string">
                        <text:p text:style-name="P1">Açıklama</text:p>
                      </table:table-cell>
                    </table:table-row>
                    <table:table-row table:style-name="TableLine94026487067600">
                      <table:table-cell table:style-name="Table13.A2" office:value-type="string">
                        <text:p text:style-name="Table_20_Contents">250.00</text:p>
                      </table:table-cell>
                      <table:table-cell table:style-name="Table13.B2" office:value-type="string">
                        <text:p text:style-name="Table_20_Contents">0.00</text:p>
                      </table:table-cell>
                      <table:table-cell table:style-name="Table13.B2" office:value-type="string">
                        <text:p text:style-name="Table_20_Contents">... </text:p>
                      </table:table-cell>
                    </table:table-row>
                  </table:table>
                  <text:p text:style-name="P3"/>
                </table:table-cell>
                <table:table-cell table:style-name="Table9.B1" office:value-type="string">
                  <text:p text:style-name="P3"/>
                </table:table-cell>
              </table:table-row>
              <table:table-row table:style-name="TableLine94026483501344">
                <table:table-cell table:style-name="Table9.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14" table:style-name="Table14">
              <table:table-column table:style-name="Table14.A"/>
              <table:table-row table:style-name="TableLine94026487140128">
                <table:table-cell table:style-name="Table14.A1" office:value-type="string">
                  <text:p text:style-name="P5">www.isbank.com.tr - 0 850 724 0 724 </text:p>
                </table:table-cell>
              </table:table-row>
            </table:table>
            <text:p text:style-name="Table_20_Contents"/>
          </table:table-cell>
          <table:covered-table-cell/>
        </table:table-row>
        <table:table-row table:style-name="TableLine94026483625584">
          <table:table-cell table:style-name="Table8.A4" table:number-columns-spanned="2" office:value-type="string">
            <text:p text:style-name="P3"/>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15" table:style-name="Table15">
        <table:table-column table:style-name="Table15.A"/>
        <table:table-column table:style-name="Table15.B"/>
        <table:table-row table:style-name="TableLine94026486513856">
          <table:table-cell table:style-name="Table15.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15.B1" office:value-type="string">
            <text:p text:style-name="P2">DEKONT</text:p>
          </table:table-cell>
        </table:table-row>
        <table:table-row table:style-name="TableLine94026486513856">
          <table:table-cell table:style-name="Table15.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6513856">
          <table:table-cell table:style-name="Table15.A2" table:number-columns-spanned="2" office:value-type="string">
            <table:table table:name="Table16" table:style-name="Table16">
              <table:table-column table:style-name="Table16.A"/>
              <table:table-column table:style-name="Table16.B"/>
              <table:table-row table:style-name="TableLine94026486567984">
                <table:table-cell table:style-name="Table16.A1" office:value-type="string">
                  <table:table table:name="Table17" table:style-name="Table17">
                    <table:table-column table:style-name="Table17.A"/>
                    <table:table-row table:style-name="TableLine94026486612256">
                      <table:table-cell table:style-name="Table17.A1" office:value-type="string">
                        <table:table table:name="Table18" table:style-name="Table18">
                          <table:table-column table:style-name="Table18.A"/>
                          <table:table-column table:style-name="Table18.B"/>
                          <table:table-column table:style-name="Table18.C"/>
                          <table:table-column table:style-name="Table18.D"/>
                          <table:table-row table:style-name="TableLine94026486599952">
                            <table:table-cell table:style-name="Table18.A1" office:value-type="string">
                              <text:p text:style-name="P1">İşlem Tarihi</text:p>
                            </table:table-cell>
                            <table:table-cell table:style-name="Table18.B1" office:value-type="string">
                              <text:p text:style-name="P1">İşlem Zamanı</text:p>
                            </table:table-cell>
                            <table:table-cell table:style-name="Table18.B1" office:value-type="string">
                              <text:p text:style-name="P1">Sıra No</text:p>
                            </table:table-cell>
                            <table:table-cell table:style-name="Table18.B1" office:value-type="string">
                              <text:p text:style-name="P1">Fiş Sıra No</text:p>
                            </table:table-cell>
                          </table:table-row>
                          <table:table-row table:style-name="TableLine94026486599952">
                            <table:table-cell table:style-name="Table18.A2" office:value-type="string">
                              <text:p text:style-name="Table_20_Contents">29/03/2021</text:p>
                            </table:table-cell>
                            <table:table-cell table:style-name="Table18.B2" office:value-type="string">
                              <text:p text:style-name="Table_20_Contents">10:17:12</text:p>
                            </table:table-cell>
                            <table:table-cell table:style-name="Table18.B2" office:value-type="string">
                              <text:p text:style-name="Table_20_Contents">000922</text:p>
                            </table:table-cell>
                            <table:table-cell table:style-name="Table18.B2" office:value-type="string">
                              <text:p text:style-name="Table_20_Contents">9510 1712</text:p>
                            </table:table-cell>
                          </table:table-row>
                        </table:table>
                        <text:p text:style-name="Table_20_Contents"/>
                      </table:table-cell>
                    </table:table-row>
                  </table:table>
                  <table:table table:name="Table19" table:style-name="Table19">
                    <table:table-column table:style-name="Table19.A"/>
                    <table:table-column table:style-name="Table19.B"/>
                    <table:table-column table:style-name="Table19.C"/>
                    <table:table-row table:style-name="TableLine94026483494864">
                      <table:table-cell table:style-name="Table19.A1" office:value-type="string">
                        <text:p text:style-name="P3"/>
                      </table:table-cell>
                      <table:table-cell table:style-name="Table19.B1" office:value-type="string">
                        <text:p text:style-name="P1">Gönderen</text:p>
                      </table:table-cell>
                      <table:table-cell table:style-name="Table19.B1" office:value-type="string">
                        <text:p text:style-name="P1">Alıcı</text:p>
                      </table:table-cell>
                    </table:table-row>
                    <table:table-row table:style-name="TableLine94026483494864">
                      <table:table-cell table:style-name="Table19.A2" office:value-type="string">
                        <text:p text:style-name="P1">İsim</text:p>
                      </table:table-cell>
                      <table:table-cell table:style-name="Table19.B2" office:value-type="string">
                        <text:p text:style-name="Table_20_Contents">HACI MURAT BALCI </text:p>
                      </table:table-cell>
                      <table:table-cell table:style-name="Table19.B2" office:value-type="string">
                        <text:p text:style-name="Table_20_Contents">ALİ UMUT BALCI </text:p>
                      </table:table-cell>
                    </table:table-row>
                    <table:table-row table:style-name="TableLine94026483494864">
                      <table:table-cell table:style-name="Table19.A3" office:value-type="string">
                        <text:p text:style-name="P1">Hesap</text:p>
                      </table:table-cell>
                      <table:table-cell table:style-name="Table19.B3" office:value-type="string">
                        <text:p text:style-name="Table_20_Contents">TOKAT ŞUBESI<text:line-break/>IBAN: TR70 0006 4000 0015 8000 3827 89</text:p>
                      </table:table-cell>
                      <table:table-cell table:style-name="Table19.B3" office:value-type="string">
                        <text:p text:style-name="Table_20_Contents">TOKAT ŞUBESI<text:line-break/>IBAN: TR31 0006 4000 0015 8001 2686 16</text:p>
                      </table:table-cell>
                    </table:table-row>
                  </table:table>
                  <table:table table:name="Table20" table:style-name="Table20">
                    <table:table-column table:style-name="Table20.A"/>
                    <table:table-column table:style-name="Table20.B"/>
                    <table:table-column table:style-name="Table20.C"/>
                    <table:table-row table:style-name="TableLine94026489085904">
                      <table:table-cell table:style-name="Table20.A1" office:value-type="string">
                        <text:p text:style-name="P1">Aktarılan Tutar(TL )</text:p>
                      </table:table-cell>
                      <table:table-cell table:style-name="Table20.B1" office:value-type="string">
                        <text:p text:style-name="P1">Havale Ücreti(TL ) + Vergi </text:p>
                      </table:table-cell>
                      <table:table-cell table:style-name="Table20.B1" office:value-type="string">
                        <text:p text:style-name="P1">Açıklama</text:p>
                      </table:table-cell>
                    </table:table-row>
                    <table:table-row table:style-name="TableLine94026489085904">
                      <table:table-cell table:style-name="Table20.A2" office:value-type="string">
                        <text:p text:style-name="Table_20_Contents">1,003.00</text:p>
                      </table:table-cell>
                      <table:table-cell table:style-name="Table20.B2" office:value-type="string">
                        <text:p text:style-name="Table_20_Contents">0.00</text:p>
                      </table:table-cell>
                      <table:table-cell table:style-name="Table20.B2" office:value-type="string">
                        <text:p text:style-name="Table_20_Contents">DADMİSSGUXUVUUU </text:p>
                      </table:table-cell>
                    </table:table-row>
                  </table:table>
                  <text:p text:style-name="P3"/>
                </table:table-cell>
                <table:table-cell table:style-name="Table16.B1" office:value-type="string">
                  <text:p text:style-name="P3"/>
                </table:table-cell>
              </table:table-row>
              <table:table-row table:style-name="TableLine94026486567984">
                <table:table-cell table:style-name="Table16.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21" table:style-name="Table21">
              <table:table-column table:style-name="Table21.A"/>
              <table:table-row table:style-name="TableLine94026487837104">
                <table:table-cell table:style-name="Table21.A1" office:value-type="string">
                  <text:p text:style-name="P5">www.isbank.com.tr - 0 850 724 0 724 </text:p>
                </table:table-cell>
              </table:table-row>
            </table:table>
            <text:p text:style-name="Table_20_Contents"/>
          </table:table-cell>
          <table:covered-table-cell/>
        </table:table-row>
        <table:table-row table:style-name="TableLine94026486513856">
          <table:table-cell table:style-name="Table15.A4" table:number-columns-spanned="2" office:value-type="string">
            <text:p text:style-name="P3"/>
          </table:table-cell>
          <table:covered-table-cell/>
        </table:table-row>
      </table:table>
      <text:p text:style-name="Standard"/>
      <text:p text:style-name="Standard"/>
      <text:p text:style-name="Standard"/>
      <table:table table:name="Table22" table:style-name="Table22">
        <table:table-column table:style-name="Table22.A"/>
        <table:table-column table:style-name="Table22.B"/>
        <table:table-row table:style-name="TableLine94026474785728">
          <table:table-cell table:style-name="Table22.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22.B1" office:value-type="string">
            <text:p text:style-name="P2">DEKONT</text:p>
          </table:table-cell>
        </table:table-row>
        <table:table-row table:style-name="TableLine94026474785728">
          <table:table-cell table:style-name="Table22.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74785728">
          <table:table-cell table:style-name="Table22.A2" table:number-columns-spanned="2" office:value-type="string">
            <table:table table:name="Table23" table:style-name="Table23">
              <table:table-column table:style-name="Table23.A"/>
              <table:table-column table:style-name="Table23.B"/>
              <table:table-row table:style-name="TableLine94026489353616">
                <table:table-cell table:style-name="Table23.A1" office:value-type="string">
                  <table:table table:name="Table24" table:style-name="Table24">
                    <table:table-column table:style-name="Table24.A"/>
                    <table:table-row table:style-name="TableLine94026489330416">
                      <table:table-cell table:style-name="Table24.A1" office:value-type="string">
                        <table:table table:name="Table25" table:style-name="Table25">
                          <table:table-column table:style-name="Table25.A"/>
                          <table:table-column table:style-name="Table25.B"/>
                          <table:table-column table:style-name="Table25.C"/>
                          <table:table-column table:style-name="Table25.D"/>
                          <table:table-row table:style-name="TableLine94026486592528">
                            <table:table-cell table:style-name="Table25.A1" office:value-type="string">
                              <text:p text:style-name="P1">İşlem Tarihi</text:p>
                            </table:table-cell>
                            <table:table-cell table:style-name="Table25.B1" office:value-type="string">
                              <text:p text:style-name="P1">İşlem Zamanı</text:p>
                            </table:table-cell>
                            <table:table-cell table:style-name="Table25.B1" office:value-type="string">
                              <text:p text:style-name="P1">Sıra No</text:p>
                            </table:table-cell>
                            <table:table-cell table:style-name="Table25.B1" office:value-type="string">
                              <text:p text:style-name="P1">Fiş Sıra No</text:p>
                            </table:table-cell>
                          </table:table-row>
                          <table:table-row table:style-name="TableLine94026486592528">
                            <table:table-cell table:style-name="Table25.A2" office:value-type="string">
                              <text:p text:style-name="Table_20_Contents">08/03/2021</text:p>
                            </table:table-cell>
                            <table:table-cell table:style-name="Table25.B2" office:value-type="string">
                              <text:p text:style-name="Table_20_Contents">13:40:22</text:p>
                            </table:table-cell>
                            <table:table-cell table:style-name="Table25.B2" office:value-type="string">
                              <text:p text:style-name="Table_20_Contents">000918</text:p>
                            </table:table-cell>
                            <table:table-cell table:style-name="Table25.B2" office:value-type="string">
                              <text:p text:style-name="Table_20_Contents">9513 4022</text:p>
                            </table:table-cell>
                          </table:table-row>
                        </table:table>
                        <text:p text:style-name="Table_20_Contents"/>
                      </table:table-cell>
                    </table:table-row>
                  </table:table>
                  <table:table table:name="Table26" table:style-name="Table26">
                    <table:table-column table:style-name="Table26.A"/>
                    <table:table-column table:style-name="Table26.B"/>
                    <table:table-column table:style-name="Table26.C"/>
                    <table:table-row table:style-name="TableLine94026489293232">
                      <table:table-cell table:style-name="Table26.A1" office:value-type="string">
                        <text:p text:style-name="P3"/>
                      </table:table-cell>
                      <table:table-cell table:style-name="Table26.B1" office:value-type="string">
                        <text:p text:style-name="P1">Gönderen</text:p>
                      </table:table-cell>
                      <table:table-cell table:style-name="Table26.B1" office:value-type="string">
                        <text:p text:style-name="P1">Alıcı</text:p>
                      </table:table-cell>
                    </table:table-row>
                    <table:table-row table:style-name="TableLine94026489293232">
                      <table:table-cell table:style-name="Table26.A2" office:value-type="string">
                        <text:p text:style-name="P1">İsim</text:p>
                      </table:table-cell>
                      <table:table-cell table:style-name="Table26.B2" office:value-type="string">
                        <text:p text:style-name="Table_20_Contents">HACI MURAT BALCI </text:p>
                      </table:table-cell>
                      <table:table-cell table:style-name="Table26.B2" office:value-type="string">
                        <text:p text:style-name="Table_20_Contents">ALİ UMUT BALCI </text:p>
                      </table:table-cell>
                    </table:table-row>
                    <table:table-row table:style-name="TableLine94026489293232">
                      <table:table-cell table:style-name="Table26.A3" office:value-type="string">
                        <text:p text:style-name="P1">Hesap</text:p>
                      </table:table-cell>
                      <table:table-cell table:style-name="Table26.B3" office:value-type="string">
                        <text:p text:style-name="Table_20_Contents">TOKAT ŞUBESI<text:line-break/>IBAN: TR70 0006 4000 0015 8000 3827 89</text:p>
                      </table:table-cell>
                      <table:table-cell table:style-name="Table26.B3" office:value-type="string">
                        <text:p text:style-name="Table_20_Contents">TOKAT ŞUBESI<text:line-break/>IBAN: TR31 0006 4000 0015 8001 2686 16</text:p>
                      </table:table-cell>
                    </table:table-row>
                  </table:table>
                  <table:table table:name="Table27" table:style-name="Table27">
                    <table:table-column table:style-name="Table27.A"/>
                    <table:table-column table:style-name="Table27.B"/>
                    <table:table-column table:style-name="Table27.C"/>
                    <table:table-row table:style-name="TableLine94026489215472">
                      <table:table-cell table:style-name="Table27.A1" office:value-type="string">
                        <text:p text:style-name="P1">Aktarılan Tutar(TL )</text:p>
                      </table:table-cell>
                      <table:table-cell table:style-name="Table27.B1" office:value-type="string">
                        <text:p text:style-name="P1">Havale Ücreti(TL ) + Vergi </text:p>
                      </table:table-cell>
                      <table:table-cell table:style-name="Table27.B1" office:value-type="string">
                        <text:p text:style-name="P1">Açıklama</text:p>
                      </table:table-cell>
                    </table:table-row>
                    <table:table-row table:style-name="TableLine94026489215472">
                      <table:table-cell table:style-name="Table27.A2" office:value-type="string">
                        <text:p text:style-name="Table_20_Contents">1,002.00</text:p>
                      </table:table-cell>
                      <table:table-cell table:style-name="Table27.B2" office:value-type="string">
                        <text:p text:style-name="Table_20_Contents">0.00</text:p>
                      </table:table-cell>
                      <table:table-cell table:style-name="Table27.B2" office:value-type="string">
                        <text:p text:style-name="Table_20_Contents">GECİKMELİ ÖDEME </text:p>
                      </table:table-cell>
                    </table:table-row>
                  </table:table>
                  <text:p text:style-name="P3"/>
                </table:table-cell>
                <table:table-cell table:style-name="Table23.B1" office:value-type="string">
                  <text:p text:style-name="P3"/>
                </table:table-cell>
              </table:table-row>
              <table:table-row table:style-name="TableLine94026489353616">
                <table:table-cell table:style-name="Table23.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28" table:style-name="Table28">
              <table:table-column table:style-name="Table28.A"/>
              <table:table-row table:style-name="TableLine94026486436432">
                <table:table-cell table:style-name="Table28.A1" office:value-type="string">
                  <text:p text:style-name="P5">www.isbank.com.tr - 0 850 724 0 724 </text:p>
                </table:table-cell>
              </table:table-row>
            </table:table>
            <text:p text:style-name="Table_20_Contents"/>
          </table:table-cell>
          <table:covered-table-cell/>
        </table:table-row>
        <table:table-row table:style-name="TableLine94026474785728">
          <table:table-cell table:style-name="Table22.A4" table:number-columns-spanned="2" office:value-type="string">
            <text:p text:style-name="P3"/>
          </table:table-cell>
          <table:covered-table-cell/>
        </table:table-row>
      </table:table>
      <text:p text:style-name="Standard"/>
      <text:p text:style-name="Standard"/>
      <text:p text:style-name="Standard"/>
      <text:p text:style-name="Standard"/>
      <text:p text:style-name="Standard"/>
      <text:p text:style-name="Standard"/>
      <text:p text:style-name="Standard"><text:soft-page-break/></text:p>
      <table:table table:name="Table29" table:style-name="Table29">
        <table:table-column table:style-name="Table29.A"/>
        <table:table-column table:style-name="Table29.B"/>
        <table:table-row table:style-name="TableLine94026486418160">
          <table:table-cell table:style-name="Table29.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29.B1" office:value-type="string">
            <text:p text:style-name="P2">DEKONT</text:p>
          </table:table-cell>
        </table:table-row>
        <table:table-row table:style-name="TableLine94026486418160">
          <table:table-cell table:style-name="Table29.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6418160">
          <table:table-cell table:style-name="Table29.A2" table:number-columns-spanned="2" office:value-type="string">
            <table:table table:name="Table30" table:style-name="Table30">
              <table:table-column table:style-name="Table30.A"/>
              <table:table-column table:style-name="Table30.B"/>
              <table:table-row table:style-name="TableLine94026488143152">
                <table:table-cell table:style-name="Table30.A1" office:value-type="string">
                  <table:table table:name="Table31" table:style-name="Table31">
                    <table:table-column table:style-name="Table31.A"/>
                    <table:table-row table:style-name="TableLine94026486414656">
                      <table:table-cell table:style-name="Table31.A1" office:value-type="string">
                        <table:table table:name="Table32" table:style-name="Table32">
                          <table:table-column table:style-name="Table32.A"/>
                          <table:table-column table:style-name="Table32.B"/>
                          <table:table-column table:style-name="Table32.C"/>
                          <table:table-column table:style-name="Table32.D"/>
                          <table:table-row table:style-name="TableLine94026488275376">
                            <table:table-cell table:style-name="Table32.A1" office:value-type="string">
                              <text:p text:style-name="P1">İşlem Tarihi</text:p>
                            </table:table-cell>
                            <table:table-cell table:style-name="Table32.B1" office:value-type="string">
                              <text:p text:style-name="P1">İşlem Zamanı</text:p>
                            </table:table-cell>
                            <table:table-cell table:style-name="Table32.B1" office:value-type="string">
                              <text:p text:style-name="P1">Sıra No</text:p>
                            </table:table-cell>
                            <table:table-cell table:style-name="Table32.B1" office:value-type="string">
                              <text:p text:style-name="P1">Fiş Sıra No</text:p>
                            </table:table-cell>
                          </table:table-row>
                          <table:table-row table:style-name="TableLine94026488275376">
                            <table:table-cell table:style-name="Table32.A2" office:value-type="string">
                              <text:p text:style-name="Table_20_Contents">30/01/2021</text:p>
                            </table:table-cell>
                            <table:table-cell table:style-name="Table32.B2" office:value-type="string">
                              <text:p text:style-name="Table_20_Contents">12:00:48</text:p>
                            </table:table-cell>
                            <table:table-cell table:style-name="Table32.B2" office:value-type="string">
                              <text:p text:style-name="Table_20_Contents">000913</text:p>
                            </table:table-cell>
                            <table:table-cell table:style-name="Table32.B2" office:value-type="string">
                              <text:p text:style-name="Table_20_Contents">9512 0048</text:p>
                            </table:table-cell>
                          </table:table-row>
                        </table:table>
                        <text:p text:style-name="Table_20_Contents"/>
                      </table:table-cell>
                    </table:table-row>
                  </table:table>
                  <table:table table:name="Table33" table:style-name="Table33">
                    <table:table-column table:style-name="Table33.A"/>
                    <table:table-column table:style-name="Table33.B"/>
                    <table:table-column table:style-name="Table33.C"/>
                    <table:table-row table:style-name="TableLine94026488259792">
                      <table:table-cell table:style-name="Table33.A1" office:value-type="string">
                        <text:p text:style-name="P3"/>
                      </table:table-cell>
                      <table:table-cell table:style-name="Table33.B1" office:value-type="string">
                        <text:p text:style-name="P1">Gönderen</text:p>
                      </table:table-cell>
                      <table:table-cell table:style-name="Table33.B1" office:value-type="string">
                        <text:p text:style-name="P1">Alıcı</text:p>
                      </table:table-cell>
                    </table:table-row>
                    <table:table-row table:style-name="TableLine94026488259792">
                      <table:table-cell table:style-name="Table33.A2" office:value-type="string">
                        <text:p text:style-name="P1">İsim</text:p>
                      </table:table-cell>
                      <table:table-cell table:style-name="Table33.B2" office:value-type="string">
                        <text:p text:style-name="Table_20_Contents">HACI MURAT BALCI </text:p>
                      </table:table-cell>
                      <table:table-cell table:style-name="Table33.B2" office:value-type="string">
                        <text:p text:style-name="Table_20_Contents">ALİ UMUT BALCI </text:p>
                      </table:table-cell>
                    </table:table-row>
                    <table:table-row table:style-name="TableLine94026488259792">
                      <table:table-cell table:style-name="Table33.A3" office:value-type="string">
                        <text:p text:style-name="P1">Hesap</text:p>
                      </table:table-cell>
                      <table:table-cell table:style-name="Table33.B3" office:value-type="string">
                        <text:p text:style-name="Table_20_Contents">TOKAT ŞUBESI<text:line-break/>IBAN: TR70 0006 4000 0015 8000 3827 89</text:p>
                      </table:table-cell>
                      <table:table-cell table:style-name="Table33.B3" office:value-type="string">
                        <text:p text:style-name="Table_20_Contents">TOKAT ŞUBESI<text:line-break/>IBAN: TR31 0006 4000 0015 8001 2686 16</text:p>
                      </table:table-cell>
                    </table:table-row>
                  </table:table>
                  <table:table table:name="Table34" table:style-name="Table34">
                    <table:table-column table:style-name="Table34.A"/>
                    <table:table-column table:style-name="Table34.B"/>
                    <table:table-column table:style-name="Table34.C"/>
                    <table:table-row table:style-name="TableLine94026488263856">
                      <table:table-cell table:style-name="Table34.A1" office:value-type="string">
                        <text:p text:style-name="P1">Aktarılan Tutar(TL )</text:p>
                      </table:table-cell>
                      <table:table-cell table:style-name="Table34.B1" office:value-type="string">
                        <text:p text:style-name="P1">Havale Ücreti(TL ) + Vergi </text:p>
                      </table:table-cell>
                      <table:table-cell table:style-name="Table34.B1" office:value-type="string">
                        <text:p text:style-name="P1">Açıklama</text:p>
                      </table:table-cell>
                    </table:table-row>
                    <table:table-row table:style-name="TableLine94026488263856">
                      <table:table-cell table:style-name="Table34.A2" office:value-type="string">
                        <text:p text:style-name="Table_20_Contents">1,001.00</text:p>
                      </table:table-cell>
                      <table:table-cell table:style-name="Table34.B2" office:value-type="string">
                        <text:p text:style-name="Table_20_Contents">0.00</text:p>
                      </table:table-cell>
                      <table:table-cell table:style-name="Table34.B2" office:value-type="string">
                        <text:p text:style-name="Table_20_Contents">BABATOSON </text:p>
                      </table:table-cell>
                    </table:table-row>
                  </table:table>
                  <text:p text:style-name="P3"/>
                </table:table-cell>
                <table:table-cell table:style-name="Table30.B1" office:value-type="string">
                  <text:p text:style-name="P3"/>
                </table:table-cell>
              </table:table-row>
              <table:table-row table:style-name="TableLine94026488143152">
                <table:table-cell table:style-name="Table30.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35" table:style-name="Table35">
              <table:table-column table:style-name="Table35.A"/>
              <table:table-row table:style-name="TableLine94026488296320">
                <table:table-cell table:style-name="Table35.A1" office:value-type="string">
                  <text:p text:style-name="P5">www.isbank.com.tr - 0 850 724 0 724 </text:p>
                </table:table-cell>
              </table:table-row>
            </table:table>
            <text:p text:style-name="Table_20_Contents"/>
          </table:table-cell>
          <table:covered-table-cell/>
        </table:table-row>
        <table:table-row table:style-name="TableLine94026486418160">
          <table:table-cell table:style-name="Table29.A4" table:number-columns-spanned="2" office:value-type="string">
            <text:p text:style-name="P3"/>
          </table:table-cell>
          <table:covered-table-cell/>
        </table:table-row>
      </table:table>
      <text:p text:style-name="Standard"/>
      <text:p text:style-name="Standard"/>
      <text:p text:style-name="Standard"/>
      <text:p text:style-name="Standard"/>
      <table:table table:name="Table36" table:style-name="Table36">
        <table:table-column table:style-name="Table36.A"/>
        <table:table-column table:style-name="Table36.B"/>
        <table:table-row table:style-name="TableLine94026486661392">
          <table:table-cell table:style-name="Table36.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36.B1" office:value-type="string">
            <text:p text:style-name="P2">DEKONT</text:p>
          </table:table-cell>
        </table:table-row>
        <table:table-row table:style-name="TableLine94026486661392">
          <table:table-cell table:style-name="Table36.A2" table:number-columns-spanned="2" office:value-type="string">
            <text:p text:style-name="Table_20_Contents"><text:span text:style-name="T1">Sayın HACI MURAT BALCI </text:span><text:line-break/><text:span text:style-name="T1">Hesaba Para Aktarma İşlemi </text:span><text:line-break/>İnternet Şubesi İşlem Dekontu</text:p>
          </table:table-cell>
          <table:covered-table-cell/>
        </table:table-row>
        <table:table-row table:style-name="TableLine94026486661392">
          <table:table-cell table:style-name="Table36.A2" table:number-columns-spanned="2" office:value-type="string">
            <table:table table:name="Table37" table:style-name="Table37">
              <table:table-column table:style-name="Table37.A"/>
              <table:table-column table:style-name="Table37.B"/>
              <table:table-row table:style-name="TableLine94026487980688">
                <table:table-cell table:style-name="Table37.A1" office:value-type="string">
                  <table:table table:name="Table38" table:style-name="Table38">
                    <table:table-column table:style-name="Table38.A"/>
                    <table:table-row table:style-name="TableLine94026488038336">
                      <table:table-cell table:style-name="Table38.A1" office:value-type="string">
                        <table:table table:name="Table39" table:style-name="Table39">
                          <table:table-column table:style-name="Table39.A"/>
                          <table:table-column table:style-name="Table39.B"/>
                          <table:table-column table:style-name="Table39.C"/>
                          <table:table-column table:style-name="Table39.D"/>
                          <table:table-row table:style-name="TableLine94026486499856">
                            <table:table-cell table:style-name="Table39.A1" office:value-type="string">
                              <text:p text:style-name="P1">İşlem Tarihi</text:p>
                            </table:table-cell>
                            <table:table-cell table:style-name="Table39.B1" office:value-type="string">
                              <text:p text:style-name="P1">İşlem Zamanı</text:p>
                            </table:table-cell>
                            <table:table-cell table:style-name="Table39.B1" office:value-type="string">
                              <text:p text:style-name="P1">Sıra No</text:p>
                            </table:table-cell>
                            <table:table-cell table:style-name="Table39.B1" office:value-type="string">
                              <text:p text:style-name="P1">Fiş Sıra No</text:p>
                            </table:table-cell>
                          </table:table-row>
                          <table:table-row table:style-name="TableLine94026486499856">
                            <table:table-cell table:style-name="Table39.A2" office:value-type="string">
                              <text:p text:style-name="Table_20_Contents">29/12/2020</text:p>
                            </table:table-cell>
                            <table:table-cell table:style-name="Table39.B2" office:value-type="string">
                              <text:p text:style-name="Table_20_Contents">12:30:18</text:p>
                            </table:table-cell>
                            <table:table-cell table:style-name="Table39.B2" office:value-type="string">
                              <text:p text:style-name="Table_20_Contents">000907</text:p>
                            </table:table-cell>
                            <table:table-cell table:style-name="Table39.B2" office:value-type="string">
                              <text:p text:style-name="Table_20_Contents">3612 3018</text:p>
                            </table:table-cell>
                          </table:table-row>
                        </table:table>
                        <text:p text:style-name="Table_20_Contents"/>
                      </table:table-cell>
                    </table:table-row>
                  </table:table>
                  <table:table table:name="Table40" table:style-name="Table40">
                    <table:table-column table:style-name="Table40.A"/>
                    <table:table-column table:style-name="Table40.B"/>
                    <table:table-column table:style-name="Table40.C"/>
                    <table:table-row table:style-name="TableLine94026488031888">
                      <table:table-cell table:style-name="Table40.A1" office:value-type="string">
                        <text:p text:style-name="P3"/>
                      </table:table-cell>
                      <table:table-cell table:style-name="Table40.B1" office:value-type="string">
                        <text:p text:style-name="P1">Gönderen</text:p>
                      </table:table-cell>
                      <table:table-cell table:style-name="Table40.B1" office:value-type="string">
                        <text:p text:style-name="P1">Alıcı</text:p>
                      </table:table-cell>
                    </table:table-row>
                    <table:table-row table:style-name="TableLine94026488031888">
                      <table:table-cell table:style-name="Table40.A2" office:value-type="string">
                        <text:p text:style-name="P1">İsim</text:p>
                      </table:table-cell>
                      <table:table-cell table:style-name="Table40.B2" office:value-type="string">
                        <text:p text:style-name="Table_20_Contents">HACI MURAT BALCI </text:p>
                      </table:table-cell>
                      <table:table-cell table:style-name="Table40.B2" office:value-type="string">
                        <text:p text:style-name="Table_20_Contents">ALİ UMUT BALCI </text:p>
                      </table:table-cell>
                    </table:table-row>
                    <table:table-row table:style-name="TableLine94026488031888">
                      <table:table-cell table:style-name="Table40.A3" office:value-type="string">
                        <text:p text:style-name="P1">Hesap</text:p>
                      </table:table-cell>
                      <table:table-cell table:style-name="Table40.B3" office:value-type="string">
                        <text:p text:style-name="Table_20_Contents">TOKAT ŞUBESI<text:line-break/>IBAN: TR70 0006 4000 0015 8000 3827 89</text:p>
                      </table:table-cell>
                      <table:table-cell table:style-name="Table40.B3" office:value-type="string">
                        <text:p text:style-name="Table_20_Contents">TOKAT ŞUBESI<text:line-break/>IBAN: TR31 0006 4000 0015 8001 2686 16</text:p>
                      </table:table-cell>
                    </table:table-row>
                  </table:table>
                  <table:table table:name="Table41" table:style-name="Table41">
                    <table:table-column table:style-name="Table41.A"/>
                    <table:table-column table:style-name="Table41.B"/>
                    <table:table-column table:style-name="Table41.C"/>
                    <table:table-row table:style-name="TableLine94026489355168">
                      <table:table-cell table:style-name="Table41.A1" office:value-type="string">
                        <text:p text:style-name="P1">Aktarılan Tutar(TL )</text:p>
                      </table:table-cell>
                      <table:table-cell table:style-name="Table41.B1" office:value-type="string">
                        <text:p text:style-name="P1">Havale Ücreti(TL ) + Vergi </text:p>
                      </table:table-cell>
                      <table:table-cell table:style-name="Table41.B1" office:value-type="string">
                        <text:p text:style-name="P1">Açıklama</text:p>
                      </table:table-cell>
                    </table:table-row>
                    <table:table-row table:style-name="TableLine94026489355168">
                      <table:table-cell table:style-name="Table41.A2" office:value-type="string">
                        <text:p text:style-name="Table_20_Contents">1,012.00</text:p>
                      </table:table-cell>
                      <table:table-cell table:style-name="Table41.B2" office:value-type="string">
                        <text:p text:style-name="Table_20_Contents">0.00</text:p>
                      </table:table-cell>
                      <table:table-cell table:style-name="Table41.B2" office:value-type="string">
                        <text:p text:style-name="Table_20_Contents">HACI MURAT BALCI - HESABA AKTARILAN </text:p>
                      </table:table-cell>
                    </table:table-row>
                  </table:table>
                  <text:p text:style-name="P3"/>
                </table:table-cell>
                <table:table-cell table:style-name="Table37.B1" office:value-type="string">
                  <text:p text:style-name="P3"/>
                </table:table-cell>
              </table:table-row>
              <table:table-row table:style-name="TableLine94026487980688">
                <table:table-cell table:style-name="Table37.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42" table:style-name="Table42">
              <table:table-column table:style-name="Table42.A"/>
              <table:table-row table:style-name="TableLine94026487863248">
                <table:table-cell table:style-name="Table42.A1" office:value-type="string">
                  <text:p text:style-name="P5">www.isbank.com.tr - 0 850 724 0 724 </text:p>
                </table:table-cell>
              </table:table-row>
            </table:table>
            <text:p text:style-name="Table_20_Contents"/>
          </table:table-cell>
          <table:covered-table-cell/>
        </table:table-row>
        <table:table-row table:style-name="TableLine94026486661392">
          <table:table-cell table:style-name="Table36.A4" table:number-columns-spanned="2" office:value-type="string">
            <text:p text:style-name="P3"/>
          </table:table-cell>
          <table:covered-table-cell/>
        </table:table-row>
      </table:table>
      <text:p text:style-name="Standard"/>
      <text:p text:style-name="Standard"/>
      <text:p text:style-name="Standard"/>
      <text:p text:style-name="Standard"/>
      <text:p text:style-name="Standard"><text:soft-page-break/></text:p>
      <table:table table:name="Table43" table:style-name="Table43">
        <table:table-column table:style-name="Table43.A"/>
        <table:table-column table:style-name="Table43.B"/>
        <table:table-row table:style-name="TableLine94026483609728">
          <table:table-cell table:style-name="Table43.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43.B1" office:value-type="string">
            <text:p text:style-name="P2">DEKONT</text:p>
          </table:table-cell>
        </table:table-row>
        <table:table-row table:style-name="TableLine94026483609728">
          <table:table-cell table:style-name="Table43.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3609728">
          <table:table-cell table:style-name="Table43.A2" table:number-columns-spanned="2" office:value-type="string">
            <table:table table:name="Table44" table:style-name="Table44">
              <table:table-column table:style-name="Table44.A"/>
              <table:table-column table:style-name="Table44.B"/>
              <table:table-row table:style-name="TableLine94026484921248">
                <table:table-cell table:style-name="Table44.A1" office:value-type="string">
                  <table:table table:name="Table45" table:style-name="Table45">
                    <table:table-column table:style-name="Table45.A"/>
                    <table:table-row table:style-name="TableLine94026488565856">
                      <table:table-cell table:style-name="Table45.A1" office:value-type="string">
                        <table:table table:name="Table46" table:style-name="Table46">
                          <table:table-column table:style-name="Table46.A"/>
                          <table:table-column table:style-name="Table46.B"/>
                          <table:table-column table:style-name="Table46.C"/>
                          <table:table-column table:style-name="Table46.D"/>
                          <table:table-row table:style-name="TableLine94026488572992">
                            <table:table-cell table:style-name="Table46.A1" office:value-type="string">
                              <text:p text:style-name="P1">İşlem Tarihi</text:p>
                            </table:table-cell>
                            <table:table-cell table:style-name="Table46.B1" office:value-type="string">
                              <text:p text:style-name="P1">İşlem Zamanı</text:p>
                            </table:table-cell>
                            <table:table-cell table:style-name="Table46.B1" office:value-type="string">
                              <text:p text:style-name="P1">Sıra No</text:p>
                            </table:table-cell>
                            <table:table-cell table:style-name="Table46.B1" office:value-type="string">
                              <text:p text:style-name="P1">Fiş Sıra No</text:p>
                            </table:table-cell>
                          </table:table-row>
                          <table:table-row table:style-name="TableLine94026488572992">
                            <table:table-cell table:style-name="Table46.A2" office:value-type="string">
                              <text:p text:style-name="Table_20_Contents">27/11/2020</text:p>
                            </table:table-cell>
                            <table:table-cell table:style-name="Table46.B2" office:value-type="string">
                              <text:p text:style-name="Table_20_Contents">09:46:11</text:p>
                            </table:table-cell>
                            <table:table-cell table:style-name="Table46.B2" office:value-type="string">
                              <text:p text:style-name="Table_20_Contents">000900</text:p>
                            </table:table-cell>
                            <table:table-cell table:style-name="Table46.B2" office:value-type="string">
                              <text:p text:style-name="Table_20_Contents">9509 4611</text:p>
                            </table:table-cell>
                          </table:table-row>
                        </table:table>
                        <text:p text:style-name="Table_20_Contents"/>
                      </table:table-cell>
                    </table:table-row>
                  </table:table>
                  <table:table table:name="Table47" table:style-name="Table47">
                    <table:table-column table:style-name="Table47.A"/>
                    <table:table-column table:style-name="Table47.B"/>
                    <table:table-column table:style-name="Table47.C"/>
                    <table:table-row table:style-name="TableLine94026488613776">
                      <table:table-cell table:style-name="Table47.A1" office:value-type="string">
                        <text:p text:style-name="P3"/>
                      </table:table-cell>
                      <table:table-cell table:style-name="Table47.B1" office:value-type="string">
                        <text:p text:style-name="P1">Gönderen</text:p>
                      </table:table-cell>
                      <table:table-cell table:style-name="Table47.B1" office:value-type="string">
                        <text:p text:style-name="P1">Alıcı</text:p>
                      </table:table-cell>
                    </table:table-row>
                    <table:table-row table:style-name="TableLine94026488613776">
                      <table:table-cell table:style-name="Table47.A2" office:value-type="string">
                        <text:p text:style-name="P1">İsim</text:p>
                      </table:table-cell>
                      <table:table-cell table:style-name="Table47.B2" office:value-type="string">
                        <text:p text:style-name="Table_20_Contents">BALCI HACI MURAT </text:p>
                      </table:table-cell>
                      <table:table-cell table:style-name="Table47.B2" office:value-type="string">
                        <text:p text:style-name="Table_20_Contents">ALİ UMUT BALCI </text:p>
                      </table:table-cell>
                    </table:table-row>
                    <table:table-row table:style-name="TableLine94026488613776">
                      <table:table-cell table:style-name="Table47.A3" office:value-type="string">
                        <text:p text:style-name="P1">Hesap</text:p>
                      </table:table-cell>
                      <table:table-cell table:style-name="Table47.B3" office:value-type="string">
                        <text:p text:style-name="Table_20_Contents">TOKAT ŞUBESI<text:line-break/>IBAN: TR70 0006 4000 0015 8000 3827 89</text:p>
                      </table:table-cell>
                      <table:table-cell table:style-name="Table47.B3" office:value-type="string">
                        <text:p text:style-name="Table_20_Contents">TOKAT ŞUBESI<text:line-break/>IBAN: TR31 0006 4000 0015 8001 2686 16</text:p>
                      </table:table-cell>
                    </table:table-row>
                  </table:table>
                  <table:table table:name="Table48" table:style-name="Table48">
                    <table:table-column table:style-name="Table48.A"/>
                    <table:table-column table:style-name="Table48.B"/>
                    <table:table-column table:style-name="Table48.C"/>
                    <table:table-row table:style-name="TableLine94026488590016">
                      <table:table-cell table:style-name="Table48.A1" office:value-type="string">
                        <text:p text:style-name="P1">Aktarılan Tutar(TL )</text:p>
                      </table:table-cell>
                      <table:table-cell table:style-name="Table48.B1" office:value-type="string">
                        <text:p text:style-name="P1">Havale Ücreti(TL ) + Vergi </text:p>
                      </table:table-cell>
                      <table:table-cell table:style-name="Table48.B1" office:value-type="string">
                        <text:p text:style-name="P1">Açıklama</text:p>
                      </table:table-cell>
                    </table:table-row>
                    <table:table-row table:style-name="TableLine94026488590016">
                      <table:table-cell table:style-name="Table48.A2" office:value-type="string">
                        <text:p text:style-name="Table_20_Contents">1,000.00</text:p>
                      </table:table-cell>
                      <table:table-cell table:style-name="Table48.B2" office:value-type="string">
                        <text:p text:style-name="Table_20_Contents">0.00</text:p>
                      </table:table-cell>
                      <table:table-cell table:style-name="Table48.B2" office:value-type="string">
                        <text:p text:style-name="Table_20_Contents">FRMDDWTHLV </text:p>
                      </table:table-cell>
                    </table:table-row>
                  </table:table>
                  <text:p text:style-name="P3"/>
                </table:table-cell>
                <table:table-cell table:style-name="Table44.B1" office:value-type="string">
                  <text:p text:style-name="P3"/>
                </table:table-cell>
              </table:table-row>
              <table:table-row table:style-name="TableLine94026484921248">
                <table:table-cell table:style-name="Table44.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49" table:style-name="Table49">
              <table:table-column table:style-name="Table49.A"/>
              <table:table-row table:style-name="TableLine94026488979760">
                <table:table-cell table:style-name="Table49.A1" office:value-type="string">
                  <text:p text:style-name="P5">www.isbank.com.tr - 0 850 724 0 724 </text:p>
                </table:table-cell>
              </table:table-row>
            </table:table>
            <text:p text:style-name="Table_20_Contents"/>
          </table:table-cell>
          <table:covered-table-cell/>
        </table:table-row>
        <table:table-row table:style-name="TableLine94026483609728">
          <table:table-cell table:style-name="Table43.A4" table:number-columns-spanned="2" office:value-type="string">
            <text:p text:style-name="P3"/>
          </table:table-cell>
          <table:covered-table-cell/>
        </table:table-row>
      </table:table>
      <text:p text:style-name="Standard"/>
      <text:p text:style-name="Standard"/>
      <table:table table:name="Table50" table:style-name="Table50">
        <table:table-column table:style-name="Table50.A"/>
        <table:table-column table:style-name="Table50.B"/>
        <table:table-row table:style-name="TableLine94026488096656">
          <table:table-cell table:style-name="Table50.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50.B1" office:value-type="string">
            <text:p text:style-name="P2">DEKONT</text:p>
          </table:table-cell>
        </table:table-row>
        <table:table-row table:style-name="TableLine94026488096656">
          <table:table-cell table:style-name="Table50.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8096656">
          <table:table-cell table:style-name="Table50.A2" table:number-columns-spanned="2" office:value-type="string">
            <table:table table:name="Table51" table:style-name="Table51">
              <table:table-column table:style-name="Table51.A"/>
              <table:table-column table:style-name="Table51.B"/>
              <table:table-row table:style-name="TableLine94026488429632">
                <table:table-cell table:style-name="Table51.A1" office:value-type="string">
                  <table:table table:name="Table52" table:style-name="Table52">
                    <table:table-column table:style-name="Table52.A"/>
                    <table:table-row table:style-name="TableLine94026488317424">
                      <table:table-cell table:style-name="Table52.A1" office:value-type="string">
                        <table:table table:name="Table53" table:style-name="Table53">
                          <table:table-column table:style-name="Table53.A"/>
                          <table:table-column table:style-name="Table53.B"/>
                          <table:table-column table:style-name="Table53.C"/>
                          <table:table-column table:style-name="Table53.D"/>
                          <table:table-row table:style-name="TableLine94026487982672">
                            <table:table-cell table:style-name="Table53.A1" office:value-type="string">
                              <text:p text:style-name="P1">İşlem Tarihi</text:p>
                            </table:table-cell>
                            <table:table-cell table:style-name="Table53.B1" office:value-type="string">
                              <text:p text:style-name="P1">İşlem Zamanı</text:p>
                            </table:table-cell>
                            <table:table-cell table:style-name="Table53.B1" office:value-type="string">
                              <text:p text:style-name="P1">Sıra No</text:p>
                            </table:table-cell>
                            <table:table-cell table:style-name="Table53.B1" office:value-type="string">
                              <text:p text:style-name="P1">Fiş Sıra No</text:p>
                            </table:table-cell>
                          </table:table-row>
                          <table:table-row table:style-name="TableLine94026487982672">
                            <table:table-cell table:style-name="Table53.A2" office:value-type="string">
                              <text:p text:style-name="Table_20_Contents">27/10/2020</text:p>
                            </table:table-cell>
                            <table:table-cell table:style-name="Table53.B2" office:value-type="string">
                              <text:p text:style-name="Table_20_Contents">06:51:58</text:p>
                            </table:table-cell>
                            <table:table-cell table:style-name="Table53.B2" office:value-type="string">
                              <text:p text:style-name="Table_20_Contents">000897</text:p>
                            </table:table-cell>
                            <table:table-cell table:style-name="Table53.B2" office:value-type="string">
                              <text:p text:style-name="Table_20_Contents">9506 5158</text:p>
                            </table:table-cell>
                          </table:table-row>
                        </table:table>
                        <text:p text:style-name="Table_20_Contents"/>
                      </table:table-cell>
                    </table:table-row>
                  </table:table>
                  <table:table table:name="Table54" table:style-name="Table54">
                    <table:table-column table:style-name="Table54.A"/>
                    <table:table-column table:style-name="Table54.B"/>
                    <table:table-column table:style-name="Table54.C"/>
                    <table:table-row table:style-name="TableLine94026488732608">
                      <table:table-cell table:style-name="Table54.A1" office:value-type="string">
                        <text:p text:style-name="P3"/>
                      </table:table-cell>
                      <table:table-cell table:style-name="Table54.B1" office:value-type="string">
                        <text:p text:style-name="P1">Gönderen</text:p>
                      </table:table-cell>
                      <table:table-cell table:style-name="Table54.B1" office:value-type="string">
                        <text:p text:style-name="P1">Alıcı</text:p>
                      </table:table-cell>
                    </table:table-row>
                    <table:table-row table:style-name="TableLine94026488732608">
                      <table:table-cell table:style-name="Table54.A2" office:value-type="string">
                        <text:p text:style-name="P1">İsim</text:p>
                      </table:table-cell>
                      <table:table-cell table:style-name="Table54.B2" office:value-type="string">
                        <text:p text:style-name="Table_20_Contents">BALCI HACI MURAT </text:p>
                      </table:table-cell>
                      <table:table-cell table:style-name="Table54.B2" office:value-type="string">
                        <text:p text:style-name="Table_20_Contents">YASEMİN BALCI </text:p>
                      </table:table-cell>
                    </table:table-row>
                    <table:table-row table:style-name="TableLine94026488732608">
                      <table:table-cell table:style-name="Table54.A3" office:value-type="string">
                        <text:p text:style-name="P1">Hesap</text:p>
                      </table:table-cell>
                      <table:table-cell table:style-name="Table54.B3" office:value-type="string">
                        <text:p text:style-name="Table_20_Contents">TOKAT ŞUBESI<text:line-break/>IBAN: TR70 0006 4000 0015 8000 3827 89</text:p>
                      </table:table-cell>
                      <table:table-cell table:style-name="Table54.B3" office:value-type="string">
                        <text:p text:style-name="Table_20_Contents">TOKAT ŞUBESI<text:line-break/>IBAN: TR96 0006 4000 0015 8001 3390 32</text:p>
                      </table:table-cell>
                    </table:table-row>
                  </table:table>
                  <table:table table:name="Table55" table:style-name="Table55">
                    <table:table-column table:style-name="Table55.A"/>
                    <table:table-column table:style-name="Table55.B"/>
                    <table:table-column table:style-name="Table55.C"/>
                    <table:table-row table:style-name="TableLine94026488476624">
                      <table:table-cell table:style-name="Table55.A1" office:value-type="string">
                        <text:p text:style-name="P1">Aktarılan Tutar(TL )</text:p>
                      </table:table-cell>
                      <table:table-cell table:style-name="Table55.B1" office:value-type="string">
                        <text:p text:style-name="P1">Havale Ücreti(TL ) + Vergi </text:p>
                      </table:table-cell>
                      <table:table-cell table:style-name="Table55.B1" office:value-type="string">
                        <text:p text:style-name="P1">Açıklama</text:p>
                      </table:table-cell>
                    </table:table-row>
                    <table:table-row table:style-name="TableLine94026488476624">
                      <table:table-cell table:style-name="Table55.A2" office:value-type="string">
                        <text:p text:style-name="Table_20_Contents">1,000.00</text:p>
                      </table:table-cell>
                      <table:table-cell table:style-name="Table55.B2" office:value-type="string">
                        <text:p text:style-name="Table_20_Contents">0.00</text:p>
                      </table:table-cell>
                      <table:table-cell table:style-name="Table55.B2" office:value-type="string">
                        <text:p text:style-name="Table_20_Contents">FRM DD TO GUXUS </text:p>
                      </table:table-cell>
                    </table:table-row>
                  </table:table>
                  <text:p text:style-name="P3"/>
                </table:table-cell>
                <table:table-cell table:style-name="Table51.B1" office:value-type="string">
                  <text:p text:style-name="P3"/>
                </table:table-cell>
              </table:table-row>
              <table:table-row table:style-name="TableLine94026488429632">
                <table:table-cell table:style-name="Table51.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56" table:style-name="Table56">
              <table:table-column table:style-name="Table56.A"/>
              <table:table-row table:style-name="TableLine94026488712784">
                <table:table-cell table:style-name="Table56.A1" office:value-type="string">
                  <text:p text:style-name="P5">www.isbank.com.tr - 0 850 724 0 724 </text:p>
                </table:table-cell>
              </table:table-row>
            </table:table>
            <text:p text:style-name="Table_20_Contents"/>
          </table:table-cell>
          <table:covered-table-cell/>
        </table:table-row>
        <table:table-row table:style-name="TableLine94026488096656">
          <table:table-cell table:style-name="Table50.A4" table:number-columns-spanned="2" office:value-type="string">
            <text:p text:style-name="P3"/>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57" table:style-name="Table57">
        <table:table-column table:style-name="Table57.A"/>
        <table:table-column table:style-name="Table57.B"/>
        <table:table-row table:style-name="TableLine94026483652912">
          <table:table-cell table:style-name="Table57.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57.B1" office:value-type="string">
            <text:p text:style-name="P2">DEKONT</text:p>
          </table:table-cell>
        </table:table-row>
        <table:table-row table:style-name="TableLine94026483652912">
          <table:table-cell table:style-name="Table57.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3652912">
          <table:table-cell table:style-name="Table57.A2" table:number-columns-spanned="2" office:value-type="string">
            <table:table table:name="Table58" table:style-name="Table58">
              <table:table-column table:style-name="Table58.A"/>
              <table:table-column table:style-name="Table58.B"/>
              <table:table-row table:style-name="TableLine94026481396096">
                <table:table-cell table:style-name="Table58.A1" office:value-type="string">
                  <table:table table:name="Table59" table:style-name="Table59">
                    <table:table-column table:style-name="Table59.A"/>
                    <table:table-row table:style-name="TableLine94026486402768">
                      <table:table-cell table:style-name="Table59.A1" office:value-type="string">
                        <table:table table:name="Table60" table:style-name="Table60">
                          <table:table-column table:style-name="Table60.A"/>
                          <table:table-column table:style-name="Table60.B"/>
                          <table:table-column table:style-name="Table60.C"/>
                          <table:table-column table:style-name="Table60.D"/>
                          <table:table-row table:style-name="TableLine94026490644304">
                            <table:table-cell table:style-name="Table60.A1" office:value-type="string">
                              <text:p text:style-name="P1">İşlem Tarihi</text:p>
                            </table:table-cell>
                            <table:table-cell table:style-name="Table60.B1" office:value-type="string">
                              <text:p text:style-name="P1">İşlem Zamanı</text:p>
                            </table:table-cell>
                            <table:table-cell table:style-name="Table60.B1" office:value-type="string">
                              <text:p text:style-name="P1">Sıra No</text:p>
                            </table:table-cell>
                            <table:table-cell table:style-name="Table60.B1" office:value-type="string">
                              <text:p text:style-name="P1">Fiş Sıra No</text:p>
                            </table:table-cell>
                          </table:table-row>
                          <table:table-row table:style-name="TableLine94026490644304">
                            <table:table-cell table:style-name="Table60.A2" office:value-type="string">
                              <text:p text:style-name="Table_20_Contents">27/09/2020</text:p>
                            </table:table-cell>
                            <table:table-cell table:style-name="Table60.B2" office:value-type="string">
                              <text:p text:style-name="Table_20_Contents">12:48:39</text:p>
                            </table:table-cell>
                            <table:table-cell table:style-name="Table60.B2" office:value-type="string">
                              <text:p text:style-name="Table_20_Contents">000886</text:p>
                            </table:table-cell>
                            <table:table-cell table:style-name="Table60.B2" office:value-type="string">
                              <text:p text:style-name="Table_20_Contents">9512 4839</text:p>
                            </table:table-cell>
                          </table:table-row>
                        </table:table>
                        <text:p text:style-name="Table_20_Contents"/>
                      </table:table-cell>
                    </table:table-row>
                  </table:table>
                  <table:table table:name="Table61" table:style-name="Table61">
                    <table:table-column table:style-name="Table61.A"/>
                    <table:table-column table:style-name="Table61.B"/>
                    <table:table-column table:style-name="Table61.C"/>
                    <table:table-row table:style-name="TableLine94026490691360">
                      <table:table-cell table:style-name="Table61.A1" office:value-type="string">
                        <text:p text:style-name="P3"/>
                      </table:table-cell>
                      <table:table-cell table:style-name="Table61.B1" office:value-type="string">
                        <text:p text:style-name="P1">Gönderen</text:p>
                      </table:table-cell>
                      <table:table-cell table:style-name="Table61.B1" office:value-type="string">
                        <text:p text:style-name="P1">Alıcı</text:p>
                      </table:table-cell>
                    </table:table-row>
                    <table:table-row table:style-name="TableLine94026490691360">
                      <table:table-cell table:style-name="Table61.A2" office:value-type="string">
                        <text:p text:style-name="P1">İsim</text:p>
                      </table:table-cell>
                      <table:table-cell table:style-name="Table61.B2" office:value-type="string">
                        <text:p text:style-name="Table_20_Contents">BALCI HACI MURAT </text:p>
                      </table:table-cell>
                      <table:table-cell table:style-name="Table61.B2" office:value-type="string">
                        <text:p text:style-name="Table_20_Contents">ALİ UMUT BALCI </text:p>
                      </table:table-cell>
                    </table:table-row>
                    <table:table-row table:style-name="TableLine94026490691360">
                      <table:table-cell table:style-name="Table61.A3" office:value-type="string">
                        <text:p text:style-name="P1">Hesap</text:p>
                      </table:table-cell>
                      <table:table-cell table:style-name="Table61.B3" office:value-type="string">
                        <text:p text:style-name="Table_20_Contents">TOKAT ŞUBESI<text:line-break/>IBAN: TR70 0006 4000 0015 8000 3827 89</text:p>
                      </table:table-cell>
                      <table:table-cell table:style-name="Table61.B3" office:value-type="string">
                        <text:p text:style-name="Table_20_Contents">TOKAT ŞUBESI<text:line-break/>IBAN: TR31 0006 4000 0015 8001 2686 16</text:p>
                      </table:table-cell>
                    </table:table-row>
                  </table:table>
                  <table:table table:name="Table62" table:style-name="Table62">
                    <table:table-column table:style-name="Table62.A"/>
                    <table:table-column table:style-name="Table62.B"/>
                    <table:table-column table:style-name="Table62.C"/>
                    <table:table-row table:style-name="TableLine94026490674288">
                      <table:table-cell table:style-name="Table62.A1" office:value-type="string">
                        <text:p text:style-name="P1">Aktarılan Tutar(TL )</text:p>
                      </table:table-cell>
                      <table:table-cell table:style-name="Table62.B1" office:value-type="string">
                        <text:p text:style-name="P1">Havale Ücreti(TL ) + Vergi </text:p>
                      </table:table-cell>
                      <table:table-cell table:style-name="Table62.B1" office:value-type="string">
                        <text:p text:style-name="P1">Açıklama</text:p>
                      </table:table-cell>
                    </table:table-row>
                    <table:table-row table:style-name="TableLine94026490674288">
                      <table:table-cell table:style-name="Table62.A2" office:value-type="string">
                        <text:p text:style-name="Table_20_Contents">1,000.00</text:p>
                      </table:table-cell>
                      <table:table-cell table:style-name="Table62.B2" office:value-type="string">
                        <text:p text:style-name="Table_20_Contents">0.00</text:p>
                      </table:table-cell>
                      <table:table-cell table:style-name="Table62.B2" office:value-type="string">
                        <text:p text:style-name="Table_20_Contents">BALCI HACI MURAT TARAFINDAN HESABA AKTARILAN </text:p>
                      </table:table-cell>
                    </table:table-row>
                  </table:table>
                  <text:p text:style-name="P3"/>
                </table:table-cell>
                <table:table-cell table:style-name="Table58.B1" office:value-type="string">
                  <text:p text:style-name="P3"/>
                </table:table-cell>
              </table:table-row>
              <table:table-row table:style-name="TableLine94026481396096">
                <table:table-cell table:style-name="Table58.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63" table:style-name="Table63">
              <table:table-column table:style-name="Table63.A"/>
              <table:table-row table:style-name="TableLine94026488504144">
                <table:table-cell table:style-name="Table63.A1" office:value-type="string">
                  <text:p text:style-name="P5">www.isbank.com.tr - 0 850 724 0 724 </text:p>
                </table:table-cell>
              </table:table-row>
            </table:table>
            <text:p text:style-name="Table_20_Contents"/>
          </table:table-cell>
          <table:covered-table-cell/>
        </table:table-row>
        <table:table-row table:style-name="TableLine94026483652912">
          <table:table-cell table:style-name="Table57.A4" table:number-columns-spanned="2" office:value-type="string">
            <text:p text:style-name="P3"/>
          </table:table-cell>
          <table:covered-table-cell/>
        </table:table-row>
      </table:table>
      <text:p text:style-name="Standard"/>
      <text:p text:style-name="Standard"/>
      <text:p text:style-name="Standard"/>
      <table:table table:name="Table64" table:style-name="Table64">
        <table:table-column table:style-name="Table64.A"/>
        <table:table-column table:style-name="Table64.B"/>
        <table:table-row table:style-name="TableLine94026490661840">
          <table:table-cell table:style-name="Table64.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64.B1" office:value-type="string">
            <text:p text:style-name="P2">DEKONT</text:p>
          </table:table-cell>
        </table:table-row>
        <table:table-row table:style-name="TableLine94026490661840">
          <table:table-cell table:style-name="Table64.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90661840">
          <table:table-cell table:style-name="Table64.A2" table:number-columns-spanned="2" office:value-type="string">
            <table:table table:name="Table65" table:style-name="Table65">
              <table:table-column table:style-name="Table65.A"/>
              <table:table-column table:style-name="Table65.B"/>
              <table:table-row table:style-name="TableLine94026487009520">
                <table:table-cell table:style-name="Table65.A1" office:value-type="string">
                  <table:table table:name="Table66" table:style-name="Table66">
                    <table:table-column table:style-name="Table66.A"/>
                    <table:table-row table:style-name="TableLine94026411791616">
                      <table:table-cell table:style-name="Table66.A1" office:value-type="string">
                        <table:table table:name="Table67" table:style-name="Table67">
                          <table:table-column table:style-name="Table67.A"/>
                          <table:table-column table:style-name="Table67.B"/>
                          <table:table-column table:style-name="Table67.C"/>
                          <table:table-column table:style-name="Table67.D"/>
                          <table:table-row table:style-name="TableLine94026488983760">
                            <table:table-cell table:style-name="Table67.A1" office:value-type="string">
                              <text:p text:style-name="P1">İşlem Tarihi</text:p>
                            </table:table-cell>
                            <table:table-cell table:style-name="Table67.B1" office:value-type="string">
                              <text:p text:style-name="P1">İşlem Zamanı</text:p>
                            </table:table-cell>
                            <table:table-cell table:style-name="Table67.B1" office:value-type="string">
                              <text:p text:style-name="P1">Sıra No</text:p>
                            </table:table-cell>
                            <table:table-cell table:style-name="Table67.B1" office:value-type="string">
                              <text:p text:style-name="P1">Fiş Sıra No</text:p>
                            </table:table-cell>
                          </table:table-row>
                          <table:table-row table:style-name="TableLine94026488983760">
                            <table:table-cell table:style-name="Table67.A2" office:value-type="string">
                              <text:p text:style-name="Table_20_Contents">03/09/2020</text:p>
                            </table:table-cell>
                            <table:table-cell table:style-name="Table67.B2" office:value-type="string">
                              <text:p text:style-name="Table_20_Contents">19:35:18</text:p>
                            </table:table-cell>
                            <table:table-cell table:style-name="Table67.B2" office:value-type="string">
                              <text:p text:style-name="Table_20_Contents">000880</text:p>
                            </table:table-cell>
                            <table:table-cell table:style-name="Table67.B2" office:value-type="string">
                              <text:p text:style-name="Table_20_Contents">9519 3518</text:p>
                            </table:table-cell>
                          </table:table-row>
                        </table:table>
                        <text:p text:style-name="Table_20_Contents"/>
                      </table:table-cell>
                    </table:table-row>
                  </table:table>
                  <table:table table:name="Table68" table:style-name="Table68">
                    <table:table-column table:style-name="Table68.A"/>
                    <table:table-column table:style-name="Table68.B"/>
                    <table:table-column table:style-name="Table68.C"/>
                    <table:table-row table:style-name="TableLine94026488649072">
                      <table:table-cell table:style-name="Table68.A1" office:value-type="string">
                        <text:p text:style-name="P3"/>
                      </table:table-cell>
                      <table:table-cell table:style-name="Table68.B1" office:value-type="string">
                        <text:p text:style-name="P1">Gönderen</text:p>
                      </table:table-cell>
                      <table:table-cell table:style-name="Table68.B1" office:value-type="string">
                        <text:p text:style-name="P1">Alıcı</text:p>
                      </table:table-cell>
                    </table:table-row>
                    <table:table-row table:style-name="TableLine94026488649072">
                      <table:table-cell table:style-name="Table68.A2" office:value-type="string">
                        <text:p text:style-name="P1">İsim</text:p>
                      </table:table-cell>
                      <table:table-cell table:style-name="Table68.B2" office:value-type="string">
                        <text:p text:style-name="Table_20_Contents">BALCI HACI MURAT </text:p>
                      </table:table-cell>
                      <table:table-cell table:style-name="Table68.B2" office:value-type="string">
                        <text:p text:style-name="Table_20_Contents">ALİ UMUT BALCI </text:p>
                      </table:table-cell>
                    </table:table-row>
                    <table:table-row table:style-name="TableLine94026488649072">
                      <table:table-cell table:style-name="Table68.A3" office:value-type="string">
                        <text:p text:style-name="P1">Hesap</text:p>
                      </table:table-cell>
                      <table:table-cell table:style-name="Table68.B3" office:value-type="string">
                        <text:p text:style-name="Table_20_Contents">TOKAT ŞUBESI<text:line-break/>IBAN: TR70 0006 4000 0015 8000 3827 89</text:p>
                      </table:table-cell>
                      <table:table-cell table:style-name="Table68.B3" office:value-type="string">
                        <text:p text:style-name="Table_20_Contents">TOKAT ŞUBESI<text:line-break/>IBAN: TR31 0006 4000 0015 8001 2686 16</text:p>
                      </table:table-cell>
                    </table:table-row>
                  </table:table>
                  <table:table table:name="Table69" table:style-name="Table69">
                    <table:table-column table:style-name="Table69.A"/>
                    <table:table-column table:style-name="Table69.B"/>
                    <table:table-column table:style-name="Table69.C"/>
                    <table:table-row table:style-name="TableLine94026483716640">
                      <table:table-cell table:style-name="Table69.A1" office:value-type="string">
                        <text:p text:style-name="P1">Aktarılan Tutar(TL )</text:p>
                      </table:table-cell>
                      <table:table-cell table:style-name="Table69.B1" office:value-type="string">
                        <text:p text:style-name="P1">Havale Ücreti(TL ) + Vergi </text:p>
                      </table:table-cell>
                      <table:table-cell table:style-name="Table69.B1" office:value-type="string">
                        <text:p text:style-name="P1">Açıklama</text:p>
                      </table:table-cell>
                    </table:table-row>
                    <table:table-row table:style-name="TableLine94026483716640">
                      <table:table-cell table:style-name="Table69.A2" office:value-type="string">
                        <text:p text:style-name="Table_20_Contents">600.00</text:p>
                      </table:table-cell>
                      <table:table-cell table:style-name="Table69.B2" office:value-type="string">
                        <text:p text:style-name="Table_20_Contents">0.00</text:p>
                      </table:table-cell>
                      <table:table-cell table:style-name="Table69.B2" office:value-type="string">
                        <text:p text:style-name="Table_20_Contents">. </text:p>
                      </table:table-cell>
                    </table:table-row>
                  </table:table>
                  <text:p text:style-name="P3"/>
                </table:table-cell>
                <table:table-cell table:style-name="Table65.B1" office:value-type="string">
                  <text:p text:style-name="P3"/>
                </table:table-cell>
              </table:table-row>
              <table:table-row table:style-name="TableLine94026487009520">
                <table:table-cell table:style-name="Table65.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70" table:style-name="Table70">
              <table:table-column table:style-name="Table70.A"/>
              <table:table-row table:style-name="TableLine94026486619712">
                <table:table-cell table:style-name="Table70.A1" office:value-type="string">
                  <text:p text:style-name="P5">www.isbank.com.tr - 0 850 724 0 724 </text:p>
                </table:table-cell>
              </table:table-row>
            </table:table>
            <text:p text:style-name="Table_20_Contents"/>
          </table:table-cell>
          <table:covered-table-cell/>
        </table:table-row>
        <table:table-row table:style-name="TableLine94026490661840">
          <table:table-cell table:style-name="Table64.A4" table:number-columns-spanned="2" office:value-type="string">
            <text:p text:style-name="P3"/>
          </table:table-cell>
          <table:covered-table-cell/>
        </table:table-row>
      </table:table>
      <text:p text:style-name="Standard"/>
      <text:p text:style-name="Standard"/>
      <text:p text:style-name="Standard"/>
      <text:p text:style-name="Standard"/>
      <text:p text:style-name="Standard"/>
      <text:p text:style-name="Standard"><text:soft-page-break/></text:p>
      <table:table table:name="Table71" table:style-name="Table71">
        <table:table-column table:style-name="Table71.A"/>
        <table:table-column table:style-name="Table71.B"/>
        <table:table-row table:style-name="TableLine94026487997440">
          <table:table-cell table:style-name="Table71.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71.B1" office:value-type="string">
            <text:p text:style-name="P2">DEKONT</text:p>
          </table:table-cell>
        </table:table-row>
        <table:table-row table:style-name="TableLine94026487997440">
          <table:table-cell table:style-name="Table71.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7997440">
          <table:table-cell table:style-name="Table71.A2" table:number-columns-spanned="2" office:value-type="string">
            <table:table table:name="Table72" table:style-name="Table72">
              <table:table-column table:style-name="Table72.A"/>
              <table:table-column table:style-name="Table72.B"/>
              <table:table-row table:style-name="TableLine94026483569328">
                <table:table-cell table:style-name="Table72.A1" office:value-type="string">
                  <table:table table:name="Table73" table:style-name="Table73">
                    <table:table-column table:style-name="Table73.A"/>
                    <table:table-row table:style-name="TableLine94026487655984">
                      <table:table-cell table:style-name="Table73.A1" office:value-type="string">
                        <table:table table:name="Table74" table:style-name="Table74">
                          <table:table-column table:style-name="Table74.A"/>
                          <table:table-column table:style-name="Table74.B"/>
                          <table:table-column table:style-name="Table74.C"/>
                          <table:table-column table:style-name="Table74.D"/>
                          <table:table-row table:style-name="TableLine94026487725008">
                            <table:table-cell table:style-name="Table74.A1" office:value-type="string">
                              <text:p text:style-name="P1">İşlem Tarihi</text:p>
                            </table:table-cell>
                            <table:table-cell table:style-name="Table74.B1" office:value-type="string">
                              <text:p text:style-name="P1">İşlem Zamanı</text:p>
                            </table:table-cell>
                            <table:table-cell table:style-name="Table74.B1" office:value-type="string">
                              <text:p text:style-name="P1">Sıra No</text:p>
                            </table:table-cell>
                            <table:table-cell table:style-name="Table74.B1" office:value-type="string">
                              <text:p text:style-name="P1">Fiş Sıra No</text:p>
                            </table:table-cell>
                          </table:table-row>
                          <table:table-row table:style-name="TableLine94026487725008">
                            <table:table-cell table:style-name="Table74.A2" office:value-type="string">
                              <text:p text:style-name="Table_20_Contents">20/08/2020</text:p>
                            </table:table-cell>
                            <table:table-cell table:style-name="Table74.B2" office:value-type="string">
                              <text:p text:style-name="Table_20_Contents">10:18:00</text:p>
                            </table:table-cell>
                            <table:table-cell table:style-name="Table74.B2" office:value-type="string">
                              <text:p text:style-name="Table_20_Contents">000877</text:p>
                            </table:table-cell>
                            <table:table-cell table:style-name="Table74.B2" office:value-type="string">
                              <text:p text:style-name="Table_20_Contents">9510 1759</text:p>
                            </table:table-cell>
                          </table:table-row>
                        </table:table>
                        <text:p text:style-name="Table_20_Contents"/>
                      </table:table-cell>
                    </table:table-row>
                  </table:table>
                  <table:table table:name="Table75" table:style-name="Table75">
                    <table:table-column table:style-name="Table75.A"/>
                    <table:table-column table:style-name="Table75.B"/>
                    <table:table-column table:style-name="Table75.C"/>
                    <table:table-row table:style-name="TableLine94026486427344">
                      <table:table-cell table:style-name="Table75.A1" office:value-type="string">
                        <text:p text:style-name="P3"/>
                      </table:table-cell>
                      <table:table-cell table:style-name="Table75.B1" office:value-type="string">
                        <text:p text:style-name="P1">Gönderen</text:p>
                      </table:table-cell>
                      <table:table-cell table:style-name="Table75.B1" office:value-type="string">
                        <text:p text:style-name="P1">Alıcı</text:p>
                      </table:table-cell>
                    </table:table-row>
                    <table:table-row table:style-name="TableLine94026486427344">
                      <table:table-cell table:style-name="Table75.A2" office:value-type="string">
                        <text:p text:style-name="P1">İsim</text:p>
                      </table:table-cell>
                      <table:table-cell table:style-name="Table75.B2" office:value-type="string">
                        <text:p text:style-name="Table_20_Contents">BALCI HACI MURAT </text:p>
                      </table:table-cell>
                      <table:table-cell table:style-name="Table75.B2" office:value-type="string">
                        <text:p text:style-name="Table_20_Contents">ALİ UMUT BALCI </text:p>
                      </table:table-cell>
                    </table:table-row>
                    <table:table-row table:style-name="TableLine94026486427344">
                      <table:table-cell table:style-name="Table75.A3" office:value-type="string">
                        <text:p text:style-name="P1">Hesap</text:p>
                      </table:table-cell>
                      <table:table-cell table:style-name="Table75.B3" office:value-type="string">
                        <text:p text:style-name="Table_20_Contents">TOKAT ŞUBESI<text:line-break/>IBAN: TR70 0006 4000 0015 8000 3827 89</text:p>
                      </table:table-cell>
                      <table:table-cell table:style-name="Table75.B3" office:value-type="string">
                        <text:p text:style-name="Table_20_Contents">TOKAT ŞUBESI<text:line-break/>IBAN: TR31 0006 4000 0015 8001 2686 16</text:p>
                      </table:table-cell>
                    </table:table-row>
                  </table:table>
                  <table:table table:name="Table76" table:style-name="Table76">
                    <table:table-column table:style-name="Table76.A"/>
                    <table:table-column table:style-name="Table76.B"/>
                    <table:table-column table:style-name="Table76.C"/>
                    <table:table-row table:style-name="TableLine94026488057616">
                      <table:table-cell table:style-name="Table76.A1" office:value-type="string">
                        <text:p text:style-name="P1">Aktarılan Tutar(TL )</text:p>
                      </table:table-cell>
                      <table:table-cell table:style-name="Table76.B1" office:value-type="string">
                        <text:p text:style-name="P1">Havale Ücreti(TL ) + Vergi </text:p>
                      </table:table-cell>
                      <table:table-cell table:style-name="Table76.B1" office:value-type="string">
                        <text:p text:style-name="P1">Açıklama</text:p>
                      </table:table-cell>
                    </table:table-row>
                    <table:table-row table:style-name="TableLine94026488057616">
                      <table:table-cell table:style-name="Table76.A2" office:value-type="string">
                        <text:p text:style-name="Table_20_Contents">300.00</text:p>
                      </table:table-cell>
                      <table:table-cell table:style-name="Table76.B2" office:value-type="string">
                        <text:p text:style-name="Table_20_Contents">0.00</text:p>
                      </table:table-cell>
                      <table:table-cell table:style-name="Table76.B2" office:value-type="string">
                        <text:p text:style-name="Table_20_Contents">BALCI HACI MURAT TARAFINDAN HESABA AKTARILAN </text:p>
                      </table:table-cell>
                    </table:table-row>
                  </table:table>
                  <text:p text:style-name="P3"/>
                </table:table-cell>
                <table:table-cell table:style-name="Table72.B1" office:value-type="string">
                  <text:p text:style-name="P3"/>
                </table:table-cell>
              </table:table-row>
              <table:table-row table:style-name="TableLine94026483569328">
                <table:table-cell table:style-name="Table72.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77" table:style-name="Table77">
              <table:table-column table:style-name="Table77.A"/>
              <table:table-row table:style-name="TableLine94026486532112">
                <table:table-cell table:style-name="Table77.A1" office:value-type="string">
                  <text:p text:style-name="P5">www.isbank.com.tr - 0 850 724 0 724 </text:p>
                </table:table-cell>
              </table:table-row>
            </table:table>
            <text:p text:style-name="Table_20_Contents"/>
          </table:table-cell>
          <table:covered-table-cell/>
        </table:table-row>
        <table:table-row table:style-name="TableLine94026487997440">
          <table:table-cell table:style-name="Table71.A4" table:number-columns-spanned="2" office:value-type="string">
            <text:p text:style-name="P3"/>
          </table:table-cell>
          <table:covered-table-cell/>
        </table:table-row>
      </table:table>
      <text:p text:style-name="Standard"/>
      <text:p text:style-name="Standard"/>
      <text:p text:style-name="Standard"/>
      <text:p text:style-name="Standard"/>
      <table:table table:name="Table78" table:style-name="Table78">
        <table:table-column table:style-name="Table78.A"/>
        <table:table-column table:style-name="Table78.B"/>
        <table:table-row table:style-name="TableLine94026488854592">
          <table:table-cell table:style-name="Table78.A1" office:value-type="string">
            <text:p text:style-name="Table_20_Contents"><text:span text:style-name="T1">TÜRKİYE İŞ BANKASI A.Ş.</text:span><text:line-break/><text:span text:style-name="T2">Büyük Mükellefler V.D.Başkanlığı Vergi Kimlik No 481 005 8590 Ticaret Sicil No:431112 Şirket Merkezi: İstanbul </text:span></text:p>
          </table:table-cell>
          <table:table-cell table:style-name="Table78.B1" office:value-type="string">
            <text:p text:style-name="P2">DEKONT</text:p>
          </table:table-cell>
        </table:table-row>
        <table:table-row table:style-name="TableLine94026488854592">
          <table:table-cell table:style-name="Table78.A2" table:number-columns-spanned="2" office:value-type="string">
            <text:p text:style-name="Table_20_Contents"><text:span text:style-name="T1">Sayın HACI MURAT BALCI </text:span><text:line-break/><text:span text:style-name="T1">Hesaba Para Aktarma İşlemi </text:span><text:line-break/>İşCep İşlem Dekontu</text:p>
          </table:table-cell>
          <table:covered-table-cell/>
        </table:table-row>
        <table:table-row table:style-name="TableLine94026488854592">
          <table:table-cell table:style-name="Table78.A2" table:number-columns-spanned="2" office:value-type="string">
            <table:table table:name="Table79" table:style-name="Table79">
              <table:table-column table:style-name="Table79.A"/>
              <table:table-column table:style-name="Table79.B"/>
              <table:table-row table:style-name="TableLine94026488744768">
                <table:table-cell table:style-name="Table79.A1" office:value-type="string">
                  <table:table table:name="Table80" table:style-name="Table80">
                    <table:table-column table:style-name="Table80.A"/>
                    <table:table-row table:style-name="TableLine94026490793440">
                      <table:table-cell table:style-name="Table80.A1" office:value-type="string">
                        <table:table table:name="Table81" table:style-name="Table81">
                          <table:table-column table:style-name="Table81.A"/>
                          <table:table-column table:style-name="Table81.B"/>
                          <table:table-column table:style-name="Table81.C"/>
                          <table:table-column table:style-name="Table81.D"/>
                          <table:table-row table:style-name="TableLine94026488853680">
                            <table:table-cell table:style-name="Table81.A1" office:value-type="string">
                              <text:p text:style-name="P1">İşlem Tarihi</text:p>
                            </table:table-cell>
                            <table:table-cell table:style-name="Table81.B1" office:value-type="string">
                              <text:p text:style-name="P1">İşlem Zamanı</text:p>
                            </table:table-cell>
                            <table:table-cell table:style-name="Table81.B1" office:value-type="string">
                              <text:p text:style-name="P1">Sıra No</text:p>
                            </table:table-cell>
                            <table:table-cell table:style-name="Table81.B1" office:value-type="string">
                              <text:p text:style-name="P1">Fiş Sıra No</text:p>
                            </table:table-cell>
                          </table:table-row>
                          <table:table-row table:style-name="TableLine94026488853680">
                            <table:table-cell table:style-name="Table81.A2" office:value-type="string">
                              <text:p text:style-name="Table_20_Contents">28/07/2020</text:p>
                            </table:table-cell>
                            <table:table-cell table:style-name="Table81.B2" office:value-type="string">
                              <text:p text:style-name="Table_20_Contents">23:46:42</text:p>
                            </table:table-cell>
                            <table:table-cell table:style-name="Table81.B2" office:value-type="string">
                              <text:p text:style-name="Table_20_Contents">000875</text:p>
                            </table:table-cell>
                            <table:table-cell table:style-name="Table81.B2" office:value-type="string">
                              <text:p text:style-name="Table_20_Contents">9523 4642</text:p>
                            </table:table-cell>
                          </table:table-row>
                        </table:table>
                        <text:p text:style-name="Table_20_Contents"/>
                      </table:table-cell>
                    </table:table-row>
                  </table:table>
                  <table:table table:name="Table82" table:style-name="Table82">
                    <table:table-column table:style-name="Table82.A"/>
                    <table:table-column table:style-name="Table82.B"/>
                    <table:table-column table:style-name="Table82.C"/>
                    <table:table-row table:style-name="TableLine94026488808320">
                      <table:table-cell table:style-name="Table82.A1" office:value-type="string">
                        <text:p text:style-name="P3"/>
                      </table:table-cell>
                      <table:table-cell table:style-name="Table82.B1" office:value-type="string">
                        <text:p text:style-name="P1">Gönderen</text:p>
                      </table:table-cell>
                      <table:table-cell table:style-name="Table82.B1" office:value-type="string">
                        <text:p text:style-name="P1">Alıcı</text:p>
                      </table:table-cell>
                    </table:table-row>
                    <table:table-row table:style-name="TableLine94026488808320">
                      <table:table-cell table:style-name="Table82.A2" office:value-type="string">
                        <text:p text:style-name="P1">İsim</text:p>
                      </table:table-cell>
                      <table:table-cell table:style-name="Table82.B2" office:value-type="string">
                        <text:p text:style-name="Table_20_Contents">BALCI HACI MURAT </text:p>
                      </table:table-cell>
                      <table:table-cell table:style-name="Table82.B2" office:value-type="string">
                        <text:p text:style-name="Table_20_Contents">ALİ UMUT BALCI </text:p>
                      </table:table-cell>
                    </table:table-row>
                    <table:table-row table:style-name="TableLine94026488808320">
                      <table:table-cell table:style-name="Table82.A3" office:value-type="string">
                        <text:p text:style-name="P1">Hesap</text:p>
                      </table:table-cell>
                      <table:table-cell table:style-name="Table82.B3" office:value-type="string">
                        <text:p text:style-name="Table_20_Contents">TOKAT ŞUBESI<text:line-break/>IBAN: TR70 0006 4000 0015 8000 3827 89</text:p>
                      </table:table-cell>
                      <table:table-cell table:style-name="Table82.B3" office:value-type="string">
                        <text:p text:style-name="Table_20_Contents">TOKAT ŞUBESI<text:line-break/>IBAN: TR31 0006 4000 0015 8001 2686 16</text:p>
                      </table:table-cell>
                    </table:table-row>
                  </table:table>
                  <table:table table:name="Table83" table:style-name="Table83">
                    <table:table-column table:style-name="Table83.A"/>
                    <table:table-column table:style-name="Table83.B"/>
                    <table:table-column table:style-name="Table83.C"/>
                    <table:table-row table:style-name="TableLine94026488812864">
                      <table:table-cell table:style-name="Table83.A1" office:value-type="string">
                        <text:p text:style-name="P1">Aktarılan Tutar(TL )</text:p>
                      </table:table-cell>
                      <table:table-cell table:style-name="Table83.B1" office:value-type="string">
                        <text:p text:style-name="P1">Havale Ücreti(TL ) + Vergi </text:p>
                      </table:table-cell>
                      <table:table-cell table:style-name="Table83.B1" office:value-type="string">
                        <text:p text:style-name="P1">Açıklama</text:p>
                      </table:table-cell>
                    </table:table-row>
                    <table:table-row table:style-name="TableLine94026488812864">
                      <table:table-cell table:style-name="Table83.A2" office:value-type="string">
                        <text:p text:style-name="Table_20_Contents">450.00</text:p>
                      </table:table-cell>
                      <table:table-cell table:style-name="Table83.B2" office:value-type="string">
                        <text:p text:style-name="Table_20_Contents">0.00</text:p>
                      </table:table-cell>
                      <table:table-cell table:style-name="Table83.B2" office:value-type="string">
                        <text:p text:style-name="Table_20_Contents">BALCI HACI MURAT TARAFINDAN HESABA AKTARILAN </text:p>
                      </table:table-cell>
                    </table:table-row>
                  </table:table>
                  <text:p text:style-name="P3"/>
                </table:table-cell>
                <table:table-cell table:style-name="Table79.B1" office:value-type="string">
                  <text:p text:style-name="P3"/>
                </table:table-cell>
              </table:table-row>
              <table:table-row table:style-name="TableLine94026488744768">
                <table:table-cell table:style-name="Table79.A1" table:number-columns-spanned="2" office:value-type="string">
                  <text:p text:style-name="P4">İşbu dekont Bankamız kayıtları çerçevesinde Bankamızca iletildiği hali ile geçerli olup, dekont üzerindeki bilgiler ile Bankamız kayıtlarının uyuşmaması veya Bankamızca gönderilen hali ile farklılık arz etmesi halinde, Bankamız kayıtları esas alınacaktır. Dekonta konu işleme dair iddiaların ispatında banka kayıtları asıldır.<text:line-break/>Vergi Türkiye de BSMV, K.K.T.C de BSİV olarak tahsil edilmektedir. </text:p>
                </table:table-cell>
                <table:covered-table-cell/>
              </table:table-row>
            </table:table>
            <table:table table:name="Table84" table:style-name="Table84">
              <table:table-column table:style-name="Table84.A"/>
              <table:table-row table:style-name="TableLine94026488805472">
                <table:table-cell table:style-name="Table84.A1" office:value-type="string">
                  <text:p text:style-name="P5">www.isbank.com.tr - 0 850 724 0 724 </text:p>
                </table:table-cell>
              </table:table-row>
            </table:table>
            <text:p text:style-name="Table_20_Contents"/>
          </table:table-cell>
          <table:covered-table-cell/>
        </table:table-row>
        <table:table-row table:style-name="TableLine94026488854592">
          <table:table-cell table:style-name="Table78.A4" table:number-columns-spanned="2" office:value-type="string">
            <text:p text:style-name="P3"/>
          </table:table-cell>
          <table:covered-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3T15:30:41.666062597</meta:creation-date>
    <dc:date>2021-06-03T15:43:24.340016403</dc:date>
    <meta:editing-duration>PT2M32S</meta:editing-duration>
    <meta:editing-cycles>1</meta:editing-cycles>
    <meta:document-statistic meta:table-count="84" meta:image-count="0" meta:object-count="0" meta:page-count="6" meta:paragraph-count="324" meta:word-count="1752" meta:character-count="11546" meta:non-whitespace-character-count="10010"/>
    <meta:generator>LibreOffice/7.0.5.2$Linux_X86_64 LibreOffice_project/00$Build-2</meta:generator>
  </office:meta>
</office:document-meta>
</file>